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4.08cm"/>
          <style:tab-stop style:position="7.825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 fo:break-before="page">
        <style:tab-stops>
          <style:tab-stop style:position="5.588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3.776cm"/>
        </style:tab-stops>
      </style:paragraph-properties>
    </style:style>
    <style:style style:name="P8" style:family="paragraph" style:parent-style-name="Heading_20_1" style:master-page-name="MP0">
      <style:paragraph-properties style:page-number="auto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Normal">
      <style:paragraph-properties fo:margin-left="0cm" fo:margin-right="0cm" fo:text-indent="0.635cm" style:auto-text-indent="false"/>
      <style:text-properties officeooo:paragraph-rsid="000ba43b"/>
    </style:style>
    <style:style style:name="P12" style:family="paragraph" style:parent-style-name="Normal">
      <style:text-properties officeooo:paragraph-rsid="000ba43b"/>
    </style:style>
    <style:style style:name="P13" style:family="paragraph" style:parent-style-name="Normal">
      <style:paragraph-properties fo:margin-left="0cm" fo:margin-right="0cm" fo:text-indent="0cm" style:auto-text-indent="false"/>
      <style:text-properties officeooo:paragraph-rsid="000ba43b"/>
    </style:style>
    <style:style style:name="P14" style:family="paragraph" style:parent-style-name="Normal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fo:language="el" fo:country="GR" officeooo:rsid="000ba43b"/>
    </style:style>
    <style:style style:name="T5" style:family="text">
      <style:text-properties style:language-asian="el" style:country-asian="GR" style:language-complex="el" style:country-complex="GR"/>
    </style:style>
    <style:style style:name="T6" style:family="text">
      <style:text-properties officeooo:rsid="000ba43b" style:language-asian="el" style:country-asian="GR" style:language-complex="el" style:country-complex="GR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style:language-asian="en" style:country-asian="US" style:language-complex="en" style:country-complex="US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ba43b"/>
    </style:style>
    <style:style style:name="T11" style:family="text">
      <style:text-properties fo:color="#000000" loext:opacity="100%" officeooo:rsid="000ba43b"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-start text:name="bookmark0"/>GALENI DE TEMPERAMENTIS LIBER<text:line-break/>PRIMUS.<text:bookmark-end text:name="bookmark0"/></text:h>
      <text:h text:style-name="Heading_20_2" text:outline-level="2">Cap. I. </text:h>
      <text:p text:style-name="P11">Animalium quidem corpora ex calidi,<text:line-break/>frigidi, sicci et humidi mixtione temperata esse , ne-<text:line-break/>que aequalem omnium in temperamento messe portio-<text:line-break/>nem., ab antiquis viris demonstratum est, tum philoso-<text:line-break/>phocum, tum. medicorum praestantissimis. Dictum au-.<text:line-break/>tem est etiam a nobis de iis quae probabilia videbantur<text:line-break/>alio opere, in quo de elementis ex Hippocrate fpecu-<text:line-break/>lationem egimus. Hoc autem in opere, quod illi or-<text:line-break/>dine succedit, omnes invenire temperamentorum differen-<text:line-break/>tias , quot hae qualesque sint, per genera et spe-</text:p>
      <text:p text:style-name="P3">cies dividendo prosequor , ab hila nominum explica-<text:line-break/>tione exordium ducturus. Quum namque ex calidi,<text:line-break/>frigidi, sicci et humidi mixtione constituta esse dicunt<text:line-break/>corpora, de iis in summo, gradu sic sese habentibus,<text:line-break/>hoc est ipsis elementis, aere, igne, aqua et terra,<text:line-break/>intelligendum proferunt: quum vero animal aut stir-<text:line-break/>pem vel calidam, vel frigidam, vel siccam, vel humi-<text:line-break/>dam este , non item. Neque enim posse animal ullum<text:line-break/>summe calidum existere, ut ignis est; neque summe<text:line-break/>humidum, ut aqua; eodemque modo neque Frigidum<text:line-break/>vel siccum in summo; sed ab eo, quod in mixtione<text:line-break/>exuperat, fieri appellationes, quum humidum quidem<text:line-break/>vocemus nos, in quo uberioris humiditatis est portio;<text:line-break/>siccum vero, in quo siccitatis; ita vero et calidum,<text:line-break/>in quo calidum fulgido praevalet; Irigidum vero, in quo<text:line-break/>Irigidum calido. Is certe nominum usus etsi</text:p>
      <text:h text:style-name="Heading_20_2" text:outline-level="2">Cap. 11. </text:h>
      <text:p text:style-name="P11">Iam vero tempus idoneum suerit de ipsis<text:line-break/>temperamentis disserere. Maxima prosectu luit illustril-<text:line-break/>Iimorum tum medicorum, tum philosophorum opinio,</text:p>
      <text:p text:style-name="P3">humidum et calidum temperamentum ab humido et set-<text:line-break/>gido diversum esse; ac tertium ab his siccum et frigidum,<text:line-break/>a sicco simul et calido diversum. Nonnulli tamen eorum hu-<text:line-break/>midum quoddam ac Irigidum simul temperamentum esseassir-<text:line-break/>mantq atque etiam atterunt calidum simulque siccum.<text:line-break/>Non tamen humidum simul et calidum; neque fulgidum simut<text:line-break/>et siccum temperamentum esse. Neque enim posse et hu-<text:line-break/>miditatem cum abundante calore concurrere, neque cum<text:line-break/>Rigiditate siccitatem; quippe absumi a calido superante<text:line-break/>humiditatem, et ita calidum simul et siccum fieri cor-<text:line-break/>pus; humiditatem vero corporum, in quibus imbecil-<text:line-break/>lus calor est, incoctam impersectamque manere; ut<text:line-break/>necessarium sit, calido vincente, sequi siccitatem ; Irigido<text:line-break/>superante, humiditatem. At ii quidem hisce rationibus<text:line-break/>ducti sibi ipsis duas omnino esse temperamentorum disse-<text:line-break/>rentias persuaserunt. Qui vero eas quatuor esse an-<text:line-break/>tumant , bituriam his contradicunt. Nonnulli qui-<text:line-break/>dem statim primum axioma, quod necesse sit humidum</text:p>
      <text:p text:style-name="P3">a calido superante absumi, non concedunt. Quidam<text:line-break/>contra id quidem concedunt, sed alsa ratione disce-<text:line-break/>ptan<text:span text:style-name="Default_20_Paragraph_20_Font"><text:span text:style-name="T1">L</text:span></text:span> Ac priores quidem calidi munus esse calesa-<text:line-break/>cere asseverant; ut et fulgidi refrigerare; sicci rur-<text:line-break/>sum siccare; quemadmodum et humidi humectare: ac<text:line-break/>proinde, quaecunque corpora calida sitnulque sicca na-<text:line-break/>tura sunt, ut ignis, ea, quatenus calida, calefaciunt,<text:line-break/>quatenus sicca, siccant. At quae humida et calida,<text:line-break/>ut aqua, haec humectare et calefacere ex natura so-<text:line-break/>Ient perpetuo , utraque qualitate hic quoque unum<text:line-break/>haud separabile opus obtinente. Noti igitur concedunt,<text:line-break/>si quid calelaciat, idem protinus et siccare; imo si<text:line-break/>calori humor copuletur, calefitcere simul et humectare,<text:line-break/>quemadmodum balnea dulcium aquarum. At si, ut ca-<text:line-break/>Iidum, ita et siccum sit, veluti ignis, non solum id<text:line-break/>calesacere, sed et siccare protinus; non a calore id<text:line-break/>acceptum, sed a conjuncta ipsi siccitate. Commemo-<text:line-break/>rant autem hic sub aestivo sole diutius commoratos,</text:p>
      <text:p text:style-name="P3">etiam, ut consentaneum est, arefactos, quique uni-<text:line-break/>versum corpus siccum. squalidumque habent, nec tole-<text:line-break/>ranter sitiunt. Remedium enim his expeditum et fa-<text:line-break/>cillimum dicunt, non si biberint duntaxat, sed etiam<text:line-break/>si calidis et dulcibus aquis sese proluerint, ac si hu-<text:line-break/>.mor, sive cum frigore, sive cum calore fuerit, suum<text:line-break/>munus obire valeat, quippe humectare ea, quae. huic<text:line-break/>proxima sint: eadem vero ratione et siccitatem semper<text:line-break/>siccare. Boream enim , . qui fluens et frigidus ventus<text:line-break/>est , omnia siccare ac refrigerare ; , idque dici ab Ilo-<text:line-break/>mero,</text:p>
      <text:p text:style-name="P1"><text:span text:style-name="Default_20_Paragraph_20_Font"><text:span text:style-name="T1">Ut ver</text:span></text:span>o <text:span text:style-name="Default_20_Paragraph_20_Font"><text:span text:style-name="T1">humentem desiccat pr</text:span></text:span>o<text:span text:style-name="Default_20_Paragraph_20_Font"><text:span text:style-name="T1">tinus agrum<text:line-break/>Autumni H</text:span></text:span>e<text:span text:style-name="Default_20_Paragraph_20_Font"><text:span text:style-name="T1">reas.</text:span></text:span></text:p>
      <text:p text:style-name="Normal">Pari modo et papaveris succum aliaque innumera me-<text:line-break/>dicamenta siccare simul et refrigerare : proindeque non<text:line-break/>esse necessarium, si quid frigidum est, idem protinus<text:line-break/>et humidum esse, neque, si quid calidum, idem statim<text:line-break/>et siccum. Neque igitur calidum temperamentum ne-</text:p>
      <text:p text:style-name="P3">cessatio esse siccum: imo posse aliquando in animalis<text:line-break/>temperamento calidum quidem plus valere, quam fri-<text:line-break/>gidurn , et humidum, quam siccum. Quin et tum<text:line-break/>generationem , tum alterationem , tum mutationem ex<text:line-break/>contrariis in contraria fieri. Quis enim, fi dixerit,<text:line-break/>album alteratum mutatumque esse, quod factum fit<text:line-break/>calidum, non sit ridiculus? Postulat enim ea ratio<text:line-break/>non eum, quae est in calido et frigido, oppositionem; sed,<text:line-break/>quae est in colore, mutationem. Mutatur enim, quod album<text:line-break/>est, in nigrum ; ut et, quod nigrum est, in album. Rursus,<text:line-break/>quod calidum est, in frigidum; ut et, quod frigidunr<text:line-break/>est, in calidum. Sic autem et, quod humidum est,<text:line-break/>ini siccum; et rursus quod siccum est, in humidum.<text:line-break/>Si quis enim dicat, alteratum corpus esse, quod, quum<text:line-break/>prius esset humidum, nunc sit album, vel, quum prius<text:line-break/>esset siccum, nunc appareat nigrum, non sanae esse<text:line-break/>mentis censebitur. Si<text:span text:style-name="Default_20_Paragraph_20_Font"><text:span text:style-name="T1">n , </text:span></text:span>quod prius erat humidum,<text:line-break/>nunc factum esse siccum; aut, quod prius erat nigrum,<text:line-break/>nunc esse album; aut etiam ex calido frigidum, aut</text:p>
      <text:p text:style-name="P3">ex frigido calidum effectum esse , utique sapere et<text:line-break/>convenientia dicere censeatur. Quod enim mutatur;<text:line-break/>quatenus mutatur,. eatenus cedere in contrarium debet;<text:line-break/>siquidem factus est hic -aut fit musicus ex non mu-<text:line-break/>sico, dicimus; et grammaticus ex non grammatico; et<text:line-break/>rhetor ex non rhetore: ex musico vero grammaticum,<text:line-break/>aut ex grammatico musicum., aut ex alio, quod diversi<text:line-break/>sit generis, fieri aliquid dicere fune est absurdum:<text:line-break/>fors namque fert, qui prius erat grammaticus, eum<text:line-break/>nmrc musicum factum esse , et musicam grammaticae<text:line-break/>adjecisse, nec grammaticam abj coisse :. atqui, si quid<text:line-break/>acquisivit, priore etiam manente, cuique patet, -non esse<text:line-break/>alteratum in eo, quod manet. Itaque non ex grani-<text:line-break/>malleo factus est musicus, etenim nunc etiam gramma-<text:line-break/>ricus est, fed ex non musico musicus: .non enim fieri.<text:line-break/>potest, ipsum,- qui jam musicus est factus, etiam. non<text:line-break/>musicum munere. Quum . igitur omnes mutationes et a<text:line-break/>contrariis et ex contrariis flent in contraria, manifestum</text:p>
      <text:p text:style-name="P3">est, etiam humidum , si, quatenus humidum est, ali-<text:line-break/>quando mutetur, tum ipsimi siccatum iri, tum, quod<text:line-break/>id siccet <text:span text:style-name="Default_20_Paragraph_20_Font"><text:span text:style-name="T1">i</text:span></text:span> siccum dicendum esse. Desinant igitur, in-<text:line-break/>quiunt, dicere, non posse calidum simul et humidum<text:line-break/>temperamentum esse. Quippe calidum sunul et frigi-<text:line-break/>dum esse idem temperamentum, aut humidum simul et<text:line-break/>siccum. non potest, quum fieri nequeat, ut in uno et<text:line-break/>eodem corpore contrariae qualitates una consistant: hu-<text:line-break/>midum vero simul et calidum, praeterea frigidum si-:<text:line-break/>mus et siccum profecto in eodem consistere possunt:<text:line-break/>sicuti tum ratio ipfa demonstravit, tum quae paulo<text:line-break/>supra proposita fiunt .exempla. Ac talis quidem est prioris<text:line-break/>propositarum partium oratio. Altera pars , negat<text:line-break/>absurdum esse, etiam si calidum efficacissimum e qua-<text:line-break/>tuor sit ita., ut non in frigidum modo, fed etiam in<text:line-break/>humidum agere poisit , esse tamen temperamentum , quod<text:line-break/>calidum sit et humidum: utique quum in primo statim<text:line-break/>animantis ortu .humoris simul calorisque copia in idem<text:line-break/>coeant. Ratio vero horum non declarat, quod ne-<text:line-break/>queat aliquando .in. eodem corpore humidi plus esse,-</text:p>
      <text:p text:style-name="P3">quam sicci, et calidi; quam frigidi;. sed quod sub<text:line-break/>ejusmodi statu durare perpetuo non possit: quod enim<text:line-break/>semper a calido humidum exiccatur, id eo tempore<text:line-break/>siccum corpus demonstrat; atque ita non amplius cali-<text:line-break/>dum et humidum, fed calidum siccum que esse; jam<text:line-break/>hoc ipsum, quod calidum et siccum est redditum, .pro-<text:line-break/>cedente tempore , frigidum siccumque fore. Quum<text:line-break/>enim omnem ejusmodi corporis humorem calor absumpsit,<text:line-break/>ipse quoque, inquiunt, marcescere inde incipit, de-<text:line-break/>ftitutus scilicet alimento, quod ipsum accenderat. Non<text:line-break/>igitur mirum esse putant, tum inter initia statim, ut<text:line-break/>gignitur animal , convenire in idem aut humidum<text:line-break/>plus sicco, aut calidum plus frigido; tum temporis<text:line-break/>processu, quod prius erat calidum et<text:span text:style-name="Default_20_Paragraph_20_Font"><text:span text:style-name="T1">r</text:span></text:span>humidum tempe-<text:line-break/>ramentum, postea posse - calidum esse .et siccum r ae-<text:line-break/>que ut postea, quae Ecca erat calidaque temperies, ab<text:line-break/>extincto calore frigidam ficcamque . evadere. Ergo<text:line-break/>esse quidem aliquod temperamentum, quod calidum sit <text:span text:style-name="Default_20_Paragraph_20_Font"><text:span text:style-name="T1">r</text:span></text:span></text:p>
      <text:p text:style-name="P3">simul et humidum.; ac rursus aliud; quod frigidum fit<text:line-break/>et siccum , ex istis confirmant. Non posse autem tem-.<text:line-break/>peramentorum .differentias plures^ esse quam quatuor)<text:line-break/>ex his docere conantur. Quum enim quatuor statuam.<text:line-break/>tur qualitates, quae in fe. agere invicem parique possint,<text:line-break/>calor, frigus, siccitas et humor, oppositiones existere<text:line-break/>duas; alteram, lu qua calidum adversatur. frigido.;<text:line-break/>alteram, in qua humidum .pugnat cum sicco:- ob idque<text:line-break/>quatuor omnino effici. coniugationes; sex enim fieri ex<text:line-break/>quatuor inter se copulatis coniugia, .verum duo subfiste-<text:line-break/>re non posse, neque enim humidum simul et .siccum,<text:line-break/>nec simul calidum et frigidum potest fieri corpus :. reli-<text:line-break/>quas igitur esse quatuor temperamentorum conjugatio-<text:line-break/>nes, duas humidas. et duas siccas, atque has calore<text:line-break/>frigoreque divisas. Haec .sunt, quae elegantissimi eorum,<text:line-break/>qui aule nos fuere,ttun medicorum, tum philosopho-.<text:line-break/>rum , de his dixere. Quae vero mihi praetermisisse .<text:line-break/>ridentur, nunc adlicienda reor.</text:p>
      <text:h text:style-name="P10" text:outline-level="2">Cap. HI.</text:h>
      <text:p text:style-name="P11"><text:s/>Unum igitur et primum id est, quod<text:line-break/>temperatam naturam, quae tamen non virtute modo,<text:line-break/>sed etiam vilibus reliquis praestat , non adverterunt,<text:line-break/>imo , tanquam nulla sit , prorsus omiserunt ; quanquam<text:line-break/>ne loqui quidem de. reliquis aliquid sine hac potue-<text:line-break/>runt. Quippe quod veI in calida temperie calidum<text:line-break/>praevaleat frigido, vel in frigida temperie frigidum<text:line-break/>praestet calido, .id ne intellexisse quidem est, nisi<text:line-break/>prius ponatur <text:span text:style-name="Default_20_Paragraph_20_Font"><text:span text:style-name="T1">o</text:span></text:span>neratos <text:span text:style-name="Default_20_Paragraph_20_Font"><text:span text:style-name="T1">r</text:span></text:span> n e. temperata: neque enim alio<text:line-break/>quam ad hanc temperatam naturam sunt intenti, quum<text:line-break/>sanitatis tuendae victum investigant, calidius justo cor-<text:line-break/>pus jubentes refrigerare, vel frigidius calefacere, veI<text:line-break/>rursus humidius siccare, vel siccius humectare; fcili-<text:line-break/>cet quo temperatum quemdam mediocremque statum .<text:line-break/>efficiant, id, quod minus est, ei, quod exuperat, fem-<text:line-break/>per aequantes. Ergo quem assidue sectantur, et quo<text:line-break/>femper respicientes intemperatos status corrigunt , hunc<text:line-break/>ego quidem primum omnium statum censuerim ab ipsis<text:line-break/>dici. Hi vero tantum abest ut ejus vel meminerint,</text:p>
      <text:p text:style-name="P3">ut etiam totum praetereant. At non praeterimus, in-<text:line-break/>quiunt ex his aliqui; in calido enim et humido eom-<text:line-break/>prehenditur. Et quomodo non quinque esse in totum<text:line-break/>temperamenta dixistis, fed quatuor,- si modo optimum<text:line-break/>non omisistis ? quippe duorum alterum , aut ex in-<text:line-break/>temperatis statibus necesse est unum esse omissum, aut<text:line-break/>ipfum temperatum. Atque ego quidem ex iis, quae<text:line-break/>statuunt, temperatum ipsis praetermissum certo Icio ;<text:line-break/>ubi eum calidum et siccum, vel frigidum et humi-<text:line-break/>dunr , vel aliud quoduis tamperamentum nominant,<text:line-break/>non utique summas a nobis intelligi qualitates postulant;<text:line-break/>imo ex lis, quae superant, fieri appellationes volunt.<text:line-break/>Quod si temperatum statum omissum esse nolunt, certe<text:line-break/>reliquorum aliquem omisisse convincentur. Esto enim,<text:line-break/>sicut ipsi volunt, temperatus status is, qui calidus est<text:line-break/>et humidus; omissus igitur illis plane est is, qui frr-<text:line-break/>gidae intemperiei adversetur et siccae, nempe iu qua<text:line-break/>humidum praepollet et calidum. At idem, inquiunt,<text:line-break/>is esu At qui fieri potest, ut simul exuperet calidum</text:p>
      <text:p text:style-name="P3">et non exuperet, et superetur frigidum et non supere-<text:line-break/>tur? Si enim temperatus status est, neutrum alterum<text:line-break/>immodice exuperat; sin intemperatus, necesse .est em-<text:line-break/>peret altera oppositionum pars. At hoc ipsum, inqui-<text:line-break/>unt, temperati status proprium est, ut in eo calidum<text:line-break/>praestet frigido, et humidum sicco; quippe si frigidum<text:line-break/>modice quidem vincat, non esse conmodum tempera-<text:line-break/>mentum ; . sin amplius exuperet, jam utique morbum<text:line-break/>existere , aeque ut , si vehementer exuperet , mortem.<text:line-break/>Ad eundem modum in sicco contingere: in principio <text:span text:style-name="Default_20_Paragraph_20_Font"><text:span text:style-name="T1">r<text:line-break/></text:span></text:span>quidem existere intemperiem ; si amplius augeatur,<text:line-break/>morbum; fi plurimum exuperet, mortem: .ceu vero<text:line-break/>in calido et humido non idem contingat; quis enim<text:line-break/>non dicat, ubi vel calidum frigido, vel humidum fic-<text:line-break/>co paulo quidem plus valet, intemperiem ita fieri,;<text:line-break/>ubi amplius exuperat, morbum; ubi plurimum, mor-<text:line-break/>tem? siquidem eadem est utrobique ratio. Alioqui nec<text:line-break/>qui calidi humidique immodice status sunt, eos vitio<text:line-break/>demus; nec, qui calidi morbi cum humore immedia.</text:p>
      <text:p text:style-name="P2">consistunt, eos morbos fateamur. Has quidem et ejus-<text:line-break/>modi obiectiones diluentes quidam Attalenfis Athenaei<text:line-break/>sectatores , negant aut calidum humidumque statum vi-<text:line-break/>tio dari, aut morbum ullum inveniri, qui calidus .sit<text:line-break/>et humidus, fed omnino qui vel calidus sit et siccus,<text:line-break/>ut febris; vel frigidus et humidus, ut aqua lutercus;<text:line-break/>vel frigidus et siccus, ut melancholia. Faciunt hic et de<text:line-break/>anui temporibus mentionem, . quorum hyemern frigidam<text:line-break/>esse atque humidam dicunt, aestatem calidam et siccam,<text:line-break/>autumnum frigidum et siccum, ver autem tum tem-<text:line-break/>peratmn , tum vero calidum h umidumque appellant.<text:line-break/>. Ad eundem modum et ex aetatibus puerilem quidem<text:line-break/>temperatam esse, tum vero calidam humidamque. Por-<text:line-break/>re indicari autumant eorum temperiem ex naturalibus<text:line-break/>actionibus, quae illa aetate maxime -sint firmae. Sed<text:line-break/>et mortem ajunt animantium corpora ad frigidum sic-<text:line-break/>cumque perducere; quippe mortuos <text:span text:style-name="Default_20_Paragraph_20_Font"><text:span text:style-name="T3">ἀλίβαντας</text:span></text:span><text:span text:style-name="Default_20_Paragraph_20_Font"><text:span text:style-name="T5"> </text:span></text:span>vocari,<text:line-break/>quasi nihil humecti in fe habentes, utpote tum caloris</text:p>
      <text:p text:style-name="P3">abitione eo exhausios, tum frigore rigentes. Quod si;<text:line-break/>inquiunt, mors talis. est naturae, certe vita, quum sit<text:line-break/>illi contraria,. calida est et humida; at vero si vita ca-<text:line-break/>lictum quiddam atque humidum est, omnino quod illi<text:line-break/>simillimum temperamentum est , id optimum necessario<text:line-break/>est;. .quod si est, neminem latet, issem quoque tempera—.<text:line-break/>tisanam esse: sic in idem recidere calidum humidumque<text:line-break/>statum cum temperato, nec aliud esse probam tempe-<text:line-break/>riem, quam caliditatem simul et humiditatem dominari.<text:line-break/>Atque Athenaei quidem scquaeiunr hac sunt rationes;<text:line-break/>vrdeturque et Aristotelis philosophi , et post eum Theo-.<text:line-break/>phrastr et Stoicorum eadem esse quodammodo sententiis.<text:line-break/>lta testium quoque numero nos territant. Ego vero,<text:line-break/>quemadmodum Aristoteles de calida humidaque temperie<text:line-break/>senserit, in progressu, st res postulet, fortasse expli-<text:line-break/>cabo ; videntur enim eum non recte accipere.</text:p>
      <text:h text:style-name="Heading_20_2" text:outline-level="2">Cap. IV. </text:h>
      <text:p text:style-name="P12">Nunc id primum- agam,. .-ut eos, qui sic</text:p>
      <text:p text:style-name="P3">sentiunt, in quo fe ipsus fallant, doceam: mox rem<text:line-break/>totam lu unum coactam caput demonstrem. Cum enim<text:line-break/>calidum et humidum, atque etian; eueraton existimant<text:line-break/>ver esse, hinc fe manifeste decipiunt: nam neque hu-<text:line-break/>mistum est, sicut lryems, neque calidum, sicut aestas;<text:line-break/>quare neutrum immodice; cum tamen ipsis auctoribus<text:line-break/>excessum quendam mulcet quoduis talium nominum. .<text:line-break/>Bifariam autem sunt decepti: primum quidem, quod<text:line-break/>lu quatuor anni temporibus quartam temperame<text:span text:style-name="Default_20_Paragraph_20_Font"><text:span text:style-name="T1">n</text:span></text:span>torum<text:line-break/>coniugationem inventam- omnino Volunt : deinde, quod<text:line-break/>id ea ratione concludunt, quod fit ver hyeme quidem<text:line-break/>calidius, aestate vero humidius. Verum nec. quartam<text:line-break/>in temporibus a<text:span text:style-name="Default_20_Paragraph_20_Font"><text:span text:style-name="T1">n</text:span></text:span>ni statuere .temperamenti coniugationem<text:line-break/>est necesse, nisi etiam talis appereat: et contulisse id<text:line-break/>cum temporibus utrinque positis, non magis id humi-<text:line-break/>dum et calidum, quam frigidum probat et siccum. Si<text:line-break/>enim .calidum humidumque excessus cujusdam nomina<text:line-break/>funt, non potest, nec ipsis quidem auctoribus, ve.-<text:line-break/>tum esse; ver- enim in omnibus mediocre: si autem eo,</text:p>
      <text:p text:style-name="P3">quod aestate humidius est, hyeme vero calidius, id-<text:span text:style-name="Default_20_Paragraph_20_Font"><text:span text:style-name="T1">r<text:line-break/></text:span></text:span>circo humidum est et calidum, quid causae est,- quo<text:line-break/>minus frigidum id siecumqne putes propterea , quod ae-<text:line-break/>state frigidius et hyeme siccius? vel quam sibi facit for-<text:line-break/>titionem, ut unam partem oppositionis ab hyeme, al-<text:line-break/>teranr ab aestate accipiar? quippe cum ab utroque in<text:line-break/>utraque oppositionum -parte dissideat, non ex dimidio<text:line-break/>collationem, fed ex toto habere debebat- Atqul si ita<text:line-break/>fiat, contraria illi suesse dicemus: nam calidum erit<text:line-break/>et- siccum, si conferatur cmn hyeme; frigidum et hu-<text:line-break/>midum , si cum aestate. - Ex neutra igitur collatione,<text:line-break/>si modo integra est, calidum et humidum erit..- Sed<text:line-break/>si illis licet, ex utraque oppositione sumpto dimidio, ca-<text:line-break/>lidnm id humidumque asserere; nobis quoque ad alte-<text:line-break/>rum dimidium transire atque id frigidum et siccum di-<text:line-break/>cere quidni licebit? scilicet - siccum., ut ad hyemem;<text:line-break/>frigidum, ut .ad aestatem. --omnia igitur hac ratione<text:line-break/>ver erit) humidum, siccum, calidum, frigidum. Atqui</text:p>
      <text:p text:style-name="P4">in illorum ipsorum sententia non possunt quatuor qua-<text:line-break/>Etates in una eademque re praepollere. Ergo neque<text:line-break/>aestati, neque hyemi ver comparare est aequum, sed<text:line-break/>potius ipsum per se aestimare. Neque enim hyemem<text:line-break/>ipsam ea de causa humidam esse et frigidam dicimus,<text:line-break/>quod reliquis temporibus humidior frigidiorque sit : im-<text:line-break/>mo id illi alia quoque ratione accidit: sed quod hmni-<text:line-break/>ditas in ea superet siccitatem, et frigiditas calorem,<text:line-break/>propterea frigida dicitur atque humida. Ad eundem<text:line-break/>modum et aestas , quia in ea humidum vincitur a sicco<text:line-break/>et frigidum a calido , ipfa quoque calida dicitur et sic-<text:line-break/>ca : siquidem aequum censeo quatuor anui temporum<text:line-break/>quodlibet ex suapte aestimatum natura, non- autem ex<text:line-break/>alterius comparatione, calidum, frigidum, humidum<text:line-break/>siccumve nominari debere. Quin etiam, si ad hanc<text:line-break/>formulam aestimes, apparebit tibi, ver esse omnis ex-<text:line-break/>cessus plane in medio: cum neque, sicut in hyeme,</text:p>
      <text:p text:style-name="P3">plus valet in eo frigidum , quam calidum ; neque , sic-<text:line-break/>ut in aestate, minus. Ad eundem modum siccitatis<text:line-break/>humiditatisque aequabilitatem in eo (pectes, neque fici-<text:line-break/>licet in eo, sicut in aestate, praevalente sicco, neque,<text:line-break/>sicut in hyeme, exuperante humido. Proinde recte ab<text:line-break/>Hippocrate est dictum, ver esse saluberrimum, ac mi--<text:line-break/>nane morbis, qui mortem afferant, obnoxium. Est et<text:line-break/>autumnus utique quam aestas minus calidus; sic lati-<text:line-break/>que quam hyems minus frigidus: quare hac ratione<text:line-break/>nec calidus absoluto sermone est, nec frigidus; quippe<text:line-break/>cum ambo sit, ac neutrum ad fumorum: caeterum alo<text:line-break/>terum in eo est incommodum, quod etiam Hippocrates.<text:line-break/>illa sententia .significarit, qua in Aphorismis dixit:<text:line-break/>Cum eodem die modo nos calor urget, modo frigus assi-<text:line-break/>cit, autumnales expectandi morbi sunt. atque ea res est,<text:line-break/>quae maxime autumnum mortifer unr facit, inaequalis<text:line-break/>ipsa temperies. Itaque non..recte frigidus h<text:span text:style-name="Default_20_Paragraph_20_Font"><text:span text:style-name="T1">o</text:span></text:span>cusque dr-<text:line-break/>eatur: non enim frigidus est, st rpsc per se spectetur,<text:line-break/>ut hyems est: sed ubi cuna aestate censentur, .utique.</text:p>
      <text:p text:style-name="P3">illa frigidior :<text:span text:style-name="Default_20_Paragraph_20_Font"><text:span text:style-name="T1">r</text:span></text:span> sed nec aequabiliter temperatus, sicut ver,<text:line-break/>imo lu hoc maxime ab illo tempore dissidet, quod me-<text:line-break/>diam temperiem et aequalitatem perpetuo parem non<text:line-break/>fervat, quippe meridie multo est calidior, quam mane,<text:line-break/>aut vesperi : nec in humido et sicco medium omnino<text:line-break/>statum obtinet, quemadmodum et ver, sed ad siccius<text:line-break/>devergit: ab aestate vero etiam in hoc vincitur, non<text:line-break/>tamen tanto intervallo, quanto in calore. Ergo patere^<text:line-break/>arbitror, nec autumnum absoluto sermone et citra ex-<text:line-break/>ceptionem frigidum et siccum (sicut illis placet] dicen-<text:line-break/>dum esse, cum neutrum ad summum sit, sed vincat in<text:line-break/>eo siccitas humiditatem: qua. ratione merito siccus ap-<text:line-break/>pelletur: in calore vero et frigore mixtum quiddam<text:line-break/>ex ambobus et inaequale statuatur. Proinde fi qua-<text:line-break/>tuor temperamentorum coniugationes ru quatuor anni<text:line-break/>tempora distribui volunt, sciant, se non solum veri ca-<text:line-break/>Udum humidumque statum male assignasse, sed etiam<text:line-break/>autmnno frigidum et siccum: quanquam, st hoc quo-</text:p>
      <text:p text:style-name="P3">que concedamus frigidum et siccum esse, non . erit sta-<text:line-break/>tim necesse ver humidum calidumque esse. Non enim,<text:line-break/>si quatuor temperierum immoderatarum coniugationes in<text:line-break/>totum sunt,. jam omnes eas lu quatuor anni tempora<text:line-break/>dispensari necesse est; sed si quis hoc in mundo est or-<text:line-break/>do, ac prout melius est, non prout pejus, omnia sunt<text:line-break/>disposita , probabilius sit , plura quidem ex anni tem-<text:line-break/>poribns temperata esse facta: unum vero, si modo ali.<text:line-break/>quid, intemperatum. Hi vero contra ostendere conantur,<text:line-break/>nullum eorum esse temperatum, fed necessario in ipsis<text:line-break/>exuperare alias calidum , alias frigidum ; et nunc,<text:line-break/>si ita fors tulit., siccum, nunc humidum. Ego vero<text:line-break/>tantum abest, ut aut ver humidum et calidum pronum.<text:line-break/>cient , aut, fi quid temperatum est, calidum atque<text:line-break/>humidum esse concedam, ut, quod plane contrarium est,<text:line-break/>id affirmem, omnium aeris nos ambientis temperamen-<text:line-break/>torum pessimum id esse, quod humidum est et calidum v<text:line-break/>quod sane temperamentum in quatuor anni .temporibus<text:line-break/>invenire prorsus nequeas : lu morbido et pestilenti</text:p>
      <text:p text:style-name="P3">aeris statu interdum incidit, veluti quodam loco. Hip-<text:line-break/>pocrates commemorat his verbis ; Pluebat per aestunr<text:line-break/>imber largus assidue. .Id namque est humidi et calidi<text:line-break/>status proprium, ut in aestu assidue pluat: quod si ver<text:line-break/>tantum aestus sit, quemadmodum in naturaliter fe ha-<text:line-break/>beute aestate; vel pluat, sussin frigore, .veluti hye-<text:line-break/>me sidet; fieri nequit, ut is status calidus sit et humi-<text:line-break/>dua An igitur fine morbis erat aestas illa, in qua<text:line-break/>pluisse dicit in caloribus assidue largum imbrem ? At-<text:line-break/>qui carbunculos in ea fuisse narrat, putrescentibus fci-<text:line-break/>licet in corpore excrementis , - ac saniem quandam,<text:line-break/>quae calida humidaque immodice - fuerat , . gignentibus.<text:line-break/>Intelliges id ex ipfa dictione, si totam tibi ascripsero.<text:line-break/>Ea sic habet : Erant . in Cranone carbunculi aestivi.<text:line-break/>Pluebat per aestum largo imbre , idque assidue : acci-<text:line-break/>debat autem hoc magis Austro. Ac suberat quidem sub<text:line-break/>cute sanies , quae conclusa incalescebat ac paritum exci-<text:line-break/>tabat; mox pustulae veluti ambustis oboriebantrtr , uri-</text:p>
      <text:p text:style-name="P3">que fub cute ridebantur. verum hic minus, utpote<text:line-break/>uno tantum e quatuor temporibus mutato , malum fuit.<text:line-break/>Quod si duo triave sint mutata, aut etiam totus annus<text:line-break/>calidus humidusque fuerit, necesse est magna pestilentia<text:line-break/>succedat , cujusmodi in tertio Epidemiam, i. e. grassantium<text:line-break/>publice morborum, narrat. Apponam autem primum<text:line-break/>quae de temporum intempestivo statu scripsit ; deinde<text:line-break/>de hominum, jquae fubfequuta est, corruptela. Adver-<text:line-break/>tas autem animum in omnibus diligenter velim, aesti-<text:line-break/>mesque primum) cujusmodi res fit calida humidaque<text:line-break/>temperies, quamque veri (quod temperata res estj dissi-<text:line-break/>milis : deinde quam necessario in ea omnia putrescant.<text:line-break/>Incipit igitur Hippocrates narrationem in hunc modum:<text:line-break/>Annus ausirinus , plurius, a ventis in totum silens.<text:line-break/>Deinde totius status particularem rationem his fubjicit,<text:line-break/>crebros imbres lu calido et austrino statu fuisse scribens:<text:line-break/>mox universum sermonem in unam summam sic conse-<text:line-break/>rens iirfine, inquit; Cum luisset totus annus austrinus,</text:p>
      <text:p text:style-name="P3">humidus et mollis, et haec inciderunt: quae utique<text:line-break/>omnia lu hoc libro scripsisse fit longum: licet autem;<text:line-break/>cui libuerit, in tertio Epidemiam membratim ea legere,<text:line-break/>ac in unum caput omnia redacta ridere , nempe putre-<text:line-break/>dluem maximam: cujus etiam ipsius Hippocrates non<text:line-break/>raro nominatim meminit, alias sic scribens: Erat au-<text:line-break/>tem et fluxio ipsa collecta haud similis puri, sed alia<text:line-break/>quaedam putredo, ac fluxio multa variaque. Alias<text:line-break/>sic: Et in pudendis carbunculi aestivi, tum alia, quae<text:line-break/>putredines appellantur: utque ex hac putredine multis<text:line-break/>quidem brachium et cubitus tutus decideret: multis fe-<text:line-break/>brm vel fura nudaretur, totusque pes: . quin etiam<text:line-break/>magni ossium, carnium, nervorum articulorumque pro-<text:line-break/>salsus inciderunt., Denique nullum ex affectibus,<text:line-break/>llnos scripsit, invenias, qui merito soboles putredinis<text:line-break/>lien sit: quippe quod nec a sicco putrefieri quicquam sit<text:line-break/>futuat, nec a frigido, intelliges, si carnes et reliqua,</text:p>
      <text:p text:style-name="P3">quaecunque asservari ab hominibus folent , observes,<text:line-break/>haec sale, haec muria, haec aceto, haec alio quo-<text:line-break/>piam ex iis, quae siccant, commode praeparari. De-<text:line-break/>prehendas et Borea (qui siccus natura et frigidus ventus<text:line-break/>est) omnia quam diutissime imputria durare: contra<text:line-break/>putrefcere facillime austrino statu-- est enim is ventus<text:line-break/>calidus et humidus. Itaque nos in totum contra, quam<text:line-break/>ii, qui calidum et humidum ver autumant, decerni -<text:line-break/>mus: cum neque tale sit, neque; si esset, utique<text:line-break/>salubre esset. Hi tamen et tale esse volunt , et - pro-<text:line-break/>pte<text:span text:style-name="Default_20_Paragraph_20_Font"><text:span text:style-name="T1">r</text:span></text:span>ea etiam salutiferum, utrobique peccantes, tum in<text:line-break/>lis quae sensu percipere ; tum quae ratione^ est intulit-<text:line-break/>gere; cum sensu id manifeste liceat plane temperatum<text:line-break/>advertere; nec minus ratione illud invenire, quod<text:line-break/>propterea est aptum sanitati, quod e quatuor nulla in<text:line-break/>eo qualitatum exuperet. Quod si vel caliditas ejus fri- .<text:line-break/>giditatem multo excederet, vel humiditas siccitatem,<text:line-break/>tum variis putredinibus obnoxium , tum hac . ratione<text:line-break/>omnium anui temporum morbis esset maxime opportu-</text:p>
      <text:p text:style-name="P3">num. Sed quatuor qualitatum mixtionis aequalitas et<text:line-break/>mediae temperaturae ejus , et salubritatis est causa.<text:line-break/>Quid igitur medicis ac.. philosophis quibusdam persuasit,<text:line-break/>ut calidum humidumque ver esse iudicarent ? nempe<text:line-break/>quod quatuor temperamentorum coniugia quatuor auni<text:line-break/>temporibus adaptare voluerunt. Porro id inde accidit,<text:line-break/>quod primum omnium temperamentorum , id est . tem-<text:line-break/>peratum ipsum) praetermiserunt. Qum etiam victuum,<text:line-break/>medicamentorum, omnium denique rerum differentias<text:line-break/>ad has quatuor coniugationes reducunt. .</text:p>
      <text:h text:style-name="Heading_20_2" text:outline-level="2">Cap. U. </text:h>
      <text:p text:style-name="P11">Ex quo manifestum est, quantopere pa-<text:line-break/>rum rectae falIacesque de hominis natura rationes .<text:line-break/>nredicationibus obsuit : satiusque erat duorum alte-<text:line-break/>rum , aut pro<text:span text:style-name="Default_20_Paragraph_20_Font"><text:span text:style-name="T1">r</text:span></text:span>sus ejusmodi rationes non atri-<text:line-break/>gisse , sed totum experientiae concedere , aut. prius<text:line-break/>in logica speculatione exercitatum fuisse. Quippe qui<text:line-break/>nec experientiae est attentus , et naturalem speculatio-<text:line-break/>n em aggreditur prius, quam rationem. qua haec inveniat,<text:line-break/>convenienter exercuit, necesse est in ejusmodi sophis-</text:p>
      <text:p text:style-name="P3">urata fit perductus: ac de evidentibus, ceu is, .qui fen-<text:line-break/>fu careat, disputet, tum Aristotelem testem advocet,<text:line-break/>male scilicet accipiendo ea, quae praecipiti Hic enim<text:line-break/>calidum, frigidum, humidum et siccum multipliciter<text:line-break/>dici novit: illi, non quasi multipliciter, sed quasi ad<text:line-break/>eundem perpetuo modum lici velit, accipiunt. Quin<text:line-break/>etiam is, quod aliquid suo naturali calore, aut alieno<text:line-break/>et acquisitu calidum sit, non esse idem indicavit ;. illi<text:line-break/>hoc quoque perperam accipiunt. Ad haec Aristoteles,<text:line-break/>itemque Theophrastus, quo respicientes, temperatam lu-<text:line-break/>temperatam ve naturam esse, coniicere oporteat, stili-<text:line-break/>genter prodiderunt;. illi ne id quidem intelligunt, sesi<text:line-break/>cum hos audiunt animal calidum humidumque dicere,<text:line-break/>aut pueri temperiem humidam calidamque esse, nec,<text:line-break/>quemadmodum ea dicta sint , intelligunt , stupidi ad<text:line-break/>quatuor anni tempora sermonem transferunt; ceu vero<text:line-break/>issem sit, ac non longo intervallo dissidens, propriam<text:line-break/>alienius temperiem- humidam calidamque esse, aut cir-</text:p>
      <text:p text:style-name="P3">cumdatr nobis aeris. Neque enim aut idem est, aut si-<text:line-break/>milite<text:span text:style-name="Default_20_Paragraph_20_Font"><text:span text:style-name="T1">t</text:span></text:span> dicitur annualis temperies calida et humida, .<text:line-break/>sicut aeris temperamentum calidum dicitur et humidum.<text:line-break/>Quae igitur sit omnium horum causa; jam dicam, cla-<text:line-break/>reque ostendam iis praesertim, qui intenti esse volunt,<text:line-break/>exiguum errorem in iis, quae inter mitia logicae specu-<text:line-break/>lationis traduntur,- maximorum errorum causam fieri:<text:line-break/>ac fortassis omnia, quae vel in cunctis artibus, vel in<text:line-break/>vitae - actionibus perperam geruntur , sophismatis suc-<text:line-break/>cedunt. Atque haec quidem sophismata illi vitio fue-<text:line-break/>cedunt, quod utique non recte definitum est de calidi<text:line-break/>significationibus, sisd duobus tantum modis dici id pu-<text:line-break/>tutum : quorum altero significetur, quod sincerum, im-<text:line-break/>mixtum et simplex est, altero, quod lu mixtione cum<text:line-break/>ruo contrario id superat : quod autem et alteram tem-<text:line-break/>periem cum altera conferentes subinde alteram earum<text:line-break/>calidam, .pro eo quod est, calidiorem pronunciamus,<text:line-break/>id non meminerunt; Atqui ad eum modum animantia<text:line-break/>veteribus calida et humida sunt dicta, non propriae</text:p>
      <text:p text:style-name="P3">temperaturae gratia, et sermone absoluto, immo ad<text:line-break/>stirpes et demortua collata ; quippe de mortuis et stir-<text:line-break/>albus animantia calidiora huniidioraque fiunt. Quin<text:line-break/>etiam ex animantibus ipsis speciatim inter se collatis<text:line-break/>canis siccior est, homo humidior: at si formicae vel<text:line-break/>api canem conseras, illas sicciores, hunc humidiorem<text:line-break/>invenias. Ita idem animans siccum quidem, ut ad lro-<text:line-break/>nnnem collatum , humidum vero , ut ad apiculam ; rur—<text:line-break/>sus , ut ad hominem-, .calidum , ut ad leonem , frigidum<text:line-break/>erit:. nec nimirum, fi ad aliud comparatum, contra-<text:line-break/>ria simul dici de fe patitur. Nec enim alienum est,<text:line-break/>fi idem corpus simul calidum frigidumque dixeris, ni-<text:line-break/>si ad idem conferens sic dixeris; quod enim est in-<text:line-break/>commodum, si eundem hominem dextrum siuiftrumque dicas,<text:line-break/>nisi ad eundem conferens ita dicas, cum ad alterum dextrum.<text:line-break/>esse, ad alterum sinistrum, nihil fit absoni.. Sic igitur et ca-<text:line-break/>nis humidus pariter et .siccus, praeterea calidus simul et<text:line-break/>frigidus est, non tamen ad idem collatus; quippe, ad</text:p>
      <text:p text:style-name="P3">hominem si conferas, siccus est, ad formicam, humi-<text:line-break/>dus: rursus hominis respectu calidus est, leonis sci-<text:line-break/>gidus: quin etiam calidus est, ut niveus, cum mortuus<text:line-break/>non amplius sit calidus: non calidus, ut ad alterum<text:line-break/>(si ita vis) canem comparatus. Atque haec quidem omnia<text:line-break/>per collationem inter se dicuntur-: quae vero, ut in ani-<text:line-break/>mautium genere, conferuntur alia ratione, sicuti etiam<text:line-break/>quaecunque in aliqua animantium specie. Canis nam-<text:line-break/>que, ut ad formicam et apim, est humidus: ut autem in<text:line-break/>animantium genere, est siccus: rursus ipsorum specia-<text:line-break/>tim canum hic siccus, ille humidus, alius, ut canis<text:line-break/>temperatus.</text:p>
      <text:h text:style-name="Heading_20_2" text:outline-level="2">Cap. UI.</text:h>
      <text:p text:style-name="P11"><text:s/>At dictum quidem a nobis est in sccundo<text:line-break/>de pulsuum agnitione de tuli nominum usu in universo<text:line-break/>dissusissime: necesse tamen videtur nunc quoque sum-<text:line-break/>rnatim aliquid de his, quod ad rem propositam utile sit,<text:line-break/>dicendum. Quod absoluto sermone., nec ad aliud ul-<text:line-break/>lum collatum, siccum vocatur, id in solis elementis<text:line-break/>est, igni terraque ; sicut humidum in aqua et aere.</text:p>
      <text:p text:style-name="P3"><text:span text:style-name="T10">i</text:span>d eundem modum et de calido Irigidoque sentiendum:<text:line-break/>nullum enim caeterorum corporum prorsu<text:span text:style-name="Default_20_Paragraph_20_Font"><text:span text:style-name="T1">s</text:span></text:span> caIidum sci-<text:line-break/>gidumve est , sed Iota elementa. Quicquid praeter<text:line-break/>haec ceperis, ex his mixtis constat: coque rec<text:span text:style-name="Default_20_Paragraph_20_Font"><text:span text:style-name="T1">o</text:span></text:span>ndo<text:line-break/>significationum genere calidum seigidumve est , non<text:line-break/>amplius abIoluta ratione, veluti sincerum et a mixtio-<text:line-break/>ne alienum: imo veluti vel calidum largius, fulgidum<text:line-break/>pardus , vel fulgidum largius , calidum parcius sit<text:line-break/>Iorlitum , reliquorum qttidvis calidum seigidumve<text:line-break/>dicitur. Ac duo qttidem significata calidi, Irigidi, hu-<text:line-break/>midi et sicci haec sunt : alterum absoluto sermone lo-<text:line-break/>quentium mixtura carens et sincerum, alterum ex con-<text:line-break/>t r ariis qttidem mixtis constans, caeterum ex praepoIlen-<text:line-break/>tis in mixtura nomine appellatum. Sic quidem igitur<text:line-break/>sanguis, pituita, adeps, vinum, olettm , mel, quic-<text:line-break/>quid his simile est, humidum dicitur: os, cartilago, ait-<text:line-break/>guis, ungula, cornu, pilus, lapis, lignum, arena,<text:line-break/>later minorem portionem humidi sunt sortita, meio-</text:p>
      <text:p text:style-name="P3">rem sicci: eoque ejusmodi omnia sicca dicuntur. E<text:span text:style-name="Default_20_Paragraph_20_Font"><text:span text:style-name="T1">o</text:span></text:span>r-<text:line-break/>mica vero sicca est, et vermis humidus, scilicet ut<text:line-break/>funt animalia. Rursus inter ipsos vermes alius siccus,<text:line-break/>alius humidus: idque vel absolute loquendo, ut vermis,<text:line-break/>vel alteri cuipiam vermi c<text:span text:style-name="Default_20_Paragraph_20_Font"><text:span text:style-name="T1">o</text:span></text:span>mparatus. Caeterum hoc<text:line-break/>ipfum, quod dicimus, ut vermis siccus, ut homo cali-<text:line-break/>dus, ut canis frigidus, nisi quis recte accipiat et prius<text:line-break/>intelligat, quid sibi velit, necesse est omnem sermonem con-<text:line-break/>fundati Est autum recte accipere id, quod lu fecundo de<text:line-break/>pulsibus agnoscendis dicitur , unumquodque fecundum<text:line-break/>genus vel speciem non modo calidum, frigidum, humi-<text:line-break/>dum siccumve , fed etiam. magnum, parvum, celer,<text:line-break/>tardum, aliaque id genus tunc nominari, cum fupra<text:line-break/>mediocre mediumque .fit: verbi gratia, animal calidum,<text:line-break/>cum supra medium temperie fit animal; equum rasi-<text:line-break/>dum, cum fupra medium temperie equum sit. Porro<text:line-break/>in quoque genere specieve media sunt ea, quae fym-<text:line-break/>metra dicuntur, quippe quae a summis in eo genere</text:p>
      <text:p text:style-name="P3">et specie finibus aequaliter distant. Ac genus quidem<text:line-break/>est animal, species equus, bos, canis. Medium tem-<text:line-break/>peris in .toto animalium .genere homo est: id enim in<text:line-break/>sequentibus demonstrabitu<text:span text:style-name="Default_20_Paragraph_20_Font"><text:span text:style-name="T1">r. </text:span></text:span>Medium vero ut in liomi-<text:line-break/>num specie est, quem eusarcon vocant, i. e. quadratum:<text:line-break/>is por<text:span text:style-name="Default_20_Paragraph_20_Font"><text:span text:style-name="T1">r</text:span></text:span>o est, quem nec gracilem dicere nec crassam possis,<text:line-break/>sed nec calidum, nec frigidum, nec alio quotis nomine ex iis,<text:line-break/>quae excessum defectumve indicant , appellare. Quis-<text:line-break/>quis super hunc fuerit, is prorsus calidior, frigidio<text:span text:style-name="Default_20_Paragraph_20_Font"><text:span text:style-name="T1">r</text:span></text:span>, hnmi-<text:line-break/>dior sicciorve est: nominatur autem talis partim absoluto<text:line-break/>sermone, partim non absoluto; absolute quidem lo-<text:line-break/>quenti, quoniam calidus, frigidus , siccus humidusve<text:line-break/>esse dicitur, minime uni alicui privatim collatus: al-<text:line-break/>tero autem modo non absolute, quoniam symmetro, id<text:line-break/>est coaequali et medio omnis speciei, confertur... Ita<text:line-break/>autem et canis absolute quidem (prout videlicet cuipiam<text:line-break/>opinio estj animal siccum dicitur,- nondum alicui com-<text:line-break/>paratus,.. verbi gratia formicae r altero autem modo</text:p>
      <text:p text:style-name="P3">non absolute, quoniam fymmetro et temperie medio<text:line-break/><text:span text:style-name="Default_20_Paragraph_20_Font"><text:span text:style-name="T1">o</text:span></text:span>mnis animalium speciei, quaecunque illa sit, compara-<text:line-break/>tur. Ergo jam palam fit, quod unumquodque eorum,<text:line-break/>quae sic dicuntur, nos id vel unicuique comparantes<text:line-break/>calidum aut frigidum, humidumve aut siccum, ut ad illud<text:line-break/>dicimus : vel in quocunque genere fpecieve sit dictum,<text:line-break/>ad ejus medium referentes: in specie quidem, ut equo,<text:line-break/>bove, cane, platano, cupresso,- ficu: genere vero,<text:line-break/>ut animali , veI planta. His accedit et tertium fignifi-<text:line-break/>catum, eorum scilicet, quae abs<text:span text:style-name="Default_20_Paragraph_20_Font"><text:span text:style-name="T1">o</text:span></text:span>luto sermone dicuntur,<text:line-break/>quae impermixtas fummasque habere qualitates diximus,<text:line-break/>ac elementa vocari. Quin etiam qualitates spias est<text:line-break/>quando corporibus iis, quae affecta qualitate sunt, simi-<text:line-break/>liter appellamus : verum de hoc mox agetur. Sed ad<text:line-break/>rem propositam: cum qualitate affecta corpora trifariam<text:line-break/>dicantur, considerandum arbitror, in quaque dictione<text:line-break/>quemadmodum utamur appellationibus : utrumne ut sim-<text:line-break/>plex aliquid et impermixtum indicantes , ast. veluti ad<text:line-break/>fymmetron ejusdem generis vel speciei conserentes; an</text:p>
      <text:p text:style-name="P3">veluti ad rem quamlibet: sicut cum os siccum dicimus<text:line-break/>aut frigidum, absoluto ita sermone nominantes, non<text:line-break/>adjecto leonis, aut canis, aut hominis: palam namque<text:line-break/>est, quod ad universam naturam omnium quae sunt<text:line-break/>in mundo corporum respicientes aliquid concipimus<text:line-break/>medium, cum quo conferentes ipsum siccum dicimus.<text:line-break/>At si quis leonis vel canis veI hominis os siccum esse<text:line-break/>dicit, liquet, hunc rursus ei, quod in ipsis animalium<text:line-break/>ossibus medium est, id comparare. Estque, quoniam<text:line-break/>universorum animalium alnis magis, aliis minus sicca<text:line-break/>ossa sunt, hic quoque os aliquod in aliquo animalium<text:line-break/>genere intelligendum, quod media temperie sit, verbi<text:line-break/>causa hominis; atque huic reliqua collata, alia humi-<text:line-break/>da, alia sicca appellanda. lam in ipsis hominibus<text:line-break/>alius os siccum, alius humidum habere dicetur, uti-<text:line-break/>que ei , qui medius est ut in hominibus, collatus. .Quod<text:line-break/>vero in omnibus, quae sunt, quod medium inter extre-<text:line-break/>ma est, id fymmetron atque in illo genere vel specie</text:p>
      <text:p text:style-name="P3">temperatum fit , lu omni mihi sermone subau.-<text:line-break/>silendum perpetuo est , quanquam sit in dictione<text:line-break/>nonnunquam omissum. Atque cum haec quidem sic<text:line-break/>fe . habeant , ubi aliquis hanc vel illam humi-<text:line-break/>dam calidam ve temperiem affirmat , rogandus est , quern-<text:line-break/>admodum dixerit; utrumne hunc quempiam uni defi-<text:line-break/>nito comparans, Platoni, verbi gratia, Theophrastum,<text:line-break/>an secundum genua quodlibet specienrve collationem fa-<text:line-break/>ciens, quippe vel ut hominem, vel ut animal, vel<text:line-break/>ut substantiam abfolute: tertium enim significatum cu-<text:line-break/>jusvis talium nonrinmu, quod simplex esse impermix- .<text:line-break/>tumque diximus, id in mixtis substantiis non est, sed<text:line-break/>in ipsis primis , quae etiam vocamus elementa Ita,<text:line-break/>cum quodque affectorum qualitate corporum trifariam<text:line-break/>dicatur, nobis ad propositam de temperamentis tracta-<text:line-break/>tionem duobus tantum est opus, ut qui vel ad unum<text:line-break/>quodlibet, vel ad medium ejusdem generis compare-<text:line-break/>mus. Quoniam autem multa genera funi, quemadmo-<text:line-break/>dum utique et individua, poterit multis modis idem<text:line-break/>corpus et calidum et frigidum, et humidum et sic-</text:p>
      <text:p text:style-name="P3">cum esse: verum cum uni cuilibet comparatur, aduro-<text:line-break/>dum manifestum est , t contraria de eodem dicere licere,<text:line-break/>veluti Dionem Theorie quidem et Menmone sicciorem,<text:line-break/>Aristone et Glaucone humidiorem. At cum ad medium<text:line-break/>ejusdem generis vel ejusdem .speciei sit collatio , hic<text:line-break/>jam confundi conturbarique , qui parum -exercitati stant,<text:line-break/>solent. Idem namque homo humidus simul et calidus .<text:line-break/>esse potest, sed non minus .siccus etr frigidus: verum<text:line-break/>siccus quidem et frigidus, ad mediocris temperamenti<text:line-break/>hominem collatus: .humidus autem et calidus, ut ad<text:line-break/>aliud quoduis animal stirpemve aut substantiam compa-<text:line-break/>ratusr verbi gratis ad animal, ut apem et formicam <text:span text:style-name="Default_20_Paragraph_20_Font"><text:span text:style-name="T1">i .<text:line-break/></text:span></text:span>ad stirpem, ut oleam, vel ficum , vel laurum: ad<text:line-break/>aliam ve<text:span text:style-name="Default_20_Paragraph_20_Font"><text:span text:style-name="T1">r</text:span></text:span>o quampiam substantiam, quae nec animal sit,<text:line-break/>nec planta, ut lapidem, ferrum alvei aes. In his<text:line-break/>vero collationem, quae ad hominem fit, ad rem ejus-<text:line-break/>dem speciei dixeris ; quae ad apem vel sormicam est,<text:line-break/>ad aliquid ejusdem generis; simili modo quae ad quam--</text:p>
      <text:p text:style-name="P3">libet stirpem sit : est enim supra animal stirpis genus -<text:line-break/>quemadmodum sane - superi<text:span text:style-name="Default_20_Paragraph_20_Font"><text:span text:style-name="T1">o</text:span></text:span>ris quam stirpium generis<text:line-break/>funt lapis,. ferrum et aes. Vocetur tamen pro docen-<text:line-break/>di compendio ad homogenea; i. e. rem ejusdem generis,<text:line-break/>omnis ejusmodi comparatio, illud modo in ea determi-.<text:line-break/>nantibus nobis, quodsi. ubi simpliciter substantia quae-<text:line-break/>piam oneratos, i. e. temperata, dicitur,.tum hac alia siccior;<text:line-break/>alia humidior, et alia frigidior, alia calidior, eo 10-<text:line-break/>eo eam, quae ex contrariis aequa prorsus inter fe portione<text:line-break/>c<text:span text:style-name="Default_20_Paragraph_20_Font"><text:span text:style-name="T1">o</text:span></text:span>euntibus constet, eucraton,. i. e. temperatam, nominamus:<text:line-break/>quaecunque vero alu hac deficiunt sup.erantque aliquo,<text:line-break/>eas superantis nomine vocamus ; ubi- vero stirpem; ani-<text:line-break/>mansve ullum eucraton .dicimus, nequaquam in ea di-<text:line-break/>ctione simpliciter contraria inter se comparamus, scd<text:line-break/>ad naturam vel animalis vel stirpis.referimus: ficum,<text:line-break/>verbi gratia, temperatam dicentes, cum talis sit, qua-<text:line-break/>Iis maxime ficus esse natura debeat : rursus canem,<text:line-break/>suem, equum et hominem, cum eorum quisque pro</text:p>
      <text:p text:style-name="P3">sua natura optime sis habeat. optime vero fe habere<text:line-break/>aliquid pro sua natura ex ipsis functionibus intelligi-<text:line-break/>tur: quippe animal ac stirpem quamlibet tum optime<text:line-break/><text:span text:style-name="Default_20_Paragraph_20_Font"><text:span text:style-name="T1">t</text:span></text:span>e habere dicimus , cum optime <text:span text:style-name="Default_20_Paragraph_20_Font"><text:span text:style-name="T1">t</text:span></text:span>uam functionem ob-<text:line-break/>eunt : ficus enim virtus bonitasque est , . optimas plurr-<text:line-break/>nrasque fiens ferre;, ad eundem modum nitis, pluri-<text:line-break/>mas optirnasque uvas afferre : equi vero., quam velociffi-<text:line-break/>me currere: canis, ad venationes quidem. et tutelam<text:line-break/>quam animofissimum, ad domesticos^ quam mitissimum<text:line-break/>esse. Haec igitur omnia (animalia dico et stirpes). op-<text:line-break/>limam mediamque habere in suo genere temperiem di-<text:line-break/>cemus , non - utique .absoluto r sermone , cum paritas<text:line-break/>exacta contrariorum in iis non fit, sed cum ea medio-<text:line-break/>critas, quae pro ejus potestate est., <text:span text:style-name="T10">i</text:span>lis adsit. Ejus-<text:line-break/>modi aliquid et justitiam esse dicimus., non quae pon-<text:line-break/>dere et mensura, fed quae eo, quod pro dignitate co<text:span text:style-name="Default_20_Paragraph_20_Font"><text:span text:style-name="T1">n-<text:line-break/></text:span></text:span>venit, aequalitatem explorat. Est igitur temperaturae<text:line-break/>aequalitas in omnibus temperatis animalibus stirpibusque,<text:line-break/>non ea, quae ex pari elementorum commixtorum specta-</text:p>
      <text:p text:style-name="P3">tur mole , fed quae tum animalis , tum stirpis naturae<text:line-break/>convenit: convenit autem alias, ut humidum sicco, et frixi-<text:line-break/>dum calido praeponderet. Neque enim similem habere tem-<text:line-break/>peraturam debent homo, leo , apis et canis. Ergo<text:line-break/>-ad quaerentem,- cujus sit tempe<text:span text:style-name="Default_20_Paragraph_20_Font"><text:span text:style-name="T1">r</text:span></text:span>amenti homo, equus,<text:line-break/>Eos, canis, aliudve- quodlibet, non est abs<text:span text:style-name="Default_20_Paragraph_20_Font"><text:span text:style-name="T1">o</text:span></text:span>luto fer-<text:line-break/>mone respo<text:span text:style-name="Default_20_Paragraph_20_Font"><text:span text:style-name="T1">n</text:span></text:span>dendum; non enim fieri potest, ut, qui ad<text:line-break/>ea, quae multis modis fiunt dicta et inter fe diversa, uno<text:line-break/>modo respondet, non coarguatur. Oportet igitur duo-<text:line-break/>rutu alterum, aut omnes percensere differentias, aut<text:line-break/>percontatum prius, deserta rogaverit, illam folam dice-<text:line-break/>re. Nam si, ut in animalibus, cujus esset t.emperanren-<text:line-break/>ti, rogabat, ad id quod medio est inter omnia ani-<text:line-break/>malia temperamento respicientes , respondere ei opor-<text:line-break/>tet : si absolute atque ut ad omnem substantiam, sic<text:line-break/>jam contraria quae sunt in eo comparare inter <text:span text:style-name="Default_20_Paragraph_20_Font"><text:span text:style-name="T1">t</text:span></text:span>e opor-<text:line-break/>tet, atque aestimare haudquaquam ad actiones tempe-<text:line-break/>rrem referentes , fed ad elementorum proportiones <text:span text:style-name="Default_20_Paragraph_20_Font"><text:span text:style-name="T1">t<text:line-break/></text:span></text:span>sin huic cuipiam membratim comparans rogabat, uti-</text:p>
      <text:p text:style-name="P3">que ad illud solum conferendo est respondendum. Iam<text:line-break/>minus etiam, si individuorum cuiuslibet, Dionis verbi<text:line-break/>gratia, vel hujus canis, rogemur quaenam fit fubstan-<text:line-break/>riae temperatura , est simplex danda responsio : dabitur<text:line-break/>enim hinc sophistis ad calumniam <text:span text:style-name="Default_20_Paragraph_20_Font"><text:span text:style-name="T1">n</text:span></text:span>ecasse non parva.<text:line-break/>Nam si calidi esse temperamenti et sicci Dionem dicas,<text:line-break/>facillime licebit illis partim hominem quemlibet, qui<text:line-break/>calidioris quam Diou sit et siccioris temperamenti, pro-<text:line-break/>ponentibus, ut ad illum humidum frigidum que Dionem<text:line-break/>dicere : partim aliud quoduis animans .stirpemve , ve<text:span text:style-name="Default_20_Paragraph_20_Font"><text:span text:style-name="T1">r</text:span></text:span>bi<text:line-break/>gratia leonem, aut canem, . atque his humidiorem ac<text:line-break/>frigidiorem asserere Dionem. Quisquis igitur nec ipfe<text:line-break/>fele fallere nec ah alio falli volet, huic opus est ab his<text:line-break/>substantiis, quae simplicite<text:span text:style-name="Default_20_Paragraph_20_Font"><text:span text:style-name="T1">r</text:span></text:span> calidae, frigidae, humidae,<text:line-break/>siccae dicuntur, incipere, atque ita transire ad reliquas:<text:line-break/>ac primum quidem illud ipsum in his exploratum habe-<text:line-break/>re, ne has quidem, tametsi maxime videntur absoluto</text:p>
      <text:p text:style-name="P3">fermone diri, quo minus ad mediocre ejusdem generis<text:line-break/>comparentur, effugere. Veluti enim canem medio tem-<text:line-break/>peramento esse omnium canum dicimus, cum pari fpa-<text:line-break/>tio distat ab extremis, ita substantiam medio esse tem-<text:line-break/>peramento dicemus, cum pari modo ab extremis abest,<text:line-break/>quaefcilicet et prima omnium sunt et elementa. Porro aberit<text:line-break/>pari modo ab extremis , cum ea continebit aequaliter inter<text:line-break/>fe mixta. Quae autem supra citrave hanc temperies<text:line-break/>erit , eam calidam , frigidam , humidam vel siccam.<text:line-break/>dicemus, simul ei, quae media est, conferentes, simul-<text:line-break/>que contrariorem elementorum examen in ea facientes:<text:line-break/>qua nimirum ratione simpliciter eam calidam, frigidam,<text:line-break/>humidam siccanrve pronunciabimus: ubi vero cum medio<text:line-break/>temperamento conserimus, non. simpliciter, feti quod<text:line-break/>ad mediocre ejusdem generis sic fe habet. Porro genus<text:line-break/>earum substantia est;. omnia enim fusi hanc ut fupre-<text:line-break/>mum genus cadunt, .tum animata, tum inanimata: est-<text:line-break/>que haec hominis, canis, platani, ficus, aeris, fer-</text:p>
      <text:p text:style-name="P5"><text:span text:style-name="Default_20_Paragraph_20_Font"><text:span text:style-name="T5">. </text:span></text:span>ri, aliorum denique omnium commune genus. Sub<text:line-break/>ea vero sunt alia genera permulta, animal quidem,<text:line-break/>avis, . piscis: stirps, arbores et herbae; aris, aqui-<text:line-break/>lae et corvi : plicis , lupi et rhombi ; simili modo<text:line-break/>oleae et ficus genus est arbor: anagallidos et paeoniae<text:line-break/>herba. Iam haec ultima sunt genera coque species ap-<text:line-break/>pellantur , corvus, rhombus, ficus, anagallis: simi-<text:line-break/>Iiter bomb<text:span text:style-name="Default_20_Paragraph_20_Font"><text:span text:style-name="T1">i</text:span></text:span> et bos, et canis. Ac superne quidem<text:line-break/>descendentibus, haec ultima sunt genera, prolude fpe-<text:line-break/>cies dictaei: inferne vero ascendentibus, ab individuis<text:line-break/>fcilicet substantiis, prima sunt; indicatumque alio ope-<text:line-break/>re est, merito omnia; quae media sunt luter prima gene-<text:line-break/>ra et individua, simul genera et species a veteribus no-<text:line-break/>minari.</text:p>
      <text:h text:style-name="Heading_20_2" text:outline-level="2">Cap. VIh </text:h>
      <text:p text:style-name="P11">Ergo cum definita significata jam sint,<text:line-break/>ac clare iudicatum, quemadmodum tum absoluto, tum<text:line-break/>non absoluto sermone calidum , frigidum , humidum</text:p>
      <text:p text:style-name="P3">siccumve corpus aliquod pronunciandum fit, quaerendae<text:line-break/>deinceps eorum sunt notae <text:span text:style-name="Default_20_Paragraph_20_Font"><text:span text:style-name="T1">i</text:span></text:span> quanquam hic quoque de- .<text:line-break/>cernere prius de nominibus oportet, quae in sequentem<text:line-break/><text:span text:style-name="Default_20_Paragraph_20_Font"><text:span text:style-name="T1">scr</text:span></text:span>monem .necessario incident : simul explicare rem<text:line-break/>quandam , quae potestate jam monstrata prius est , non<text:line-break/>tamen ab omnibus, qui hos commentarios evolvent, fa-<text:line-break/>clle saltem intelligi potest. Itaque^ de nominibus prius<text:line-break/>loquutus, mox ad rem revertar. Quod calidum, frigi-<text:line-break/>dum, humidum siccumve non unum aliquid simpliciter signi-<text:line-break/>ficent, ubi de corporibus dicuntur, prius est indicatum:<text:line-break/>quod autem et solae ipfae in corporibus qualitates circa<text:line-break/>corpora, quae eas suscipiunt, sic interim nominentur, id<text:line-break/>quidem, ut nondum est dictum, ita nunc dici est tem-<text:line-break/>pestivum. Quemadmodum nomen albi tum de colo-<text:line-break/>re enunciant, cum ita loquuntur, contrarius est albus<text:line-break/>color nigro : tum de corpore , quod colorem suscepit,<text:line-break/>cum scilicet oloris corpus album dicunt: ita et calidi<text:line-break/>nomen tum de qualitate affirmant ipsa, tanquam si.</text:p>
      <text:p text:style-name="P2">caliditatem appellarent: tam ve<text:span text:style-name="Default_20_Paragraph_20_Font"><text:span text:style-name="T1">r</text:span></text:span>o de corpore, quod ca-<text:line-break/>. Unitatem sustinet; quippe qualitatem a corpore, quod<text:line-break/>eam suscepit, diver<text:span text:style-name="Default_20_Paragraph_20_Font"><text:span text:style-name="T1">t</text:span></text:span>am habere naturam quandam pro-<text:line-break/>priam existimare oportet, veluti in opere de elementis<text:line-break/>est indicatum. Caliditas quidem qualitas est, eadem<text:line-break/>vero et calidum dicitur; veluti et albedo album; ip-<text:line-break/><text:span text:style-name="Default_20_Paragraph_20_Font"><text:span text:style-name="T1">t</text:span></text:span>um vero corpus calidum unum hoc. nomen tantummodo<text:line-break/>obtinet, calidum, sicuti album ni nunquam tamen calr-<text:line-break/>ditas ver albedo corpus ipsum dicitur. Ad eundem mo-<text:line-break/>dum siccum , frigidum et humidum nominantur tum<text:line-break/>ipsum corpus , tum qualitas : non tamen . corpus fri- .<text:line-break/>giditas, humiditas vel siccitas appellatur, . quemadmo-<text:line-break/>dum quae in eo est qualitas. Haec cum sic fe habeant,<text:line-break/>aequum est , cum vel caliditatem , vel frigiditatem<text:line-break/>disputans quis profert, <text:span text:style-name="Default_20_Paragraph_20_Font"><text:span text:style-name="T1">n</text:span></text:span>ullam exoriri captionem, quod<text:line-break/>Iosue qualitates his indicentur nominibus; at calidum<text:line-break/>frigidumve cum dicit, quando et qualitas ita et quod<text:line-break/>eam suscepit corpus, n<text:span text:style-name="Default_20_Paragraph_20_Font"><text:span text:style-name="T1">o</text:span></text:span>minatur; facile fit ei, qui red-</text:p>
      <text:p text:style-name="P2">arguere studet, ut, quod a loquente non significatus,<text:line-break/>id, quo possit reprehendere, accipiat.. Ejusmodi enim<text:line-break/>rem faciunt et aphorismo illi contradicentes , in quo<text:line-break/>Hippocrates, Augescentia, inquit, corpora plurimum<text:line-break/>habent lunatum calidum: neque enim esse corpus ali-.<text:line-break/>quod ipsum innatum animali calidum ah Hippocrate di-<text:line-break/>ci intelligentes, neque id quid sit usquam quaerentes,<text:line-break/>fed de sula qualitate, quam scilicet. caliditatem appeller<text:line-break/>mus, nomen id dici praesumentes, sic dictum ejus re-<text:line-break/>fallere parant. Et jam apparet , quod de homony-<text:line-break/>rnia distinguere tametsi sit res parva, tamen lu rerum<text:line-break/>usu non levis reperitur momenti.</text:p>
      <text:h text:style-name="Heading_20_2" text:outline-level="2">cap. VIII. </text:h>
      <text:p text:style-name="P11">Verum cum hoc quoque abunde sit de-<text:line-break/>finitum, rursum id quod superest repetamus. Cum<text:line-break/>humiditas, et siccitas, et caliditas, et frigiditas sin-<text:line-break/>cerae quaedam et impermixtae qualitates sint, quae-<text:line-break/>cunque has suscepere corpora, ea calida et frigida, sic-<text:line-break/>ca et humida prorsus exacteque sunt. Atque haec mihi</text:p>
      <text:p text:style-name="P2">omnium, quae fiunt et corrumpuntur, elementa intelli-<text:line-break/>ge n reliqua corpora vel animalium , vel stirpium,<text:line-break/>vel inanimorum omnium , veluti aeris , ferri , lapi.<text:line-break/>dum, lignorum, in medio primorum illorum collocata<text:line-break/>esse; nullum enim horum vel ad summum calidum,<text:line-break/>vel ad summum frigidum, vel ad summum humidum,<text:line-break/>vel ad summum siccum est, sed vel medium prorsus<text:line-break/>contrariorum, ita ut nihllo magis fit calidum quam<text:line-break/>frigidum, aut humidum quam siccum, vel ad alterum con-<text:line-break/>trariorum est propensum, ita ut magis fit - calidum<text:line-break/>quam frigidum, vel magis sit humidum quam siccum.<text:line-break/>Ac fi quidem medium plane fit in utroque contrariorum<text:line-break/>genere, ita ut non magis fit calidum quam frigidum,<text:line-break/>aut humidum quam siccum, eucraton id, id est tem-<text:line-break/>peratum, simpliciter dicetur: sin alterum contrariorum<text:line-break/>Inperet, sive in altera oppositione, sive in utraque id<text:line-break/>fit, non etiam dicetur eucraton. Ac si calidum magis<text:line-break/>fit quam frigidum, quod magis est, id appellabitur: idem<text:line-break/>statuendum de sicco et humido: ad eundem modum si</text:p>
      <text:p text:style-name="P3">frigidum magis sit, nominabitur frigidum: at si in<text:line-break/>utraque oppositione alterum stuperet , sive calidum<text:line-break/>una eum humido , sive calidum simul cum sicco , sive<text:line-break/>frigidum simul cum humido ,<text:span text:style-name="Default_20_Paragraph_20_Font"><text:span text:style-name="T1">i</text:span></text:span> sive frigidum una cum<text:line-break/>sicco , utique pro vincente sortietur id corpus appella-<text:line-break/>tionem. Et has quidem quatuor intemperies, ut supra<text:line-break/>diximus, plurimi norunt tum medici, tum philofo-<text:line-break/>pli; reliquas quatuor, quae ex dimidio harum consti-<text:line-break/>tutae sunt, nescio quomodo derelinquunt, sicut etiam<text:line-break/>eam, quae prima omnium optimaque est temperies. Cae-<text:line-break/>torum quod superante calido liceat nihilo magis humi-<text:line-break/>dam esse quam siccam temperiem (quod utique ad hanc<text:line-break/>fpectet coniugationem j, id vel ex iis, quae jam dicta sunt,<text:line-break/>manifestum arbitror. Facile autem est , etiamsi nihil<text:line-break/>esset praedictum, id colligere, concedentibus femel il-<text:line-break/>lis saltem , alteram esse temperiem humidam et cali-<text:line-break/>dam, alteram siccam et calidam. Si namque necessa-<text:line-break/>riunr omnino non est siccam esse, quae calida sit, fed li-<text:line-break/>cet eam -et humidam esse, licebit utique et messiam esse:</text:p>
      <text:p text:style-name="P2">propior namque siccae temperaturae media est quam<text:line-break/>humida. Ad eundem modum- est et frigida quaedam<text:line-break/><text:span text:style-name="Default_20_Paragraph_20_Font"><text:span text:style-name="T1">e</text:span></text:span> temperies altera, in qua nimirum frigidum praepollet:<text:line-break/>hanc tamen nec humidam esse nec siccam est necesse,<text:line-break/>sed potest inter has et media esse. Rursus enim luo<text:line-break/>quoque eandem afferes rationem , nempe , si necesse<text:line-break/>non est frigidam - temperiem esse humidam, fed licet et<text:line-break/>siccam eam fieri, manifestum est, mediam quoque esse<text:line-break/>posse , quippe quae vicinior humidae est quam sicca.<text:line-break/>Ergo veluti dtiae lutemperies in altera oppositione sunt<text:line-break/>monstratae, altera calida tantum, altera frigida: sic<text:line-break/>in altera -oppositione duae aliae statuantur , altera sicca<text:line-break/>tantum, altera humida, mediocriter scilicet sese ba-<text:line-break/>bentibns calido et frigido. - Iterum namque dicemus<text:line-break/>hic .quoque, sicuti necesse non est, si qua temperies sie-<text:line-break/>ca- est, hanc protinus calidam quoque esse, sed fieri<text:line-break/>potest, ut etiam frigida sit, ita fleri potest, ut quae-<text:line-break/>piam nec calida sit, nec frigida, fed in hac quidem op-</text:p>
      <text:p text:style-name="P3">positione eucratos, id est temperata, in altera sicca.<text:line-break/>Simili modo nec humidam temperiem necesse est casi-<text:line-break/>dam frigidamve esse, sed eam mediam esse inter hujus<text:line-break/>oppositionis extrema licet. Si igitur necesse non est,<text:line-break/>ut vel intemperiem, quae m calido est et frigido, fe-<text:line-break/>quatur ea , quae est in altera oppositione iutum-<text:line-break/>peries, vel hanc, quae in illa: licebit aliquando et<text:line-break/>naturam, quae in caliditate et frigiditate temperata fit,<text:line-break/>vel siccam esse vel humidam : iuvicemque , quae<text:line-break/>lu his temperata sit , vel calidam esse vel fri-<text:line-break/>gidam: ita ut sint et hae ab iis, quas priores tum<text:line-break/>medici tum philosophi nobis tradiderunt , quatuor<text:line-break/>diversae intemperies medioque loco positae inter tem-<text:line-break/>peratos habitus et eos , qui in utraque oppositione funi<text:line-break/>intemperati. Qui. namque in summo est temperatus,<text:line-break/>is neutram oppositionem habet superantem; qui vero<text:line-break/>adversus hunc esit. intemperatus , utramque habet vitio-<text:line-break/>sam; melium sortitur locum, qui in altera quidem est tem-<text:line-break/>perellus, in altera intemperatus; qui utique et ex.di-</text:p>
      <text:p text:style-name="P3">midio temperatus, et ex dimidio intemperatus cum sit;<text:line-break/>merito medius lici potest inter eum, qui ex toto est<text:line-break/>temperatus, et eum, qui ex toto est intemperatus. Et<text:line-break/>si quidem haec sic se habent, sicut certe se habent,<text:line-break/>cur novem dicere universas temperatorum differentias<text:line-break/>dubitemus? tempe<text:span text:style-name="Default_20_Paragraph_20_Font"><text:span text:style-name="T1">r</text:span></text:span>atam quidem unam, non tempera-<text:line-break/>tas octo: quarum quatuor simplices sint, humida, sicca, -<text:line-break/>calida et frigida : quatuor compositae; humida simul<text:line-break/>et calida, sicca pariter et calida, frigida simul et hu-<text:line-break/>mula, frigida simul et sicca.</text:p>
      <text:h text:style-name="Heading_20_2" text:outline-level="2">Cap. IX. </text:h>
      <text:p text:style-name="P11">In quolibet vero jam dictorum tempera-<text:line-break/>memorum permagnus est excessus defectusque non in<text:line-break/>iis modo, quae. simplicis sunt, sed etiam in composi-<text:line-break/>tis t, adque tum in tota substantia,. tum vero in uno-<text:line-break/>quoque genere. Si cui igitur aguoscendorum tempera-<text:line-break/>mentorunr cura est, incipiat exercitationem oportet ab<text:line-break/>iis in quolibet genere naturis, quae temperatae mediae-<text:line-break/>que sunt; quippe qui, si his alias comparet, facile,</text:p>
      <text:p text:style-name="P3">quod <text:span text:style-name="Default_20_Paragraph_20_Font"><text:span text:style-name="T7">in</text:span></text:span> quavis sirparet deficiatve, invenerit Ergo<text:line-break/>primum de iis, quae simpliciter loquentibus temperata<text:line-break/>iutemperataque dicuntur, agendum: quae scilicet in<text:line-break/>omni generata substantia, non in solis animalibus et<text:line-break/>Rupibus, disquirenda dicimus. Porro hic quoque tan-<text:line-break/>tilium saltem distinguere de nominibus conveniet, ut<text:line-break/>calida temperies alia jam energia, id est actu , fit,<text:line-break/>alia potestate: tum ut potestate ea esse dicamus, quae,<text:line-break/>ouod dicuntur, id nundum sint, ied facile id fieri<text:line-break/>possint, quoniam naturalem, ut id fiant, aptitudinem<text:line-break/>sint adepta. Igitur primum de iis, quae actu calida,<text:line-break/>frigida, humida et sicca sunt, disseramus, auspicati<text:line-break/>ab universa substantia , mox ad animalia et stirpes<text:line-break/>descensuri <text:span text:style-name="Default_20_Paragraph_20_Font"><text:span text:style-name="T1">t</text:span></text:span> ita enim consummationem habebit , quod<text:line-break/>institutum nobis est. Quoniam igitur, quod in omni<text:line-break/>genere maximeque in universa substantia medium est,<text:line-break/>id ex mixtione extremorum conflatur , utique conve-<text:line-break/>niet, ut tum intelligentia ejus, tum dignotio ex illis<text:line-break/>sumatur. Ac .intelligentia quidem facillima. est : quippe</text:p>
      <text:p text:style-name="P3">a calidissimo omnium, quae sub sensum veniunt, veluti<text:line-break/>igne aut quapiam aqua , quae ad summum sit fervens,<text:line-break/>ad id , quod omnium , quae nobis apparent , est frigi-<text:line-break/>dissimum; veluti glaciem et nivem venientes, . aestima-<text:line-break/>to inter ea intervallo , ad unguem id in medio dividi-<text:line-break/>mus: sic enim fymnietron, quod scilicet ab utroque<text:line-break/>extremorum pari abest [patio , intellectu comprehende-<text:line-break/>mus. Quin etiam id nobis praeparare licet mifcen-<text:line-break/>tibus aquae ferventi parent modum glaciei: quod .enim<text:line-break/>ex ambobus est mixtum, pari intervallo ab utroque ex-<text:line-break/>tremorem aberit, et eo quod urit, et eo quod frigore<text:line-break/>stupefacit. Non est igitur difficile ei <text:span text:style-name="Default_20_Paragraph_20_Font"><text:span text:style-name="T1">i</text:span></text:span> qui ita mixtum<text:line-break/>tetigerit, medium universae substantiae in calidi frigi-<text:line-break/>dique oppositione habere, ej usque meminisse, atque<text:line-break/>alia omnia illi veluti normae adaptata judicare. Qulu<text:line-break/>etiam, sic terram, quae sicca sit, vel cinerem, vel<text:line-break/>tale aliquid, quod plane .sit aridum, pari aquae modo<text:line-break/>habueris , medium in sicci humidique oppositione cor-<text:line-break/>pus effeceris. Ergo ne hic quidem difficile est, ubi</text:p>
      <text:p text:style-name="P3">visu pariter tactuq<text:span text:style-name="Default_20_Paragraph_20_Font"><text:span text:style-name="T1">n</text:span></text:span>e ejusmodi corpus noveris <text:span text:style-name="Default_20_Paragraph_20_Font"><text:span text:style-name="T1">j</text:span></text:span> memo-<text:line-break/>riae id infigere , eoque ad humidorum ac siccorum,<text:line-break/>quae deficiant superentve , agnitionem pro norma<text:line-break/>exemplarique uti. Porro corpus, de quo judicandunr<text:line-break/>est, mediocriter calens esto: nam hoc ipsum humidi<text:line-break/>siccique medium corpus, -fi ad summum calorem fii-<text:line-break/>gusve sit perductum , . falsam interim imaginationem ex-<text:line-break/>citabit : videbiturque , quam fit mediocre , aliquando<text:line-break/>humidius, aliquando flemus; quippe, fi liberalius ca-<text:line-break/>Iefiat, liquatum jam ac fluens, humidioris substau-<text:line-break/>tiae phantasiam de se praebebit : contra , refrigeratum<text:line-break/>plus justo, consistit ac cogitur, immobileque redditu<text:span text:style-name="Default_20_Paragraph_20_Font"><text:span text:style-name="T1">r,<text:line-break/></text:span></text:span>et durum tangenti apparet: unde. etiam salsam siccitatis<text:line-break/>imaginationem exhibet : quod si , veluti humidi siccique<text:line-break/>parem modum habet, . sic caloris ac frigoris sit in me-<text:line-break/>dio , nec durum nec molle tangenti apparebit id cor-<text:line-break/>pus. Atque tota quidem ejusmodi corpora -per tota se<text:line-break/>miscendi, calidum, inquam, frigidum, siccum et hu-<text:line-break/>mictum, homini facultas non est: terra enim aquae</text:p>
      <text:p text:style-name="P3">confusa miscetur quidem (quatenus scilicet rideri cui-<text:line-break/>piam possit) . atque ita tota toti contemperatur : caete-<text:line-break/>rum appositio exiguarum partium ea est ,. nequaquam<text:line-break/>totorum per tota mixtio; sed ambo ea per tota misce-<text:line-break/>re Dei vel naturae est opus: magisque etiam, si ca-<text:line-break/>lusum ac frigidum inter se tota .per tota miscenda<text:line-break/>situs Attamen appositionem ejusmodi efficere, ut sen-<text:line-break/>sum effugiam singula fimplicium corporum , non solum<text:line-break/>naturae opus Deive est, sed etiam nostrum: neque<text:line-break/>enim difficile est tali mixtione lutum, quod medium<text:line-break/>sicci humidique sit -, moliri: simili modo et quod<text:line-break/>calidi et frigidi fit medium : videbiturque tibi ejus-<text:line-break/>modi corpus in calore et frigore temperatum; imo<text:line-break/>etiam in duritiae mollitiaeque medio statu esse. Id au-<text:line-break/>tem genus est hominis cutis, utpote omnium extremo-<text:line-break/>rum, calidi , frigidi , humidi, sicci <text:span text:style-name="Default_20_Paragraph_20_Font"><text:span text:style-name="T1">j</text:span></text:span> vere media,<text:line-break/>maximeque ea , quae est in manu : haec enim omnium<text:line-break/>sensilium veluti norma futura erat , tactus nimirum. in-</text:p>
      <text:p text:style-name="P3">str<text:span text:style-name="Default_20_Paragraph_20_Font"><text:span text:style-name="T1">a</text:span></text:span>mentum prudentissimo animalium proprium ab ipsa<text:line-break/>natura p<text:span text:style-name="Default_20_Paragraph_20_Font"><text:span text:style-name="T1">r</text:span></text:span>aeparata : quo magis eam ab omnibus extremis,<text:line-break/>calido, inquam, frigido, sicco et humido, pari ab-<text:line-break/>esse intervallo oportuit. Iam utique et constat ex Ito-.<text:line-break/>rum omnium aequis portionibus , -non compositis modo,<text:line-break/>fed etiam per totas se mixtis ; quod nostrum. pla<text:span text:style-name="Default_20_Paragraph_20_Font"><text:span text:style-name="T1">n</text:span></text:span>e<text:line-break/>nemo efficere potest , <text:span text:style-name="Default_20_Paragraph_20_Font"><text:span text:style-name="T1">t</text:span></text:span>est est naturae opus. Quaecum-<text:line-break/>que igitur partes cute sunt duriores, veluti ossa, car-<text:line-break/>tilagines , cornua , pili , ungues , ligamenta , ungu-<text:line-break/>lae, calcaria, lu his omnibus siccum praevalet; . quae-<text:line-break/>cunque vero molliores fiunt, sicuti sanguis, pituita,<text:line-break/>sevum, adeps, cerebrum, medulla tum spinalis tum<text:line-break/>altera, in his humidi plus est, quum sicci. Quin-<text:line-break/>etiam, quanto siccissima <text:span text:style-name="Default_20_Paragraph_20_Font"><text:span text:style-name="T1">o</text:span></text:span>mnium, quae sunt lu homine,<text:line-break/>pars cutem siccitate superat , tanto rursus a cute <text:span text:style-name="Default_20_Paragraph_20_Font"><text:span text:style-name="T1">t</text:span></text:span>n-<text:line-break/>peratur , quae est humidissima. Porro videtur nunc<text:line-break/>disceptatio nostra ea, quae utilissima sinat , attingere:<text:line-break/>ac docere simul, quod tum animalium, tum vero alio-<text:line-break/>rmn omnium corporum temperatissimus fit homo: simul</text:p>
      <text:p text:style-name="P3">quod omnium; quae in eo <text:span text:style-name="Default_20_Paragraph_20_Font"><text:span text:style-name="T1">t</text:span></text:span>uus, parti cularum cutis,<text:line-break/>quae intra manum habetur, omnis excessus plane sit<text:line-break/>expers. Rursus igitur hic orationem sistentes aesti-<text:line-break/>memus , quisnam sit optime temperatus homo , quem sci-<text:line-break/>licet totius substantiae, vel potius tum hominum, tum<text:line-break/>reliquorum animalium melium , veluti regulam et nor-<text:line-break/>mam, statuentes, reliquos omnes huic collatos calidos, frigi-<text:line-break/>dos, humidos siccosve dicere oporteat. Concurrant ergo<text:line-break/>oportet in hoc homine multae notae : quippe et cum<text:line-break/>universa substantia collatus medius apparere in ea de-<text:line-break/>het, . et magis etiam cum hominibus et bestiis. Ac medii<text:line-break/>quidem in universa substantia communes notae dictae<text:line-break/>jam sunt: quae vero in animalium speciebus notantur,<text:line-break/>actionis perfectione , quae cuique fit conveniens , judi-<text:line-break/>cantur. Convenit autem homini , ut sit sapientissimus :<text:line-break/>cani, ut mitissimus pariter sit et acerrimus; leoni; ut<text:line-break/>tantum sit fortissimus: sicuti ovi, ut sit tantum mitissi-<text:line-break/>rna. dum vero, quod corporis actiones consentientes</text:p>
      <text:p text:style-name="P3">esse animi moribus oporteat, tum Aristoteli in iis, quae<text:line-break/>de- partibus .animalium scripsit; tum vero nobis alibi<text:line-break/>nihilominus est monstratum. Ac methodus quidem haec<text:line-break/>est. Exercitari vero, ut non in singulis modo anima-<text:line-break/>dium generibus, sed etiam in universis medium prompte quis<text:line-break/>noscat, id cuiuslibet hominis non est, sed diligentis in<text:line-break/>primis, qui per longam experientiam et multam omnium<text:line-break/>particularium . peritiam invenire moliunt queat. . Quip-<text:line-break/>pe -.ad eum modum plastae , pictores, statuarii, . alii<text:line-break/>denique fictores, .quae pulcherrima in omni specie sunt,<text:line-break/>tum .pingunt, tum fingunt, veluti hominem speciosissi-<text:line-break/>mum , equum, . bovem, leonem, ad id, , quod<text:line-break/>medium est in illa specie , . collineantes. Ean-.<text:line-break/>dantque Homines quandam Polycleti statuam, canonem<text:line-break/>appellatam , inde adeo id nomen fortitam , quod par-<text:line-break/>tium luter fe omnium commoderationenr ad unguem ha-<text:line-break/>beat. Habet autem , quem nunc quaerimus , plus<text:line-break/>aliud, quam canon ille, cum non. folum humoris ac<text:line-break/>siccitatis; caliditatis et frigiditatis in medio c<text:span text:style-name="Default_20_Paragraph_20_Font"><text:span text:style-name="T1">o</text:span></text:span>nsistat</text:p>
      <text:p text:style-name="P3">is, qui ita eusarcos, L e. quadratus, est homo, sed<text:line-break/>etiam optimam formationem fit adeptus: quae fortasse<text:line-break/>bonam quatuor elementorum temperiem est comitata:<text:line-break/>fortasse diviniorem aliquam superne originem habet.<text:line-break/>Caeterum prorsus eucraton esse hujusmodi hominem, id<text:line-break/>vero esit necessarium: quippe mediocritas in carne ex<text:line-break/>mediocritate . temperamenti provenit. Protinus autem<text:line-break/>assequitur tale corpus, ut optime ad actiones sit com-<text:line-break/>paratum: tum in .mollitie et duritie , praeterea - cad<text:line-break/>lore ac frigore mediocriter fe habeat : atque haec<text:line-break/>omnia insint cuti, hui usque .maxime illi parti,- quab est<text:line-break/>intra .manum, scilicet quae callum nullum ejusmodi:<text:line-break/>contraxit, qualis in remigibus et fossoribus cernitur.<text:line-break/>Cum enim gemini orsus causa manus sint factae , tactu<text:line-break/>discernendi et rem quampiam comprehendendi, uti-<text:line-break/>que quae molles sunt, . ad exquisitius tangendum, du-<text:line-break/>rae ad aliquid majore vi capiendum magis sunt ido-<text:line-break/>neae. Qumetiam cutis, quae non solum omnium hos .<text:line-break/>minis partium , sed etiam universae , quae generationi<text:line-break/>corruptio usque fubjicrtur, substantiae media est, ea nec</text:p>
      <text:p text:style-name="P3">callosa, nec dura lapidea ve est, sed fecundum natu-<text:line-break/>ram. fe habens, quo scilicet cutis genere maxime per-<text:line-break/>lectum esse tactum . censemus. Ac quod in .duritie^ et<text:line-break/>mollitie medium omnium particularum locum sit fortior,<text:line-break/>abunde liquet: quod autem et in calore ac frigore.<text:line-break/>similiter fe habeat, ex ejus substantia maxime intelligas<text:line-break/>licet; est enim veluti ianguine praestitus nervus, qui<text:line-break/>sit inter nervum .et .carnem quiddam plane medium,<text:line-break/>ut. si ex mixtis utrisque constitueretur.- Caeterum<text:line-break/>nervus omnis exangms et frigidus: caro multi fanguis-<text:line-break/>nis . et .calida : media inter utrumque est cutis , neti<text:line-break/>plane exanguis, ..ut nervus, nec sanguine abundans,<text:line-break/>ut caro. Si igitur hanc omnium animalis partium ve-<text:line-break/>luti normam judicemque p<text:span text:style-name="Default_20_Paragraph_20_Font"><text:span text:style-name="T1">r</text:span></text:span>oponens reliqua illis con-<text:line-break/>feras, atque ad eam examines, octo diversas intempe-<text:line-break/>ries in eis invenies. Iamque. membratim tibi de omni-<text:line-break/>bus deinceps disseram. Hmnidissinrum frigidissimumque<text:line-break/>su corpore pituita. .est: calidissimum fanguis; non ta-</text:p>
      <text:p text:style-name="P3">men est is perinde -humidus, ut pituita: siccissimum<text:line-break/>ac frigidissimum- est .pilus : minus eo et frigidum et<text:line-break/>siccum est os; hoc vero minus siccum est cartilago r<text:line-break/>proxime hanc sequitur ligamentum, et quem composito<text:line-break/>nomine chondrosyndesmon , L e. cartilagineum ligamen..<text:line-break/>tum , . vocante post hunc tendo ; deinceps membrana,<text:line-break/>et arteria et vena., ipsa scilicet corpora vasorum: sue-<text:line-break/>cedunt deinde nervi duri. Molles autem nervi lu hu-<text:line-break/>mutilate -et siccitate mediam naturam, sicuti cutis, obti-<text:line-break/>nent: nam in altera oppositione, quae est calidi et<text:line-break/>frigidi, nervus mollis in medio non est, sed tantum<text:line-break/>ei defit de calore , quantum de sanguine. Ita vero<text:line-break/>et -reliqua . omnia prius dicta tanto sunt cute frigidiora,<text:line-break/>quanto minus habent sanguinis. Etiam tunicae -ipsae,<text:line-break/>maxime sanguineorum vasorum , arteriarum -dico et<text:line-break/>venarum, non fidum exungues sunt, sed etiam -frigi-<text:line-break/>dae natura ; . contactu tamen sanguinis . calefiunt , .atque<text:line-break/>ad medium temperamenti statum veniunt. Sanguis vea<text:span text:style-name="Default_20_Paragraph_20_Font"><text:span text:style-name="T1">r<text:line-break/></text:span></text:span>ro ipse. a corde suum .accipit .calorem: quippe id vasculi</text:p>
      <text:p text:style-name="P6">natura tum omnium . animalis particularum maxime<text:line-break/>sanguineum , tum vero calidissimum est : proximum<text:line-break/>illi jecur est, verum cor paulo quam. cutis minus est<text:line-break/>durum , -jecur multo. Itaque etiam humidius quam<text:line-break/>cutis; quanto scilicet est mollius.<text:tab/>l aur vero caro hu-</text:p>
      <text:p text:style-name="Normal">misti or cute est, eadem tamen calidior: spinalis autem<text:line-break/>medulla cute est humidior , atque etiam frigidior : sic-<text:line-break/>uti hac rursus humidius est cerebrum: cerebro autem<text:line-break/>ipfo adeps , cui concretio contingit propterea , quod<text:line-break/>membranis adjacet: crasso namque oleo est similis: eo-<text:line-break/>que congelatur, ubi cum frigidis et exanguibus par-<text:line-break/>ficulis coniungitur. At neque ci<text:span text:style-name="Default_20_Paragraph_20_Font"><text:span text:style-name="T1">r</text:span></text:span>ca jecur coire adeps<text:line-break/>potest, neque circa arterias venasve, aut cor, .sed<text:line-break/>nec circa aliam ullam praecalidam .particulam Quo-<text:line-break/>niam autem cogitur per id, quod valde est frigidum,<text:line-break/>idcirco calefacta liquatur caeterorum coagulatorum ri- -<text:line-break/>tu : at cerebrum calsactum minime liquatur , eoque<text:line-break/>adipe minus est humidum. Porro minus humida, quam -<text:line-break/>adeps, est et pulmonum caro, ut quae nec ipsa cal-</text:p>
      <text:p text:style-name="P3">facta liquescat : jam longe etiam adipe minus. humida<text:line-break/>est tum lienis tum renum caro. omnia tamen haec<text:line-break/>cute sunt humidiora. Harum rerum demonstrationes<text:line-break/>proximo libro tradam, sicuti omnia , . quae ad univer-<text:line-break/>Iam de temperamentis disputationem desunt, duobus de-<text:line-break/>iiiceps commentariis exponam.</text:p>
      <text:h text:style-name="P9" text:outline-level="1"><text:bookmark-start text:name="bookmark2"/>CALENI DE TEMPERAMENTIS LIBER<text:line-break/>SECUNDUS.<text:bookmark-end text:name="bookmark2"/></text:h>
      <text:h text:style-name="Heading_20_2" text:outline-level="2">Cap. L </text:h>
      <text:p text:style-name="P11">Quod multifariam quidem dicatur humi-<text:line-break/>dum, siccum, calidum et frigidum corpus, in proxi-<text:line-break/>mo definitum est libro. Demonstratum praeterea . est,<text:line-break/>novem esse temperamentorum differentias, unam qui-<text:line-break/>dem , quae mediocris sit et o<text:span text:style-name="Default_20_Paragraph_20_Font"><text:span text:style-name="T1">n</text:span></text:span>eratos, i. e. temperata,<text:line-break/>reliquas omnes intemperatas, quatuor simplices, unica<text:line-break/>scilicet in quaque praepollente qualitate, vel calore, vel<text:line-break/>frigore , vel siccitate , vel humiditate ; quatuor ab his<text:line-break/>diverfas, in quibus utriusque oppositionis altera quali-<text:line-break/>tas exuperat: dico autem duas oppositiones, alteram,</text:p>
      <text:p text:style-name="P3">quae est calidi et frigidi , alteram , quae est humidi et<text:line-break/>sicci. Ab his ad notas earum digressi, de temperata<text:line-break/>natura disceptavimus , quoniam haec omnium prima<text:line-break/>virtute, potentia cognitionisque ordine sit. At cum<text:line-break/>temperatum aliud absolute dictum inveniatur in universa<text:line-break/>rerum natura, aliud in singulis generibus, principio<text:line-break/>visum est de eo considerandum esse, quod communiter<text:line-break/>in universa natura aestimatur. Hujus norma judicium-<text:line-break/>que erat elementorum portionis aequalitas : ob - quam<text:line-break/>extremorum omnium medium ad unguem redditum eu-<text:line-break/>craton et fymmetron (sive temperatum et mediocre<text:line-break/>mavis) dicitur. Reliqua, quae in singulis generibus<text:line-break/>temperata dicuntur , propriis corporum sunctionibus<text:line-break/>ufibusque judicantur: e o que fit, ut idem animalis cu-<text:line-break/>juspiam stirpisve corpus omnium, quae in eodem fiunt<text:line-break/>genere, medium esse possit, id est in illo genere<text:line-break/>eucraton et mediocre; alteri vero cuipiam compara-<text:line-break/>tum vel stirpium vel animalium vel inanimorum ge-</text:p>
      <text:p text:style-name="P3">neri, dyscraton sive intemperatum. Quippe viventis<text:line-break/>corpus cum demortui corpore collatum humidius ca-<text:line-break/>lidiusque est r verbi gratia leo vivens leone mortuo,<text:line-break/>tum ipse se ipso , - tum alter altero calidior humi-<text:line-break/>diorque esu Atque inde adeo dictum veteribus est,<text:line-break/>animal calidum et humidum esse , non absoluto ser-<text:line-break/>mone , quod humiditas in eo calorve exuperet . (sic<text:line-break/>enim invenire est animalia sicca frigidaque complura,-<text:line-break/>veluti culices mulionios , culices vinarios , muscas,<text:line-break/>apes, formicas), sed ut ad mortua collata. Viva enim<text:line-break/>apis calidior humidrorque quam mortua est, et formi-<text:line-break/>ca viva, quam mortua; cum homine tamen, equo<text:line-break/>boveve collata , tum aliis sanguine praeditis animali-<text:line-break/>bus , omnia id genus frigida siccaque temperie sunt.<text:line-break/>Quin, si ad universam naturam spectans ea expendas,<text:line-break/>ne sic quidem, quo minus frigida siccaque sint, ela-<text:line-break/>bantur. veluti enim in.uuoquoque genere, ubi quid a me-<text:line-break/>diocritate recessit, ab eo, quod vincit, nomen acci-</text:p>
      <text:p text:style-name="P3">pit: itidem in unive<text:span text:style-name="Default_20_Paragraph_20_Font"><text:span text:style-name="T1">r</text:span></text:span>sa substantia, cum aliquid me-<text:line-break/>dium transie<text:span text:style-name="Default_20_Paragraph_20_Font"><text:span text:style-name="T1">r</text:span></text:span>it , non amplius eucraton , sed vel casi-<text:line-break/>dum, vel frigidum, vel humidum, vel siccum nomi-<text:line-break/>nubitur. . Monstratum enim supra est ,. hominem . non<text:line-break/>solum animalium stirpiumva , sed etiam reliquorum<text:line-break/>omnium maxime esse temperatum. Quoniam autem<text:line-break/>ex multis et dissidentibus is. conditus est partibus; ma-<text:line-break/>nifestum est, quae pars medio omnium sit temperame<text:span text:style-name="Default_20_Paragraph_20_Font"><text:span text:style-name="T1">n-<text:line-break/></text:span></text:span>to, eam esse simpliciter temperatissimam.: quae nam-<text:line-break/>que animalis ejus, quod medii sit temperamenti, me-<text:line-break/>dia particula. est, haec .omnium simpliciter est tempe-<text:line-break/>ratissima. Monstratum vero. est, ni esse in homine vo-<text:line-break/>catam cutem , atque hujus eam maxime partem , quae<text:line-break/>in manu est interna ; si tamen , qualem eam natu<text:span text:style-name="Default_20_Paragraph_20_Font"><text:span text:style-name="T1">r</text:span></text:span>a<text:line-break/>est molita, talis .perstiterit. Iam vero, quod nec cu-<text:line-break/>jusque hominis cutis medium absolute sit universae sub-<text:line-break/>stantiae, ied ejus, qui maxime est temperatus, dictum<text:line-break/>prius est; plurimam enim esse ipsis quoque hominibus</text:p>
      <text:p text:style-name="P3">inter se differentiam. Verum maxime temperatus is est,<text:line-break/>qui corporis habitu medius horum extremorum apparet,<text:line-break/>gracilitatis, crassitudinis, mollitiei, duritiei, itemque<text:line-break/>caloris et frigoris : invenias enim cuiuslibet hominis<text:line-break/>tangendo corpus vel mitem et halituosum calorem, ver<text:line-break/>igneum et acrem, vel horum neutrum, imo frigidita-<text:line-break/>tem quandam praepollentem ; frigiditatem autem prae-<text:line-break/>p<text:span text:style-name="Default_20_Paragraph_20_Font"><text:span text:style-name="T1">o</text:span></text:span>llere, ut in animalis corpore, intelligere oportet,<text:line-break/>coque tum sanguine praedito, tum humido. Ac cor-<text:line-break/>pore quidem talis homo est temperatissimus. ldem ani-<text:line-break/>mo quoque medius omnino est audaciae et timoris,<text:line-break/>cunctationis et praecipitationis, misericordiae et nivi-<text:line-break/>diae; fuerit vero talis alacer, .amicorum ama<text:span text:style-name="Default_20_Paragraph_20_Font"><text:span text:style-name="T1">n</text:span></text:span>s , hu- -<text:line-break/>manus et prudens. Et temperatissimus quidem homo ex<text:line-break/>his . primum potissinrunrque agnoscitur ; his accedunt<text:line-break/>non pauca eorum , quae ex. necessitate fequuntur.-<text:line-break/>Quippe edrt bibitque moderate: . et nutrimenta non fo-<text:line-break/>lum in ventre , feli etiam lu venis et in tota corpo-</text:p>
      <text:p text:style-name="P3">ris habitudine probe concoquit, omnesque (ut semet<text:line-break/>dicamf tum naturales , tum animales dictas virtutes in-.<text:line-break/>culpatus habet: cum et sensuum sacultatibus, et metti-<text:line-break/>Imorum motibus optimis .sit praeditus : tum vivida co-<text:line-break/>lore semper sit: tum ad perspiratum excrementorum<text:line-break/>bene comparatus: idem medius inter somnolentum et<text:line-break/>pervigilem , inter glabrum et hirtum , inter nigrum<text:line-break/>colorem et album : pilosque habeat , cum puer est,<text:line-break/>magis rufus quam nigros, cum in store est , contra.</text:p>
      <text:h text:style-name="Heading_20_2" text:outline-level="2">Cap. II. </text:h>
      <text:p text:style-name="P11">At quoniam disserentiarum , quae ex<text:line-break/>aetate ejus spectantur, mentionem Ieci, non alienum<text:line-break/>sit aliquid jam de his quoque apponere. Porro vole-<text:line-break/>bam uniuscujusque praedictarum notarum cautas perse-<text:line-break/>qui: verum cum ad ea, quae nunc Iunt proposita, m a-<text:line-break/>gis urgeat aetatum consideratio , quae etiam maximam<text:line-break/>nobis ad causarum inventionem sacultatem suggerat, huic<text:line-break/>primum nunc insistamus. Intelligamus igitur recens<text:line-break/>Formatum animal in utero matris , quo Iciamus , qua<text:line-break/>ratione humidissimum calidissimumqne sit. Prima enim</text:p>
      <text:p text:style-name="P3">ejus constitutio ex sanguine et semine est, quae humi-<text:line-break/>dae et calidae res sunt. His autem magis semper sic-<text:line-break/>ceseentibus , primum quidem formantur membranae,<text:line-break/>tunicae, item .viscera et sanguinis vasa: ultima vero<text:line-break/>perficiuntur ossa, et ungues, et cartilagines, concreta<text:line-break/>scilicet eorum substantia: ante enim, quam vel tendi<text:line-break/>possit subiecta substantia vel concrescere, nihil steti ntemo-<text:line-break/>ratorum potest. Et tunicae quidem ac membranae, arte-<text:line-break/>adaeque et nervi, et venae., tensa ea: ossa, carrila-<text:line-break/>gines, ungues, ungulae et viscera, coagulata ea, per-<text:line-break/>finiuntur. Ilis vero in utero perlectis, ita deinde pa-<text:line-break/>ritur insons. Est vero adhuc iti summo humidus , vel-<text:line-break/>nti bryon , i. e. muscus seu maris alga : idque non<text:line-break/>sanguinis vasis modo et visceribus ac carne, sed etiam<text:line-break/>ipsis ossibus, quae scilicet siccissima sunt omnium quae<text:line-break/>in nobis sunt partium. Verum tum haec, tum reliqua<text:line-break/>tota una cum his membra, quasi cerea sint, inIantium<text:line-break/>nutrices fingunt sormantque : tanta est lu toto puello-<text:line-break/>rum corpore humiditas. Quin si recens editum porecl-</text:p>
      <text:p text:style-name="P3">tum vel esse , vel dissectum inspicere velis , carnem<text:line-break/>quidem ejus mucosam praehumidamque invenies : os-<text:line-break/>seum vero genus universum caseo, qui modo sit coagu-<text:line-break/>latus , assimile : adeo ut nuper nati animalis corpus pro-<text:line-break/>pter redundantem in eo humorem libens non comedas.<text:line-break/><text:span text:style-name="Default_20_Paragraph_20_Font"><text:span text:style-name="T1">Q</text:span></text:span>uod maxime tum suilli , tum ovilli suetus corporibus<text:line-break/>accidit, propterea quod ea maxime sunt humida: ca-<text:line-break/>prinum , quod siccius sit, et melius eIui est et jucun-<text:line-break/>dius. Contra vero quam in novellis porcellis, quae-<text:line-break/>cunque jam senuerunt, haec ossa quidem omnia et Ii-<text:line-break/>gamenta universa praesicca , sine succo et insipida pos-<text:line-break/>sident: carnem vero nervosam et duram: arterias quo-<text:line-break/>que et venas, et nervos, aetatis culpa lori instar, in-<text:line-break/>suaves iet sine Iucco. Quae medio statu horum ac nu-<text:line-break/>pcr natorum sunt, quae utique jam <text:span text:style-name="Default_20_Paragraph_20_Font"><text:span text:style-name="T1">a</text:span></text:span>etate processerunt,<text:line-break/>quantum a senio absunt, tantum et ab extrema siccita-<text:line-break/>te Eunt remota : quae minora sunt atque adhuc au-<text:line-break/>gescunt, tantum ea quoque a gestati etiamnum suetus</text:p>
      <text:p text:style-name="P3">humore absunt , quantum processerunt aetate. Flo-<text:line-break/>rescens vero aetas omnium animalium maxime in medio<text:line-break/>extremorum est, <text:span text:style-name="Default_20_Paragraph_20_Font"><text:span text:style-name="T1">n</text:span></text:span>eque, sicut lenium, ad summam per-<text:line-break/>ducta siccitatem-,- neque, velut infa<text:span text:style-name="Default_20_Paragraph_20_Font"><text:span text:style-name="T1">n</text:span></text:span>tium aetas, in hu-<text:line-break/>more et multo uvido .mersa. Cur igitur aliqui cele-<text:line-break/>hrium . medicorum humidum esse <text:span text:style-name="Default_20_Paragraph_20_Font"><text:span text:style-name="T1">t</text:span></text:span>entum prodiderunt ?<text:line-break/>an videlicet quod excrementorum abundantia funt de-<text:line-break/>cepti ? quippe tum oculi his lacrymis suffunduntur:<text:line-break/>tum nares gravedi<text:span text:style-name="Default_20_Paragraph_20_Font"><text:span text:style-name="T1">n</text:span></text:span>e replentur: tum in ore eorum sa-<text:line-break/>livae copia exuperat: ad haec tum tussiunt, tum excre-<text:line-break/>ant pituitam, scilicet pulmones quoque hac esse refertos<text:line-break/>indicantes : .venter quoque illis pituita est plenus : . tum<text:line-break/>singuli .articuli quodammodo mucosa Caeterum nihil<text:line-break/>horum obstat, quo minus fenum corpora sicca censean-<text:line-break/>tur; ut quorum nervos et arterias et. venas et mem-<text:line-break/>lucanas et tunicas instrumentorum om<text:span text:style-name="Default_20_Paragraph_20_Font"><text:span text:style-name="T1">n</text:span></text:span>ium multo,<text:line-break/>quam prius erunt, sicciores invenias, circumfundi au-<text:line-break/>tem illis extrinsecus intrinfecusque aut pipuitofum<text:line-break/>quendam humorem aut mucosum. Verum tantum abest,</text:p>
      <text:p text:style-name="P3">humore absunt , quati tu tn processerunt aetate. Elo-<text:line-break/>rescens vero aetas omnium animalium maxime in medio<text:line-break/>extremorum est, neque , sicut senium, ad summam per-<text:line-break/>ducta siccitatem, neque, velut insontium aetas, in bu-<text:line-break/>more et multo uvido mersa. Cur igitur aliqui cele-<text:line-break/>brium medicorum humidum esse senium prodiderunt^<text:line-break/>an videlicet quod excrementorum abundantia sunt de-<text:line-break/>cepti ? quippe tum oculi his lacrymis sussunduntur :<text:line-break/>tum nares gravedine replentur: tum in ore eorum sa-<text:line-break/>Iivste copia exuperat: ad haec tum tussiunt, tum excre-<text:line-break/>ant pituitam, scilicet pulmones quoque hac esse refertos<text:line-break/>indicantes: venter quoque illis pituita est plenus: tum<text:line-break/>singuli articuli quodammodo mucosa Caeterum nihil<text:line-break/>horum obstat, quo minus senum corpora sicca censean-<text:line-break/>tur: ut quorum nervos et arterias et venas et mem-<text:line-break/>branas et tunicas instrumentorum omnium multo,<text:line-break/>quam prius erant, sicciores invenias , circumfundi au-<text:line-break/>tem illis extrinsecus intrinlecusque aut pituitosuin<text:line-break/>quendam humorem aut mucosum. Verum tantum abest,</text:p>
      <text:p text:style-name="P3">lae dum <text:span text:style-name="Default_20_Paragraph_20_Font"><text:span text:style-name="T1">s</text:span></text:span>unt, molles humidaeque cernuntur: sene-<text:line-break/>fcentes assidue magis siccescere videntur : ad postre-<text:line-break/>situm prorsus exardescunt, idque ipsis mors est. Ac<text:line-break/>quod siccissima aetatum senilis sit, ex jam dictis liquet:<text:line-break/>quod autem et frigidissima sit, id vel magis est evidens,<text:line-break/>ita ut de eo nemo dubitaverit. Nam et tangenti <text:span text:style-name="Default_20_Paragraph_20_Font"><text:span text:style-name="T1">s</text:span></text:span>enes<text:line-break/>frigidi apparent, et facile in frigidum statum mutantur:<text:line-break/>et nigri et lividi fiunt : et frigidis morbis facile ca-<text:line-break/>piuntur , apoplexia , nervorum resolutione , stupore,<text:line-break/>tremore , convulsione , distillatione , raucedine. Por-<text:line-break/>ro periit eorum omnis propemodum fanguis : eoqne una<text:line-break/>periit et coloris rubor. Jam vero concoctio iis et di-<text:line-break/>gestio, et fanguificatio , et appositio, et nutritio, et ap-<text:line-break/>petentia, et Ien<text:span text:style-name="Default_20_Paragraph_20_Font"><text:span text:style-name="T1">s</text:span></text:span>us, et motus, oblaesa omnia <text:span text:style-name="Default_20_Paragraph_20_Font"><text:span text:style-name="T1">s</text:span></text:span>unt vi-<text:line-break/>tiofeque assecla. Et quid, quaeso, aliud est senium,<text:line-break/>quam via ad interitum? Itaque si mors naturalia calo-<text:line-break/>ris est extinctio, utique senium veluti tabes quaedam<text:line-break/>ejus suerit, Verum non perinde de puerorum et flo-</text:p>
      <text:p text:style-name="P3">rentium aetate inter medicos convenit. Sed nec di-<text:line-break/>timere inter eos litum est promptum-: probabiles. enim<text:line-break/>sunt utrorumque rationes, tum eorum, qui .pueros cali-<text:line-break/>.diores esse quam florentes aetate censent , tum eorum,<text:line-break/>.qui contra florentes. calidiores pueris.. esse contendunt.<text:line-break/>Alteri namque ex, eo quod. sanguinis humor omnium,<text:line-break/>quae in animalis corpore fecundum naturam continen-<text:line-break/>tur, calidissimum sit: tum quod foetus in utero pro-<text:line-break/>.petundum sanguis tantum sit,, post autem fingendis uti-<text:line-break/>.que jam particulis aliud os efficitur ,. . aliud arteria,<text:line-break/>aliud vena, . aliud diversum ab his aliquid, omnia ta-<text:line-break/>meu rubra; tum - quod plurimum sanguinem sincerissi-<text:line-break/>unum calidissimumque obtineant: colligunt, calidissimum<text:line-break/>esse gestatum jn utero foetum: quod si est. etiam<text:line-break/>pueros, quanto gestatis in utero propiores funt, tanto<text:line-break/>esse flo<text:span text:style-name="Default_20_Paragraph_20_Font"><text:span text:style-name="T1">r</text:span></text:span>entibus aetate calidiores.. Alteri vero, quod<text:line-break/>etiam plurimus sit. in florentibus fanguis ac- copiosior,<text:line-break/>. quam in pueris, ita ut ejus occasione crebro his Ian-<text:line-break/>gnis profluat; quin etiam quod flavae- bilis succus, qui</text:p>
      <text:p text:style-name="P3">sanguine multo est calidior , plurimus his sit, propter-<text:line-break/>ea calidiores esse florentes quammuerbs confirmant. Rursus<text:line-break/>illi ab ipsis functionibus , quod tum augeantur, tumulor<text:line-break/>ra quam pro corporis sui portione -alimenta tum appe-<text:line-break/>tant , tum conficiant, - validum esse- in pueris calorem<text:line-break/>asserunt. Hi contra humiditatis .occasione potius quam<text:line-break/>caloris vi augeri <text:span text:style-name="Default_20_Paragraph_20_Font"><text:span text:style-name="T1">A</text:span></text:span>llos contendunt,- at concoctione non<text:line-break/>modo florentes non vincere, sed etiam. longe ab iis pue-<text:line-break/>ros vinci; nam et vomitiones iis ex incoctis cibis acci-<text:line-break/>dore , et dejectiones , cum ipsi cibi adhuc humidi sunt<text:line-break/>asperique, nec adhuc in succum mutati. Quod si ap-<text:line-break/>petunt plura , nihil id facere ad caloris robur : pii-<text:line-break/>urum enim id non accidere caloris copia, ut animal appetat<text:line-break/>plura, immo contra, refrigeratis scilicet his partibus, quibus<text:line-break/>appetentia debetur ; deinde quoniam nontantum ad nutri-<text:line-break/>lienem , sed etiam incrementum alimenta dispensam.<text:line-break/>fur, idcirco etiam pluribus nutrimentis iis esse opus.<text:line-break/>Iam vero reliquis functionibus universis etiam non</text:p>
      <text:p text:style-name="P3">obficure inferiores esse pueros iis, qui florente sunt ae-<text:line-break/>tate , ut qur nec ingredi , nec currere , nec portare,<text:line-break/>nec quicquam in . summa functionum activarum similiter<text:line-break/>obire queant ; cum florentibus tum <text:span text:style-name="Default_20_Paragraph_20_Font"><text:span text:style-name="T1">t</text:span></text:span>ensum omnem,<text:line-break/>tum intellectum ad summam perfectionem bonitatem-<text:line-break/>que : pervenisse dicant: In summa , puerum adhuc im-<text:line-break/>perfectum esse , florentem animal perfectum ; in<text:line-break/>perfectis , rationabile esse , maxime activum maxi-<text:line-break/>nreque princeps elementum praepollere. Quin fom-<text:line-break/>no quoque plurimo deustos pueros videre licet, con-<text:line-break/>tra minimo florentes esse contentos : quanquam hunc<text:line-break/>quoque aliter accidere, ne vel insanum quidem homi-<text:line-break/>nem censere ajunt , quam calido victo quodammodo<text:line-break/>grayatoquehumoris copia , veluti tum ex temulentis<text:line-break/>intelligere licet, tum ex iis, qui balneo liberalius sint<text:line-break/>usi; ita vero et papaver somnificum esse, et mandra-<text:line-break/>goram, et lactucam, et omnia, quae humidiora frigi-<text:line-break/>dioreque temperie sunt. At tales quidem de proposse<text:line-break/>tarum aetatum. temperie rationes utrinque asseruntur:</text:p>
      <text:p text:style-name="P3"/>
      <text:p text:style-name="Normal">omnes enim recensere supervacuum videtur,. cum sur-<text:line-break/>mula ipsa epicheirematum vel ex iis, quae retulimus;<text:line-break/>fatis clare perspici possit.. Eminus enim utrique ferme-<text:line-break/>que a fecundis priora colligunt;. ac tanquam jam sciat<text:line-break/>auditur, quemadmodum auctio, quemadmodum conco-<text:line-break/>ctio , et quemadmodum nutritus fiat , verba faciunt.<text:line-break/>Simili modo de fenfu, de intellectu, de functionibus<text:line-break/>tum naturalibus, tum activis disputant. De somni quo-<text:line-break/>que generatione et ciborum natura mentionem faciunt v<text:line-break/>quorum nullum simplex promptumque cognitu est, sed et<text:line-break/>multam disquisitionem requirit, nec potest fortasse ulli<text:line-break/>compertum esse, nisi qui prius humidam, siccam, culi-.<text:line-break/>dam frigidamque temperiem sciat agnoscere. Quicquid<text:line-break/>enim eorum veluti scientes dicunt, .. id si demonstrare<text:line-break/>eos cogas , prorsus disputationem de temperamentis,<text:line-break/>hanc scilicet, cui nunc insistimus, desiderabunt. Quare<text:line-break/>per mutua et ex mutuis fiunt iis demonstrationes: ex<text:line-break/>iis quidem, quae nunc quaerimus, ceu jam sint cognita,</text:p>
      <text:p text:style-name="P2">cum de actionibus disputant , et ciborum ac medica-<text:line-break/>mentorum facultates investigant, ac de Ieiuno et aliis<text:line-break/>id genus disserunt: rursus autem, quae nunc sunt pro-<text:line-break/>posita, per illa, veluti prius jam nota, demonstrant.<text:line-break/>Ego vero ejusmodi demonstrationes non probo ; quin, si<text:line-break/>fateri verum oportet, nec demonst<text:span text:style-name="Default_20_Paragraph_20_Font"><text:span text:style-name="T1">r</text:span></text:span>ationes eas censeo,<text:line-break/>-veluti diffusius in aliis ostendi, statimque esse in omni<text:line-break/>docendi genere existimo ordinem conceptionum defini-<text:line-break/>-re. Si igitur principium omnis quae .de temperamentis<text:line-break/>suscipitur disputationis tractatio de elementis est, sint-<text:line-break/>ne .ea impatibilia prorfusque mutationis expertia, an<text:line-break/>alte<text:span text:style-name="Default_20_Paragraph_20_Font"><text:span text:style-name="T1">r</text:span></text:span>ari muta<text:span text:style-name="Default_20_Paragraph_20_Font"><text:span text:style-name="T1">r</text:span></text:span>ique potentis: ab illo<text:span text:style-name="Default_20_Paragraph_20_Font"><text:span text:style-name="T1">r</text:span></text:span>um vero cognrtio-<text:line-break/>ne fecunda deinceps est proposita nunc disputatio; non<text:line-break/>utique sumenda est istorum fides ex iis, quae nondum<text:line-break/>sciuntur, sed, sicuti tum rectum est, tum vero justum,<text:line-break/>quod sumendum ad demonstrationem est, veI evidens<text:line-break/>aliquid sit oportet, vel quod prius fuit demonstratum.<text:line-break/>Non est igitur neque de. somni generatione mentio fa-</text:p>
      <text:p text:style-name="P2">cienda, neque de concoctione, neque auctione, neque de alio<text:line-break/>id genus ullo, fed ab ipsa sula. nudaque fubjectarum rerum<text:line-break/>substantia disquisitio ineunda, ficuti in primo libro suci-<text:line-break/>mus. Quippe statuentes, aliud esse; quod energia, i e.<text:line-break/>actu, sit; aliud, quod potestate, de eo,. .quod actu jam<text:line-break/>calidum, frigidum, humidum . siccum ve sit, prius<text:line-break/>disserendum esse diximus: subinde ad. ea., quae potesta-<text:line-break/>te sint, veniendum. Porro eorum , quae actu calida,<text:line-break/>frigida, humida sicca<text:span text:style-name="Default_20_Paragraph_20_Font"><text:span text:style-name="T1">r</text:span></text:span>e sunt, obvia promptaque em-<text:line-break/>nibus cognitio est, utpote quae tactu discerni queant,<text:line-break/>qui scilicet et ignem ipsum calidum esse docuit, et gla-<text:line-break/>. erem frigidam. Quod si alia quapiam ratione notionem<text:line-break/>agnitionemque calidi frigidive habent, dicunt hanc no-<text:line-break/>bis: inauditam enim sapientiam promittunt, immo, si<text:line-break/>verum efateri licet, stuporem potius, si rerum sensi-<text:line-break/>lium alium quempiam habene se judicem meliorem pu-<text:line-break/>tant, quam ipse fit sensus. Atqui fi eorum, quae actu<text:line-break/>calida sunt, alius esse judex quam tactus nullus potest,</text:p>
      <text:p text:style-name="P3">tangaut jam deinceps multos viros, tum senes, tum<text:line-break/>adolescentes , . tum pueros ,.. tum infantes : ita enim<text:line-break/>invenient, qui magis minusve calidi sinti Sin de rebus.<text:line-break/>scnfilibus rationales demonstrationes quaerunt , jam de<text:line-break/>nive ipsa inquirendum est, censendane sit, sicut om-<text:line-break/>nibus hominibus apparet, candida, an; sicut Anaxago-<text:line-break/>ras asseveravit, non candida. Iam vero de pice simili<text:line-break/>nrodo . corvoque. ac reliquis omnibus .. aestimandum: ne-<text:line-break/>que enim , si non habenda est oculis fides de albo , quod<text:line-break/>vident, de nigro sine demonstratione fides est haben-<text:line-break/>da. omnia igitur,. quae sensui apparent, si jam fide<text:line-break/>carere dicunt , nec cygnum album esse ..dicant, nisi<text:line-break/>prius id viderint ratione, immo nec calcem, nec diem,<text:line-break/>nec ipsum.. solem: ad eundem modum et de voce au-<text:line-break/>vibus. fidem abrogent , et de odore naribus , et de em-<text:line-break/>ni laetili ipsi tactus sensui. Et nonne haec sunt Pyr-<text:line-break/>rhonis haesitatio et nugae imnreusae ? Sane aequum<text:line-break/>fuerat, . eos, qui optimam sectam in philosophia elegissem;</text:p>
      <text:p text:style-name="P3">quae scilicet calidum, frigidum, humidum et siccum<text:line-break/>principia et elementa statuit, non. in tantum descivisse<text:line-break/>a viris, qui haec posuerunt, ut, quod omnis demonstra-<text:line-break/>tionis . principia sint, quae sensui quaeque intellectui<text:line-break/>sunt manifesta, non .cognoscerent. Et profecto quis-<text:line-break/>quis. de his addubitat , frustra de aliis inquirit, utpo-<text:line-break/>te ne quidem unde sit incepturus , quicquam sibi re-<text:line-break/>linquens. Unde igitur in tam longum errorem diverte-<text:line-break/>rint, ac feusilium rerum cognitionem .ratione consequi<text:line-break/>tentarunt , ego sane ne cogitare quidem possum. Et<text:line-break/>ideo , quod actu calidum est , tactu judico : si quid au-<text:line-break/>tem adhuc calidum non est, sed, ut tale fiat, est ido-<text:line-break/>netum (quod utique potestate calidum appellamus), id ra-<text:line-break/>tione investigare conor. Ili vero omnia nescio quo:<text:line-break/>pacto subvertunt , et in argumentis prolixe rhetoric<text:span text:style-name="Default_20_Paragraph_20_Font"><text:span text:style-name="T1">e</text:span></text:span>n-<text:line-break/>tar. . Sed hos mittamus , illius tamen nunc minime<text:line-break/>obliti, quod unum pravorum dogmatum principium fit,<text:line-break/>nihil de demonstratione prius meditatum simul res ipsas.</text:p>
      <text:p text:style-name="P3">inquirere r simul veluti scientem, quidnam demonstratio<text:line-break/>-sit., demousirare tentare. Denuo igitur ad propositum<text:line-break/>reversi calidum, quod in aetatibus cognoscere cupimus,<text:line-break/>primum et maxime tactu judicemus. Erit autem op-<text:line-break/>timum judicium in uno eodemque unius infantis corpo-<text:line-break/>-re; potest enim et qualis calor illi ante. biennium fue-<text:line-break/>-rit in memoria reponi , et qualis nunc sit post duos for-<text:line-break/>te vel tres interpositos annos. Si namque mutatio om-<text:line-break/>nino ulla ad calidum frigidumve infanti facta videbitur,<text:line-break/>nullum praeterea negotium erit, qui usque ad floren-<text:line-break/>tem aetatem futurus excessus .sit, colligere. Quod si<text:line-break/>plures puellos pluribus conferre. florentibus aetate velis,<text:line-break/>graciles gracilibus , quadratos quadratis , . et orasses<text:line-break/>crassis conferes <text:span text:style-name="Default_20_Paragraph_20_Font"><text:span text:style-name="T1">i</text:span></text:span> aeque . vero et qui colore et reliquis<text:line-break/>omnibus, quoad fieri potest, similiter fe habeant:<text:line-break/>quippe si differentiam in aetatibus invenire studeas, in<text:line-break/>similibus quam maxime licet naturis eam inquisitionem<text:line-break/>.tutius facies. Porro .in contrariis naturis hanc.disqui-</text:p>
      <text:p text:style-name="P3">rere non parui erroris est occasio , cum - interim non<text:line-break/>tam exploratorum corporum aetatis quam naturalis tem-<text:line-break/>peramenti: gratia -differentia existat. Ad eundem mo-<text:line-break/>durn tum rictu. universo , tum temporum quibus ex-<text:line-break/>ploratur statu, pari modo fe habentia corpora eliges,<text:line-break/>-non exercitatum requieto comparans : non balneo usum<text:line-break/>ei, qui non sit usus; non jejuuum futuro:. non sitim..<text:line-break/>tern ebrio: non eum, qui sole incaluit, ei, qui ex fri-<text:line-break/>gore riget : non eum , qui vigilavit , ei , qui dormivit :<text:line-break/>nec denique eos, quibus contraria est vel natura, vel<text:line-break/>victus ratio <text:span text:style-name="Default_20_Paragraph_20_Font"><text:span text:style-name="T1">P</text:span></text:span> vel quaelibet rerum circumstantia: <text:span text:style-name="Default_20_Paragraph_20_Font"><text:span text:style-name="T1">t</text:span></text:span>est<text:line-break/>reliqua omnia sint- quam fieri licet paria, una aetate<text:line-break/>excepta. Pari modo , si unum eundemque puellum<text:line-break/>cunr fe ipsi,. conseras, omnes ejus externas circumstan-<text:line-break/>tias similes ad unguem fervabis : quo scilicet, si qua ha-<text:line-break/>runa alienius causa in calore et frigore differentia con-<text:line-break/>tingat, aetatis mutationi non imputetur. Longam tr-<text:line-break/>bi experiendi rationem fortasse tradere videor, fied pla-<text:line-break/><text:span text:style-name="Default_20_Paragraph_20_Font"><text:span text:style-name="T1">n</text:span></text:span>e verissimam atque ex ipfa rei quaesitae essentia de-</text:p>
      <text:p text:style-name="P3">sumptam: sicut in iis, quae de demonstratione scripsimus,<text:line-break/>a nobis est proditum : tu vero fortasse compendiariam<text:line-break/>voles, minime curans; si falsa sit. Scito - ergo, non<text:line-break/>solum falsam te, sed etiam longam ingressurum viam,<text:line-break/>neque tribus quatuorve annis quod requiris inventurum,<text:line-break/>sed tota vita in .ignorantia versaturumquantum enim<text:line-break/>accipi ex memoratorum virorum controversia licet , non<text:line-break/>est quod putemus, olere aliquid demonstrari posse ; sed<text:line-break/>nec rationabile omnino est, ex iis, quae posteriora sint;<text:line-break/>ea probari, quae sunt priora. Ergo calidum frigidum-<text:line-break/>que corpus, quod saltem actu nec adhuc potestate tale sit,<text:line-break/>sensu judicemus, misso nunc tum priorum judicio, tum<text:line-break/>reliquis omnibus notis; et te jam ceu recte judicatu-<text:line-break/>rum ad ipsam experientiam remitto;- meum autem ju-<text:line-break/>dicium ipse interpretabor. Complura enim deinceps<text:line-break/>corpora non puerorum modo, vel infantium, verum<text:line-break/>etiam adolescentium et aetate florentium curiose tau-<text:line-break/>gens, neutros vera loquutos inveni, nec eos, qui abfo-<text:line-break/>lute calidiorem, nec eos, qui frigidiorem esse florentem<text:line-break/>aetatem quam puerilem dixerunt. Si enim, reliquis</text:p>
      <text:p text:style-name="P3">nearum aër ita est aliquando calens, ut nemo eum serat,<text:line-break/>sed uri in eo videatur: aliquando ita est fulgidus, ut<text:line-break/>sudare in eo non sit: jam tertium quoque quendam<text:line-break/>esse, et ab his diversum, quem utique maxime requi-<text:line-break/>rimus , temperatum aeris statum, quid reIert dicere?<text:line-break/>Hdem tres caloris status in Polii quoque apparent aqua:<text:line-break/>quippe quae et calida adeo, ut urat, et seigida adeo, ut<text:line-break/>ne calsaciat quidem , et temperata adeo , ut calefiat<text:line-break/>modice, saepe ostenditur. Ergo site, uter sit calidior , per-<text:line-break/>conter , aquane temperata, an aër temperatus, neu-<text:line-break/>trum dicere possis ; cum enim ambo similiter corpori<text:line-break/>blanda sint et mediocri temperie, alterum eorum di-<text:line-break/>cere calidius esse, alterum fulgidius , nulla dici ratione<text:line-break/>videtur. Iam si intelligas, aqu<text:span text:style-name="Default_20_Paragraph_20_Font"><text:span text:style-name="T1">a</text:span></text:span>m labri ea esse calidi-<text:line-break/>tate, ut serveat, aut aerem balnei prorsus inflammatum,<text:line-break/>ab utroque te pari modo deurendum constat. Rursus,<text:line-break/>si aquam ita intelliges fulgidam, ut procul a glaciando<text:line-break/>non absit, aut aerem prorsus refuigeratum, ut fit, cum</text:p>
      <text:p text:style-name="P3">ningit: patet, quod utri navia occursu pari modo resri-<text:line-break/>geraberts rigebisque. Ergo summum tum calorem, tum seigus<text:line-break/>similiter in aqua, similiterque in aere finge : praeterea me..<text:line-break/>dium amborum extremorum statum simili modo in utroque<text:line-break/>constitue : hoc catti, quod in medio intervallo extremorum<text:line-break/>et metili status tum iit aqua est, tum in aere, easdem<text:line-break/>excessus distantiaeque rationes habebit: tant<text:span text:style-name="Default_20_Paragraph_20_Font"><text:span text:style-name="T1">a</text:span></text:span>que dices<text:line-break/>alterum mediocri esse calidius , quanto alterum : ad<text:line-break/>eundem modum et fulgidius, quam mediocre; tanto este<text:line-break/>aquam aliquando dices , quanto et aerem , tametsi suus<text:line-break/>utriusque occursus tangenti idem non sit utrique : ne-<text:line-break/>qne enim simili modo aqua temperata, sicut aer tempe-<text:line-break/>ratus, tactum afficit. Et quid opus est in tam dissimili-<text:line-break/>bus exemplum proponam ? cum ipse aer , qui simili sit<text:line-break/>calore, varie tangenti occurrat, prout alias veluti ca-<text:line-break/>liginosus et halituolus , <text:span text:style-name="Default_20_Paragraph_20_Font"><text:span text:style-name="T1">a</text:span></text:span>lias veluti fumosus et luligi-<text:line-break/>nosus, interdum purus omnino est. Igitur in pluribus<text:line-break/>iisdemque disserentibus aequalitas caloris consistit: quae</text:p>
      <text:p text:style-name="P3">ningit: patet, quod utriusvis occursu pari modo resei-<text:line-break/>geraberis rigebisque. Ergo summum tum calorem, tum Iligna<text:line-break/>similiter in aqua, similiterque in aere finge : praeterea me-<text:line-break/>dium amborum extremorum statum simili modo in utroque<text:line-break/>constitue : hoc catti, quod in medio intervallo extremorum<text:line-break/>et medil status tum in aqua est, tum in aere, easdem<text:line-break/>excessus distantiaeque rationes habebit : tantoque dices<text:line-break/>alterum mediocri esse calidius , quanto alterum : ad<text:line-break/>eundem modum et fulgidius, quam mediocre si tanto esse<text:line-break/>aquam aliquando dices , quanto et ahrem , tametsi suus<text:line-break/>utriusque occursus tangenti idem non sit utrique : ne-<text:line-break/>que enim simili modo aqua temperata, sicut aer tempe-<text:line-break/>ratus, tactum afficit. Et quid opus est in tam dissimili-<text:line-break/>bus exemplum proponam ? cum ipse aer , qui simili sit<text:line-break/>calore, varie tangenti occurrat, prout alias veluti ca-<text:line-break/>Iigiuosus et halituoIus, alias veluti fumosus et Iuligi-<text:line-break/>nosus, interdum purus omnino est. Igitur in pluribus<text:line-break/>iisdemquu disserentibus aequalitas caloris consistit: quae</text:p>
      <text:p text:style-name="P3">inconsideratis, quasi inaequalis sit, imponit, propterea .<text:line-break/>scilicet quod. non . undequaque similis apparet. Caele-<text:line-break/>rum homo, qui rationes, quas proposui, expenderit, et<text:line-break/>sensum in multa particularium experientia exercuerit,<text:line-break/>is nimirum aequalitatem caloris in pueris florentibusque<text:line-break/>inveniet, nec eo falletur, quod alter in humida, alter<text:line-break/>in sicca substantia reprae<text:span text:style-name="Default_20_Paragraph_20_Font"><text:span text:style-name="T1">s</text:span></text:span>entetur : quippe lapis aliquan-<text:line-break/>do pari cum aqua calore^ esse potest, nullum eo<text:line-break/>faciente discrimen, quod. lapis siccus sit, aqua humida.<text:line-break/>Ita igitur misti, cum .pueros, juvenes, adolescentes mil-<text:line-break/>dies considerassem,.. -praeterea eundem insanient,- pue-<text:line-break/>rum adolescenteinque factum , . nihilo calidior vi-<text:line-break/>sus est nec puer., quam aetate florens, nec aetate flo-<text:line-break/>rens , . quam puer: sed tantum (quemadmodum dixi) in<text:line-break/>pueris magis halituosus et multus et suavis, in storen-<text:line-break/>tibus exiguus, siccus nec similiter suaris esse caloris<text:line-break/>occursus ; siquidem puerorum substantiae , utpote hu-<text:line-break/>-nudae , multum foras essiuit , florentium .substantiae</text:p>
      <text:p text:style-name="P3">parum, utpote siccae. Itaque neuter eorum simplici-<text:line-break/>ter videtur altero calidior , fed alter multitudine ejus,<text:line-break/>quod difflatur ; alter acrimonia ; quippe insiti caloris<text:line-break/>puer plus habet ejusque blandioris , siquidem ex sin-<text:line-break/>guine et femine ortum habet ; in florentibus aetate<text:line-break/>exiguus et siccus nec similiter suavis calor . tangenti<text:line-break/>occurrit.</text:p>
      <text:h text:style-name="Heading_20_2" text:outline-level="2">Cap. HI. </text:h>
      <text:p text:style-name="P11">Ergo calidi frigidique corporis sidus ta-<text:line-break/>erus est judex ; humidi autem et sicui una cum tactu<text:line-break/>ratio. Quippe quod siccum est, durum prorsus) est;<text:line-break/>at hoc. tactu omnino dignofciturt.non tamen, si. quid<text:line-break/>durum est , o idem statim et siccum est ; etenim . inscpa-<text:line-break/>rabulis a sicco corpore duritia nst, aron tamen ejus<text:line-break/>unius proprie ; nam et quod frigore concretum est,<text:line-break/>durum cernitur, sicut glacies. Quo utique minus fleri<text:line-break/>humidique dignotio statim aggredienda est, ante scilicet<text:line-break/>quam aestimatum sit, quemadmodum fe in calore habeant<text:line-break/>et frigore. Neque enim., si quid cum summo frigore re-.</text:p>
      <text:p text:style-name="P3">praesentatur durum, id etiam siccum est, nec; si quid<text:line-break/>cum vehementi calore est molle , idem statim est humi-,<text:line-break/>dum: verum, cum mediocriter est calidum, tum aesti..<text:line-break/>mare, dmumne au molle sit, oportet; si enim molle<text:line-break/>sit, humidum est, si durum, siccum... Verum, si haec<text:line-break/>ita se habent, partium, quae in humano corpore sunt<text:line-break/>durae, nulla est humida: neque enim tanta esse in eo<text:line-break/>frigiditas potest, ut aliquid in ipso concrescere in du-.<text:line-break/>ritiem queat. Potest quidem, quod prius fuit fluxile,.<text:line-break/>aliquando concrescere, veluti adeps.;. quod enim oleo.-<text:line-break/>sum in sanguine fluxileque et pingue est, ubi in frigi-<text:line-break/>dum venit locum, cogitur: durum tamen ne sicqui-<text:line-break/>dein efficitur. Commode igitur dictum veteribus est, hu-<text:line-break/>midissimam esse adipem; secundo -post eam. loco car-,<text:line-break/>no<text:span text:style-name="Default_20_Paragraph_20_Font"><text:span text:style-name="T1">t</text:span></text:span>um genus. Ejus autem plures sunt species, prima<text:line-break/>quidem, quae proprie caro appellatur, quam scilicet<text:line-break/>nusquam in corpore. per se invenies, sed est. perpetuo.<text:line-break/>musculi pars. Ab hac proxima cujusque viscerum propria<text:line-break/>substantia .est; eam Erafistratus pareuchyma vocat, quali-</text:p>
      <text:p text:style-name="P3">que pro re parva levique habet, parum intelligens,<text:line-break/>cujusque.. visceris actionem huic carui acceptam referri.<text:line-break/>Sed horum non . est nunc tempus. Quod autem ipsum.<text:line-break/>cerebri pulmouisque proprium corpus proximum adipi<text:line-break/>humiditatis ratione. sit; ex mollitie ejus coniectare li-<text:line-break/>cet : non enim a frigore congelatur , cum nec calore<text:line-break/>fundatur. Propinquam bis naturam habet medulla: non<text:line-break/>est tamen ejusdem generis cum cerebro et. spinali me-<text:line-break/>dulla.ea, quae in quolibet habetur osse:. sed cerebrum<text:line-break/>et spinae medulla . ejusdem sunt generis, reliquae onr-<text:line-break/>nes medullae alterius naturae sunt. Est tamen humi-<text:line-break/>dius ac calidius cerebrum , quam spinalis medulla,<text:line-break/>coque etiam mollius: - praeterea ipsius cerebri priores<text:line-break/>partes tanto sunt humidiores , quanto molliores. om-<text:line-break/>nia tamen haec cute nun hunndiora modo sunt; sed<text:line-break/>etiam frigidicra ; unoque verbo omne exangue frigi-<text:line-break/>dius sanguine praedito est. Proxima cuti est mollium<text:line-break/>nervorum natura: duriores autem lu humido et sicco</text:p>
      <text:p text:style-name="P3">secundum cutis naturam se habent: calore ab ejus na-.<text:line-break/>tura tantum absunt, quantum consentiens est exangue<text:line-break/>corpus a sanguine praestito abesse. Lienis autem , re-<text:line-break/>num et jecinoris caro tanto cute est humidior, quanto<text:line-break/>est mollior : calidior. autem quanto magis abundat<text:line-break/>sanguine.. Iam cordis caro omnibus his tanto est siccior,<text:line-break/>quahto est durior ; calidior vero non modo his ; sed<text:line-break/>etiam omnibus plane corporis particulis ; quod etiam<text:line-break/>sensu clare deprehendas licet lu pectoris animalis disse-<text:line-break/>ctione , si digitos in sinistrum ejus sinum immiseris ; in-<text:line-break/>venies enim locum hunc omnibus.; quae lu animali sunt,<text:line-break/>haud paulo calidiorem. At jecinoris , lienis , renum<text:line-break/>et pulmonis caro simplicis cuiusdam .naturae est, circa<text:line-break/>cujusque visceris venas, arterias et nervos crescens.<text:line-break/>Cordis simplex carnis natura non est, scd sunt in eo<text:line-break/>fibrae, quales in musculis cernimus, quibus care cir-</text:p>
      <text:p text:style-name="P3">cumhaeret. .Caeterum non est idem fibrarum genus:<text:line-break/>sed quae in musculis : habentur , nervorum et ligamen-<text:line-break/>torum sunt particulae ; cornis propria quaedam fibra-<text:line-break/>rum est species , aeque scilicet - ut venarum tunicae at-<text:line-break/>que arteriarum, itemque intestinorum,. ventriculi, ute-<text:line-break/>.ri et vesicae utriusque : licet enim . lu his quoque onr-<text:line-break/>orbus instrumentis propriam quandam videre carnem<text:line-break/>suiiij ipsorum fibris circumnatauu Atque hae, quidem<text:line-break/>carnes cute sunt calidiores : fibrae vero , quam cutis,<text:line-break/>partim paulo magis, partim paulo minus, tum frigidae,.<text:line-break/>tum ficcae funt; partim similes omnino cutis substantiae.<text:line-break/>Porro omnes membranae cute .sunt fremores , veluti<text:line-break/>quae circa cerebrum et spinalem medullam suut.nrenin-<text:line-break/>ges ; funt enim hae quoque membranae. Iam ligamen-<text:line-break/>ta omnia ,. quanto cute .sunt duriora, tanto funt et sicci-<text:line-break/>ora. Tendones quoque, tametsi ligamentis sunt mol-<text:line-break/>Hores, attamen cute luculenter sunt duriores. Carti-<text:line-break/>lagines vero post ligamenta demceps sunt. Praeterea</text:p>
      <text:p text:style-name="P3">medium quoddam interea corpus.; - appellant id anatorni-<text:line-break/>ci quidam <text:span text:style-name="Default_20_Paragraph_20_Font"><text:span text:style-name="T3">νευροχονδρώδη</text:span></text:span><text:span text:style-name="Default_20_Paragraph_20_Font"><text:span text:style-name="T5"> </text:span></text:span><text:span text:style-name="Default_20_Paragraph_20_Font"><text:span text:style-name="T3">σύνδεσμον</text:span></text:span><text:span text:style-name="Default_20_Paragraph_20_Font"><text:span text:style-name="T5">, </text:span></text:span>quasi vero cartilagi-<text:line-break/>neum simul et nervosum ligamentum dicas: est autem<text:line-break/>id durum cartllagluosumque ligamentum. os , vero<text:line-break/>omnium, quae cutis operit; durissimum est. At eorum, -<text:line-break/>quae ex cute extant, siccissimus est pilus: deinde ..cornu:<text:line-break/>mox ungues et ungulae et calcaria, rostra, quaeque<text:line-break/>his in singulis animalium ratione carentium similes sunt<text:line-break/>partes. Humorum optimus et maxime proprius ac do-<text:line-break/>mellicus sanguis est. Hujus veluti lenimentum. ac<text:line-break/>faex atra bilis. est; quae idcirco tum frigidior, tum<text:line-break/>crassior sanguine . est : sicut flava bilis longe calidior.<text:line-break/>Frigidissimum vero ac humidissimum omnium, quae in<text:line-break/>animali habentur , pituita esu Instrumentum autem,<text:line-break/>quo id cognoscitur, ipse est tactus: veluti Hippocrates<text:line-break/>in libello de Luminis natura monstravit. Caeterum<text:line-break/>quod frigida sit, unus tactus discernit; quini vero hu-<text:line-break/>mida quoque, pariter tactus, visus et ratio iudicant: et<text:line-break/>tactus quidem ac. visus, quod talis his cernitur: ratio</text:p>
      <text:p text:style-name="P3">vero, ubi non caloris copia <text:span text:style-name="Default_20_Paragraph_20_Font"><text:span text:style-name="T1">i</text:span></text:span> sed connat<text:span text:style-name="Default_20_Paragraph_20_Font"><text:span text:style-name="T1">a</text:span></text:span> humore talem<text:line-break/>esse definivit. Ac particulae quidem et succi corporis<text:line-break/>ad hunc modum se habent.</text:p>
      <text:h text:style-name="Heading_20_2" text:outline-level="2">Cap. LU </text:h>
      <text:p text:style-name="P11">De iis, quae temperamenta comitantur,<text:line-break/>deinceps agendum. - Comitantur . enim ea et quae dicta<text:line-break/>jam sunt: immo potius inseparabilia omnino sunt, a<text:line-break/>sicco quidem corpore durities , ab humido mollities , si<text:line-break/>tamen cum tepido calore est. Sed et crassitudo Iunii-<text:line-break/>tus et gracilitas temperamenta loquuntur , non ea ruo-<text:line-break/>do <text:span text:style-name="Default_20_Paragraph_20_Font"><text:span text:style-name="T1">j</text:span></text:span> quae counata sunt , sed etiam fi qua ex longa con-<text:line-break/>suetu eline sunt contracta. Multos siquidem, qui. natura<text:line-break/>graciles fuerant , crassius redditos vidi : conlraque , qui<text:line-break/>crasse fuerunt, graciles: illis quidem ex otiosa et de-<text:line-break/>licata vita toto temperamento ad humidius mutato, his<text:line-break/>vero multis aerumnis et curis et tenui victu perficcatis.<text:line-break/>Dicemus vero et horum discernendorum notas: satius<text:line-break/>enim est, talisne quispiam natura sit, an ex. consuetu-<text:line-break/>dine redditus, nosmet prius per aliquot signa discer-<text:line-break/>nere posse, quam ab alio id quaerere. Sane ejusmodi</text:p>
      <text:p text:style-name="P3">signorum auctor aeque ut reliquorum omnium mirus<text:line-break/>est Hippocrates. Siquidem, quibuscunque latiores venae<text:line-break/>sunt, hi calidiores . natura sunt; quibus angustiores<text:line-break/>contra , magis frigidi: caloris namque opus est has dita-<text:line-break/>tare flatuque extendere. Ita rationabiliter in idem<text:line-break/>magna ex parte - recidit venarum angustia cum habitu<text:line-break/>pingui et crassiore, habitus gracilis cum venarum laxi-<text:line-break/>tute.. Quod si quis simul pinguis crassusque est .ac ve-<text:line-break/>nas laxas habet , is consuetudluis alicuius occasione,<text:line-break/>non natura, pinguis est redditus; sicut e diver<text:span text:style-name="Default_20_Paragraph_20_Font"><text:span text:style-name="T1">t</text:span></text:span>o, siquis<text:line-break/>angustas habet venas et gracilis est, ne hunc quidem<text:line-break/>talem esse natura necesse esu Quin iis, qui fame cru-<text:line-break/>dantur, inquit, mediocritatem ex laxitate venarum et<text:line-break/>angustia, non a caetero totius corporis habitu, spectati-<text:line-break/>dam esse ait : quippe qui angustas habent venas , . -exi-<text:line-break/>gui sunt sanguinis, nec. longam mediam ferunt ; . quibus<text:line-break/>latae, his copia sanguinis est et citra noxam cibo abste-<text:line-break/>nent... Causae horum, quae dieta sunt, evidentes jam</text:p>
      <text:p text:style-name="P3">funi iis, qui animum adverterint, tametsi ame non re-<text:line-break/>ferantur. Sed quoniam non omnes advertunt , necesse<text:line-break/>fortasse erit aliquid eorum causa dixisse. Quicquid in<text:line-break/>sanguine plugue, leve et te<text:span text:style-name="Default_20_Paragraph_20_Font"><text:span text:style-name="T1">n</text:span></text:span>ue est, id in calidioribus<text:line-break/>corporibus alimentum quoddam .calido fit, in frigidiori-<text:line-break/>bus servatur: cumque id venae extra fe transmi<text:span text:style-name="Default_20_Paragraph_20_Font"><text:span text:style-name="T1">s</text:span></text:span>erint,<text:line-break/>ubi lu frigidas particulas incidit , quod genus membra-<text:line-break/>nae fiunt, circum eas concrescit: in partibus vero. na-<text:line-break/>tura calidioribus , cujusmodi camofae fiunt, a calore<text:line-break/>ipsi, absumitur ac digeritur, nisi sicubi frigiditati tem-<text:line-break/>paramenti etiam ritu indulgentior accede<text:span text:style-name="Default_20_Paragraph_20_Font"><text:span text:style-name="T1">n</text:span></text:span>s ipsis carno-<text:line-break/>sis particulis adipis aliquid allinat. . Qua ratione etiam<text:line-break/>quae hyeme delitescunt animalia, non raro inveniuntur<text:line-break/>pinguiora.. Et foeminae viris sunt pinguiores, quod.<text:line-break/>scilicet. foemina mare est frigidior et plurimum domi<text:line-break/>versatur. : Ac quicunque corporum habitus et tempera-<text:line-break/>ti natura. sunt, et mediocri exercitatione utuntur, hos<text:line-break/>necesse est eusarcos esse,: id vero- est mediocri omnino:</text:p>
      <text:p text:style-name="P3">corporis habitu. Quibus vero humidum abundat et ea-<text:line-break/>lor a mediocritate summa non longe abest , hi corpu-<text:line-break/>lenti sive carnosi sumti Corpulenti rursus fiunt, qui<text:line-break/>natura fu<text:span text:style-name="Default_20_Paragraph_20_Font"><text:span text:style-name="T1">n</text:span></text:span>t temperati, caeterum desides et otiosi vi-<text:line-break/>vunt: quippe dictum a veteribus commodissime est , con-<text:line-break/>suetudinem acquifititiam esse . <text:span text:style-name="Default_20_Paragraph_20_Font"><text:span text:style-name="T1">n</text:span></text:span>aturam. Nec fortasse<text:line-break/>oportebit , cum id jam <text:span text:style-name="Default_20_Paragraph_20_Font"><text:span text:style-name="T1">s</text:span></text:span>emel dixe<text:span text:style-name="Default_20_Paragraph_20_Font"><text:span text:style-name="T1">r</text:span></text:span>imus , lu quovis<text:line-break/>etiam capite definire , naturane frigidior an ex consue-<text:line-break/>tu eline quispiam sit redditus , sed illud lege<text:span text:style-name="Default_20_Paragraph_20_Font"><text:span text:style-name="T1">n</text:span></text:span>tibus re-<text:line-break/>mittere, me autem . compendii causa proprios cuique<text:line-break/>temperamento corporis habitus persequi. Sunt igitur<text:line-break/>nonnulli, qui et graciles sunt, et venas parvas habent:<text:line-break/>sed si ex iis quampiam. incidas, adeps excidet, quam con-<text:line-break/>stat- cuti ad. internam ejus membranam esse subnatam.<text:line-break/>Et raro id quidem in viris conspicitur : in foeminis<text:line-break/>saepissime invenitur ; est namque tum frigidioris natu-<text:line-break/>rae, tum vitae magis desidiosae .ejusmodi nota. -siqui-<text:line-break/>dem adeps ex habitus frigiditate semper gignitur t eor-</text:p>
      <text:p text:style-name="P3">putentia sive carnis abundantia ex sanguinis copia<text:line-break/>.nuscitur : mediocritas temperatae naturae est nota. - Et<text:line-break/>corpulenti quidem omnino plus adipis habent,. quam tem-<text:line-break/>perati: nec tamen pro camis semper portione adeps si-<text:line-break/>mul augetur : fed crassiorum alios habere plus carnis,<text:line-break/>alios plus adipis rideas, aliis ambo peri modo sunt<text:line-break/>adaucta: Et quibus quidem ambo pari modo sunt au-<text:line-break/>eta, iis tantum rup<text:span text:style-name="Default_20_Paragraph_20_Font"><text:span text:style-name="T1">t</text:span></text:span>a temperatam naturam humoris est,<text:line-break/>quantum et frigoris r quibus autem plus est adipis, in<text:line-break/>iis frigidi plus est quam humidi, aeque ut, quibus caro<text:line-break/>est plenior , iis humoris plus justo est ; non tamen<text:line-break/>etiam frigoris: .cum enim calori intra debitos fines ma-<text:line-break/>neuti boni .sanguinis accedit copis, necesse. est corpu-<text:line-break/>lentia sequatur.- Quantum autem supra mediocritatem<text:line-break/>esse fanguis debeat , id quidem mensura et pondere<text:line-break/>ostendere. .non est; ratione tr assere licet; quippe^ ubi<text:line-break/>nullum adhuc morbosum symptoma crassato corpori inci-<text:line-break/>dit, humoris abundantia intra sanitatis lute<text:span text:style-name="Default_20_Paragraph_20_Font"><text:span text:style-name="T1">a</text:span></text:span>m est fines.</text:p>
      <text:p text:style-name="P3">Monstratum enim nobis et in aliis est, non parvam<text:line-break/>in eo statu , qui sanitas dicitur , necessario statuero-<text:line-break/>dant esse latitudinem quin id nunc- quoque in omni<text:line-break/>fere sermone nostro- apparet, qui. temperatam mediam-<text:line-break/>que naturam reliquarum veluti normam semper statua-<text:line-break/>.mus, quae vero ex hujus utraque sunt parte, intenr-<text:line-break/>.peratas censeamus . quod utique non faceremus, nisi<text:line-break/>in sanitatis statu majoris minorisque ratio inveniretur.<text:line-break/>Est enim alia sanitatis, alia morbi intemperies: morbi<text:line-break/>quidem ea , quae a media temperie longissime abest : fit-<text:line-break/>nitatis, quae paulum. Delinire autem modum ne hic<text:line-break/>quidem mensura et pondere licet : caelorum intempe-<text:line-break/>rameuti , quod intra sanitatem habetur , sufficiens nota<text:line-break/>.est , quod nulla functio animalis manifeste sit adhuc<text:line-break/>laefa. Quantum igitur intervallum est inter id, quod<text:line-break/>perfectissime functionem obit , et id , quod manifeste<text:line-break/>actionem aliquam habet obicer<text:span text:style-name="Default_20_Paragraph_20_Font"><text:span text:style-name="T1">e</text:span></text:span>m, tanta est profecto<text:line-break/>et simitatis et distemperantiae , quae .intra sanitatem con-<text:line-break/>sistit, latitudo. Ab hac proxima est: intemperies mor-<text:line-break/>hofa, cum scilicet .animal intemperamenti vitio aegro-</text:p>
      <text:p text:style-name="P3">tat: non enim hujus tantum noxa laborat, ied etiam aliis<text:line-break/>affectibus non paucis: de quibus lu iis, quae de morborum<text:line-break/>differentiis scribemus, diffusius agetur. Nunc autem redemi-<text:line-break/>ilum ad diverticulum esu Sicuti onim, naturali calore opti-<text:line-break/>mam servante temperiem, humidum; quod intra sani-<text:line-break/>talis ternrluos est auctum , non adipem modo in homi-<text:line-break/>ne, sed etiam corpulentiam gignit: et adipem quidem<text:line-break/>parcius adjicit , carnem vero multo liberalius auget:<text:line-break/>ita rursus, si humidum et siccum mediocritatem ad un-<text:line-break/>guem inter se servent , calor autem in homine sit mi-<text:line-break/>nor, necesse est hujus corpus adipe quam carnis ce-<text:line-break/>pia magis abundet. At vero, si calor augeatur, servet-<text:line-break/>que mediocritatem altera contrarietas, minus erit ei<text:line-break/>animali adipis quam carnis: sicut e diverso, si quando<text:line-break/>pollet siccum , altera contrarietate medium modum ser-<text:line-break/>vaute, et gracilius . et durius corpus evadet. Haec a<text:line-break/>me dicta sunt, patetque, non solum ratione monstratum<text:line-break/>esse, quod simplices in animalium corporibus intemperies</text:p>
      <text:p text:style-name="P3">habeantur , sed etiam quod singularum manifestae sint<text:line-break/>notae ; nec eae modo in calore, frigore ,. mollitie et<text:line-break/>duritie, fed etiam in reliquis omnibus habituum totius^<text:line-break/>corporis differentiis: quarum de ea; quae ex jgraci-<text:line-break/>litate et crassitudine. spectatur, nunc diximus, de re-<text:line-break/>liquis autem jam dicamus.</text:p>
      <text:h text:style-name="Heading_20_2" text:outline-level="2">Cap. U </text:h>
      <text:p text:style-name="P11">Calida .igitur et sicca temperies hirsuta<text:line-break/>est, verum ea in summo: mediocriter autem, quae ca-<text:line-break/>lida quidem est , sed in altera contrarietate mediocri-<text:line-break/>talem habet: similiter. et quae sicca quidem est, sed<text:line-break/>in calido et frigido media est temperie, est enim ea quoque<text:line-break/>modice hirta. Nuda pilis sunt frigida omnia temperantem.<text:line-break/>ta, sive ea mediocriter se habeant in humiditate, sive<text:line-break/>immodice ; caeterum ad summum glabra est frigida<text:line-break/>temperies et humida;, minus hac, quae frigida est, sed<text:line-break/>in altera contrarietate temperata: adhuc mi<text:span text:style-name="Default_20_Paragraph_20_Font"><text:span text:style-name="T1">n</text:span></text:span>us, quae<text:line-break/>frigida et sicca. Quamquam putet aliquis, sicut fieri non<text:line-break/>potest, ut in terra sicca herbae nascantur, nutriantur et</text:p>
      <text:p text:style-name="P3">incrementum capiant , fic nec pili in sicca cute : est<text:line-break/>autem sucus, quippe .terra ut terra sicca dicitur, cu-<text:line-break/>tis ut cutis. Itaque floritas, quae in terra est, matime<text:line-break/>sine humo<text:span text:style-name="Default_20_Paragraph_20_Font"><text:span text:style-name="T1">r</text:span></text:span>e est;. quae vero in homluis est corpore et<text:line-break/>ejus finsilium animalium, nec humoris est expers, et<text:line-break/>maxime omnium ad pilorum generationem est idonea:<text:line-break/>si quidem nec ex iis, quibus testa pro cute est, nec qui-<text:line-break/>hus mollis crusia est, veluti ostreis, locustis, cancris,<text:line-break/>fed nec ex co<text:span text:style-name="Default_20_Paragraph_20_Font"><text:span text:style-name="T1">r</text:span></text:span>ticulis humi repentibus,. quales funt ser-<text:line-break/>pentes, <text:span text:style-name="Default_20_Paragraph_20_Font"><text:span text:style-name="T1">n</text:span></text:span>ec quae fquamata sunt, cujusmodi sunt pisces,<text:line-break/>oriri pili possunt; sunt enim horum cutes vere et in<text:line-break/>totum siccae ritu testae vel petrae. Caeterum ex iis,<text:line-break/>quae molli sunt cute , ut homo , quanto utique siccior<text:line-break/>calidiorque cutis fuerit, tanto magis potest pilos gigno-<text:line-break/>re. Nam (ut ab exemplo terrae, quod illi proponunt,<text:line-break/>non recedamus) herbae nec lu sicca et squalente admo.<text:line-break/>dum terra nasci possunt, nec in humida et laeustri:<text:line-break/>verum eum absumi coeperit redundantia humoris, tum</text:p>
      <text:p text:style-name="P3">enascuntur e terra t augentur autem largius,. ubi haec<text:line-break/>quoque siccescit,- modice. quidem in vere, celerrime ve-<text:line-break/>ro et plurimum ineunte. aestate : siccantur autem , om-<text:line-break/>nino arefacta terra.,. aestate jam media Licetque.. tibi,<text:line-break/>si placet, nunc -quoque (sicuti in priore libro demon-<text:line-break/>stratum est) vel ipsum propterea, quod ex temporibus<text:line-break/>anui maxime temperatum est, temperati corporis; id<text:line-break/>assimilare cuti, . potiffimumque ejus temporis medium.:<text:line-break/>tum enim terra quoque ipsa medio quodam statu hmno-<text:line-break/>ris siccitatisque est. Quod autem veris aestati est proxi-<text:line-break/>mum, id jam sicciorem jusio habet terram-: hoc etiam<text:line-break/>amplius aestas inchoata. Quam igitur dico calidam et.<text:line-break/>siccam cutem, hanc maxime terrae statui assimiles,<text:line-break/>qui abeunte fit vere,. vel ineunte aestate:. nam media,<text:line-break/>aestate lu summo est sicca, perinde ut testa iniecturum.<text:line-break/>animalium tegmen, non ut hominum, suum, asinos<text:line-break/>nun, equorum, aut alterius cujusquam eorum, quae<text:line-break/>pilis vestiuntur.. u, .Quare; si cutem: terrae comparare vo-</text:p>
      <text:p text:style-name="P3">lunt, hactenus quoque rem . consentire cum iis, quae<text:line-break/>prius diximus; invenient; ipsi vero sese ex . homonymia<text:line-break/>non animadversa fallunt: in sicca enim et calida cute<text:line-break/>multos nragnosque nasci pilos diximus, nimirum ut de<text:line-break/>homine vel animali , pilis praestito , non de ostreis aut<text:line-break/>cancris verba facientes, Quippe per. omnem cutem<text:line-break/>difflatur semper aliquid a calido, quod <text:span text:style-name="Default_20_Paragraph_20_Font"><text:span text:style-name="T1">t</text:span></text:span>ecum etiam in-.<text:line-break/>terni- humoris non parum aufert Verum in quibus<text:line-break/>humida cutis est . et plane mollis, qualis modo concrescens<text:line-break/>cascus, .fir<text:span text:style-name="Default_20_Paragraph_20_Font"><text:span text:style-name="T1">m</text:span></text:span>is eorum; quae exciderunt; viae per ou-<text:line-break/>tem non manent, partibus scilicet ejus , quae prius<text:line-break/>diffidebant ; rursus inter fe unitis. At in quibus du-<text:line-break/>ra est, non absimilis caseo jam coacto, perforatur qui-<text:line-break/>dem eorum, quae exeunt, impetu; . cmn autem rursus<text:line-break/>uniri pe<text:span text:style-name="Default_20_Paragraph_20_Font"><text:span text:style-name="T1">r</text:span></text:span> siccitatem nequeat,.. meatus ipsius immutat<text:span text:style-name="Default_20_Paragraph_20_Font"><text:span text:style-name="T1">o</text:span></text:span>s.<text:line-break/>fervat, qui etiam perpetuo transfluentium ictu assidue.<text:line-break/>magis Ustulantur. sii igitur, quod transfluit, - vel bali-<text:line-break/>tus, vel humor purus .sit, halitus .certe celer miri-</text:p>
      <text:p text:style-name="P2">meque impeditus. transitus est : humor in exilioribus<text:line-break/>spiramentis noirnunquam haeret : aliquid etiam intro<text:line-break/>recurrere ad profundum cogitur. Sin veluti fuligino-<text:line-break/>fus crassius queret. terreus vapor fit, subinde contingit,<text:line-break/>ut v in angustis spiramentis impactus nec facile rursus<text:line-break/>intro redeat,.. nec vacuari possit; hunc igitur alius r.ur-<text:line-break/>fum e profundo subiens ferit., forasque impellit, tum<text:line-break/>hunc rursus alter , atque illum alius ; ac multus misti<text:line-break/>ejusmodi vapores fuliginosus alium super alium inrpa-<text:line-break/>ctos tempore complicari conjungique intellige, ac unum<text:line-break/>ejusmodi efficere corpus, quale est ea quae foris cernitur<text:line-break/>. fuligo: nisi quod hoc,. quantum spissatum est, tantum<text:line-break/>etiam per transitus angustiant stipatum in angustam<text:line-break/>prorsus redactum est formatu. Ubi autem tale corpus<text:line-break/>totum obstruxerit meatum , deinceps jam violenter<text:line-break/>ictnurj a similibus fui quibus exitus non est excremen-<text:line-break/>tis, totum interim propellitur adeo, ut e cute exire</text:p>
      <text:p text:style-name="P2">cogatur jam lori formam adeptum. Assimiles autem,<text:line-break/>quod in meatui esu impactum, herbae stirpisve veluti<text:line-break/>radici? quod veri, axi cute jam extat-; ipsi veluti stir-<text:line-break/>pi. Fit autem niger nisus, cum, deusto vi caloris va-<text:line-break/>pore , excrementum iir exactam. fuliginem mutatur:<text:line-break/>flavus vero , cum vapor minus torretur , quippe , quod<text:line-break/>fum est impactum, flavae pilis, non nigrae, faeculen-<text:line-break/>tum excrementum est : albus vero pilus ex pituita nulci-<text:line-break/>tur ; rufus sicuti caloris flavi albique est medius, sic<text:line-break/>ejus generatio ex pituitofae biliofaeque faecis media<text:line-break/>quadam natura provenit.. Crispi pili fiunt vel propter<text:line-break/>siccitatem temperamenti, vel propter meatum, in quo<text:line-break/>radices habent. Et propter siccitatem quidem ad eum.<text:line-break/>modum, quo corrigiae; quae igni plus jueto siccantur. et<text:line-break/>quid corrigiarum meminisse est opus; cum ipsos pilos,<text:line-break/>ubi igni propius sunt admoti, protinus intorqueri vi-<text:line-break/>deasst atque ita quidem omnes- Aethiopes Eunti crispi<text:line-break/>At propter meatuum,-- lu quibus radices egerunt; natus<text:line-break/>ram ad hunc modum. Exhalatio quidem saepe imbe-</text:p>
      <text:p text:style-name="P3">cillior existens , quam ut rectam viam sibi moliri possit,<text:line-break/>pro modo , quo inflectitur , etiam meatum suum figurat :<text:line-break/>interim vero exhalatio satis valens est, sed duriore;<text:line-break/>quam par est, cutis natura recta fe<text:span text:style-name="Default_20_Paragraph_20_Font"><text:span text:style-name="T1">r</text:span></text:span>ri regione prohibita,<text:line-break/>in latus flectitur, quemadmodum et extrinsecus ridere<text:line-break/>licet, non halitum modo aut fumum, sed etiam fiam-<text:line-break/>mani ipsam, cum sursum agi vetatur;- divisam utroque<text:line-break/>versus in obliquum agi. Sic igitur corporis exhalatio,<text:line-break/>ubi in aliquo loco remoratur prorsumque agi prohibe-<text:line-break/>tur; obliquum sibi transitum sub cutemolitur, donec<text:line-break/>longiore temporis -spatio collectam aliquid oam urgeat<text:line-break/>et foras efilatm agat. Est quando ambobus coeuntibus;<text:line-break/>et primae exhalationis quae meatumfinxit, imbecillitate<text:line-break/>et cutis duritie, obliquitas pilorum radicibus contingit;<text:line-break/>quales autem in radice finguntur ; tales rationabile est<text:line-break/>perpetuo fore, neque enim durorum et siccorum eo rpo-<text:line-break/>rutu quippiam, nisi prius molliatur, fingi in rectum potest.</text:p>
      <text:p text:style-name="P3">Atque haec quidem est pilorum gene<text:span text:style-name="Default_20_Paragraph_20_Font"><text:span text:style-name="T1">r</text:span></text:span>atio.. - Sequens est,<text:line-break/>ut causas omnium, quae temperamentis in pilorum pro<text:line-break/>aetate, regione et corporis natura differentiis contui-<text:line-break/>gunt, dicamus. E<text:span text:style-name="Default_20_Paragraph_20_Font"><text:span text:style-name="T1">r</text:span></text:span>go Aegyptii, Arabes et Indi, om-<text:line-break/>nes denique, qui calidam et siccam regionem incolunt,<text:line-break/>nigros, et difficilis incrementi, siccos, crispos et f<text:span text:style-name="Default_20_Paragraph_20_Font"><text:span text:style-name="T1">r</text:span></text:span>a-<text:line-break/>giles pilos habent. Contra, qui humidam srigidamque<text:line-break/>regionem habitant , . Illyrii , Germani , Dalmatae , sar- .<text:line-break/>mutae et omnis Scythica plaga , modice auctiles , et gra-<text:line-break/>ciles , et rectus , et rufos obtinent. Qui vero niter<text:line-break/>hos temperatum colunt tractum, .hi pilos plurimi in-<text:line-break/>crementi, et robusiissimos,. et modice nig<text:span text:style-name="Default_20_Paragraph_20_Font"><text:span text:style-name="T1">r</text:span></text:span>os, et me-<text:line-break/>diocriter crassius, tum nec prorsus crispos, nec omni-<text:line-break/>no rectos edunt. Et in aetatibus ad eundem modum.<text:line-break/>Ins<text:span text:style-name="Default_20_Paragraph_20_Font"><text:span text:style-name="T1">o</text:span></text:span>ntium . quidem pili Germanis r florentium aetate<text:line-break/>Aethiopibus : epheborum et puerorum iis,. qui tempera-<text:line-break/>tum locum incolunt, in robore,. crassitudlue, magni-.<text:line-break/>tudine et colore ad portionem se habenti In corporum</text:p>
      <text:p text:style-name="P3">quoque naturis . ad aetatum et regionum portionem pili<text:line-break/>fe. habenti Pueri . enim admodum parvi nudi sunt .<text:line-break/>pilis, quod. utique nec meatus adhuc. ullus liliis su cute<text:line-break/>est , nec fuliginosum. .excrementum ; incipi entes autem<text:line-break/>pubescere parvos; et.e imbecillos exigunt: at qui jam.<text:line-break/>florent, valentiores, mullos, et magnos, et. nigros ha-<text:line-break/>fient, quod et frequentes jam meatus iis sunt facti., et<text:line-break/>fuliginosis excrementis . prae siccitate et calore abundanti<text:line-break/>Caeterum pili, qui lu capite, superciliis et ciliis haben-<text:line-break/>tur<text:span text:style-name="Default_20_Paragraph_20_Font"><text:span text:style-name="T1">ri</text:span></text:span> etiam pueris nobis innascuntur.; siquidem, gene-<text:line-break/>ratio iis est, alon.qualis herbis,. sed qualis. stirpibus,<text:line-break/>prima ratione a natura conditis, non. temperamentum<text:line-break/>ex necessitate sequentibus, , sicuti in libris de usu par-<text:line-break/>ticularum est monstratum. Verum hi quoque quod<text:line-break/>quidem sint, id naturae arti acceptum ferunto quod<text:line-break/>nigri rufive vel alio quovis .sint. colore,. id aetatis tem-<text:line-break/>peramento omnino debent. Subruti enim fere funi;<text:line-break/>quoniam, quod in meatibus est impactum, nondum totum</text:p>
      <text:p text:style-name="P3">est nigrum, quippe cum humiditas- multa sit et transi-<text:line-break/>tus facilis et deustio imbecilla. Boni vero : incrementi<text:line-break/>et modice crassi sunt p<text:span text:style-name="Default_20_Paragraph_20_Font"><text:span text:style-name="T1">r</text:span></text:span>opter excrementorum, ^quibus<text:line-break/>aluntur, copiam: quippe ipsa pars corporis, in qua fiunt,<text:line-break/>sicca est, tota namque calva ossea est, cutis vero, quae<text:line-break/>illi est circumdata, tanto reliqua totius c<text:span text:style-name="Default_20_Paragraph_20_Font"><text:span text:style-name="T1">o</text:span></text:span>rporis cute est<text:line-break/>siccior , quanto etiam est durior : ascendit tamen tum ab<text:line-break/>iis, quae circa cerebrum sunt, tum vero ex tuto corpore su-<text:line-break/>liginofi exerementi non parva vis. Quo fit, ut, quale aetate<text:line-break/>florentibus totum est corpus, ejusmodi jam infantibus.<text:line-break/>sit capitis a<text:span text:style-name="Default_20_Paragraph_20_Font"><text:span text:style-name="T1">n</text:span></text:span>tis : coque rationabilius n<text:span text:style-name="Default_20_Paragraph_20_Font"><text:span text:style-name="T1">o</text:span></text:span>nnulli proce-<text:line-break/>dente tempore calui redduntur,- quibus scilicet a primo.<text:line-break/>ortu siccior cutis. erat: quippe monstratum prius est, se-.<text:line-break/>noscentium partes omnes siccescere. Fit autem cutis<text:line-break/>non paucis veluti testacea, ubi supra justum fuerit sic-.<text:line-break/>cata: in ea vero, sicut ex prioribus constat, nihil<text:line-break/>nasci potest : etenim etiam interna manuum , et t inser-.</text:p>
      <text:p text:style-name="P3">na pedum siemper glabra et pilorum expertia su<text:span text:style-name="Default_20_Paragraph_20_Font"><text:span text:style-name="T1">n</text:span></text:span>t,.<text:line-break/>quod siccissimus densissimusque sit tendo is, qui sub cute<text:line-break/>habetur. Quibus autem ad summam siccitatem cutis<text:line-break/>capitis non pervenit, imbecilli his albique omnino pili<text:line-break/>fiunt , quos vulgo canos appellant : imbecilli quidem<text:line-break/>convenientis alimenti penuria ; albi vero . propterea]<text:line-break/>quod alimentum, quo aluntur, veluti situs est pituitae,<text:line-break/>quae temporis spatio computruit. Ubi enim meatus<text:line-break/>etiamnum manet, excrementum vero exiguum est et<text:line-break/>lentum ac languide a calore propellitur., non diffimi-<text:line-break/>liter putredini in eo afficitur. Iam calui fiunt homines,<text:line-break/>cum senescunt , a . sincipite magis , canescunt magis a<text:line-break/>temporibus : quoniam illud omnium capitis partium est<text:line-break/>siccissimum:. haeret enim cutis illic ossi nudo: tempe-<text:line-break/>ra vero humidiora sunt, quod in his musculi magni<text:line-break/>-sub cute habeantur, omnis autem musculus carnosus<text:line-break/>sit, caro tum osse tum cute humidior. .</text:p>
      <text:h text:style-name="P10" text:outline-level="2">Cap. VI.</text:h>
      <text:p text:style-name="P11"><text:s/>Est autem ei, quod dicimus, diligenter at-<text:line-break/>tendendum, ne imprudentes nosmet ipsos fallamus, .sic-.<text:line-break/>uti fe fallunt multi ex iis , qui optimi risi sunt medici :<text:line-break/>qui si quem calvum viderint, statim huic siccum esse<text:line-break/>totius corporis temperamentum putant. Neque enim<text:line-break/>simpliciter ita coniectare operiebat: sed prius illud de-<text:line-break/>finire praestiterat, humanum corpus in aliis aequabili<text:line-break/>per totum tempe<text:span text:style-name="Default_20_Paragraph_20_Font"><text:span text:style-name="T1">r</text:span></text:span>amento esse, in aliis, nec iis paucis,<text:line-break/>inaequabiliter .esse affectum , cum em um aliae particulae<text:line-break/>mediocri et justo sint humidiores , aliae frigidiores,<text:line-break/>aliae sicciores , aliae calidiores , aliae prorsus tempe- .<text:line-break/>ratae ac mediocres.- Porro huic maxime esse attentos<text:line-break/>convenit, ubi corporis temperiem aestimamus. Quippe<text:line-break/>si tutum corpus aequabiliter conciunum sit, onmemque<text:line-break/>partium inter fe eommoderationem in longitudine, la-<text:line-break/>titudine et altitudine fe<text:span text:style-name="Default_20_Paragraph_20_Font"><text:span text:style-name="T1">r</text:span></text:span>vet, potest utique aequabiliter<text:line-break/>attemperatum esse id co<text:span text:style-name="Default_20_Paragraph_20_Font"><text:span text:style-name="T1">r</text:span></text:span>pus <text:span text:style-name="Default_20_Paragraph_20_Font"><text:span text:style-name="T1">i</text:span></text:span> at, si cui corpori thorax,<text:line-break/>collum et humeri maximi sunt, lumbi parvi angusti-</text:p>
      <text:p text:style-name="P3">que, et crura gracilia atque sicca, quomodo id dixeris<text:line-break/>omnibus particulis similiter affectum ? t Quin , si crura ei<text:line-break/>crassa sint et lumbi lati, thorax vero angustus, ne id<text:line-break/>quidem omnibus partibus aequabiliter est temperatum.<text:line-break/>Sunt alia corpora, quibus maximum. est caput, alia, qui-<text:line-break/>bus parvum, quale passeribus ; jam crura aliis blaesa,<text:line-break/>aliis vara ; artuum quoque extrema aliis gracilia sunt,<text:line-break/>aliis crassa: et .thorax aliis (ut dictum est antea) latus,<text:line-break/>aliis tabulae ritu angustus, quos <text:span text:style-name="Default_20_Paragraph_20_Font"><text:span text:style-name="T3">σανιδώδεις</text:span></text:span><text:span text:style-name="Default_20_Paragraph_20_Font"><text:span text:style-name="T5"> </text:span></text:span>vocant:<text:line-break/>ubi vero opertae scoptulae illis- sine carne nudaeque<text:line-break/>plane sunt, et alarum more pronae, nominantur a<text:line-break/>medicis ejusmodi naturae <text:span text:style-name="Default_20_Paragraph_20_Font"><text:span text:style-name="T3">πτερυγώδεις</text:span></text:span><text:span text:style-name="Default_20_Paragraph_20_Font"><text:span text:style-name="T5">. </text:span></text:span>Quantopere hae<text:line-break/>sint vitiatae, deperdito sus paulo minus omni interno<text:line-break/>thoracis spatio, quo pulmo et cor sunt sita, neminem<text:line-break/>latet. Innumerae vero aliae .particularum corporis pla-<text:line-break/>ne assectiones sunt, ubi id a naturali analogia protinus<text:line-break/>lu utero . matris ad .inaequalem intemperiem .est muta-</text:p>
      <text:p text:style-name="P3">tum. Minime igitur in corporibus id genus ex unica<text:line-break/>particula coniectandum de toto esu Neque enim ii, qui<text:line-break/>mores ex ingenio corporis docere profitentur, simplici-<text:line-break/>ter de .omnibus pronunciant: verum ipsi quoque expe-<text:line-break/>rrentia docti , si quis impense hirto est pectore , hunc<text:line-break/>animosum judicant : sin cruribus est hirtis, salacem:<text:line-break/>non tamen causam etiam adliciunt. .. Neque enim, cum<text:line-break/>pectus habere leoni simile . dicunt , crura vero hirco,<text:line-break/>jam primam causam invenerunt: siquidem, cur leo quidem<text:line-break/>animofus , hircus vero . salax sit , ratio etiam investi-<text:line-break/>gandum exigit: hactenus enim, quod in re quidem fieri<text:line-break/>cernitur, dixere, causam tamen ejus. omisere. Caete-<text:line-break/>rum is, qui naturali speculatione est exercitatus , sicuti<text:line-break/>aliorum omnium , ita horum quoque cau<text:span text:style-name="Default_20_Paragraph_20_Font"><text:span text:style-name="T1">t</text:span></text:span>as invenire<text:line-break/>tentat. Propterea enim, quod maequali partium tem-<text:line-break/>per amento f unt, non .leo modo et. hircus, <text:span text:style-name="Default_20_Paragraph_20_Font"><text:span text:style-name="T1">t</text:span></text:span>ed etiam<text:line-break/>caeterorum pleraque animalium , idcirco ad alias actio-<text:line-break/>nes aliud est pronum Ac de sus quidem Aristoteles.</text:p>
      <text:p text:style-name="P3">commode fusissimeque tractavit Sed quod ad reni pro-<text:line-break/>positam est utile , id jam apparet, hominum scilicet tem-<text:line-break/>peramenta cousiderantibus singulas partium per se exa-<text:line-break/>mutandas esse. Nec, si cui thorax solum hirsutus est,<text:line-break/>huic totum corpus calidius sicciusque ex necessitate pu-.<text:line-break/>fandum , sest plurimum in corde caloris esse , eoque ani-<text:line-break/>motum i posse vero aliquando etiam hujus ipsius rei<text:line-break/>occasione accidere ; quominus totum his corpus similiter<text:line-break/>calidum siccumque sit, quod scilicet plurimum caloris<text:line-break/>sursum huc spiraverit ; atque in ambientem abierit.<text:line-break/>Nam si : tota corporis temperies est aequalis , erit his<text:line-break/>statim thorax ipse universus latissimus, venae amplae;<text:line-break/>arteriae magnae ; eaedem maxime vehementissimeqne<text:line-break/>pulsantes : tum plurimi per totum corpus pili , atque<text:line-break/>ii quidem in capite. plurimi incrementi; nigri et crispi<text:line-break/>utique in prima aetate, procedente vero tempore cal-<text:line-break/>vities excipiet. Quin etiam ejusmodi hominibus, cum<text:line-break/>aequaliter sunt attemperata, -et robustum et suis ec-.</text:p>
      <text:p text:style-name="P2">ticulis distinctum et musculosum totum corpus erit:<text:line-break/>tum cutis durior, nigrior atque hirsutior. Ad eun-<text:line-break/>dem modum , si contraria omnia in thorace sint ac ae-<text:line-break/>qualis m toto corpore temperies rigeat, id est si humidio-<text:line-break/>res et frigidiores universae corporis paries sint, thorax qui-<text:line-break/>dem angustus et glaber erit, sicuti etiam totum corpus pilis<text:line-break/>nudum : cutis vero mollis et alba ; capilli subrufi,<text:line-break/>potissimum in juventute, et in senectute non calvescunt;<text:line-break/>timidique statim et ignari et segnes: adde etiam par-<text:line-break/>vis venis ac minime conspicuis;.. et adiposi fiunt: iidem<text:line-break/>nervis musculisque imbecillis et artubus parum artic<text:span text:style-name="Default_20_Paragraph_20_Font"><text:span text:style-name="T1">a-<text:line-break/></text:span></text:span>late distinctis et blaesis. At ubi varia partium tem-<text:line-break/>peries est , ex. una earum pronunciare de toto corpore<text:line-break/>non licet, sed adeundae singulae sunt: aestimandum-<text:line-break/>que, quo temperamento ventriculus, quo pulmo, quo<text:line-break/>cerebrum, ac reliquarum per <text:span text:style-name="Default_20_Paragraph_20_Font"><text:span text:style-name="T1">t</text:span></text:span>e unaquaeque seorsum<text:line-break/>sit. Atque haec quidem ex functionibus noscenda,</text:p>
      <text:p text:style-name="P2">cum nec manuum contrectatione, nec oculorum inspe-<text:line-break/>ctione invenisse temperiem eorum sit. Simul autem<text:line-break/>pensitandas et continentium ea partium affectus est,<text:line-break/>quorum omnium extrema est cutis. Haec in nostra re-.-<text:line-break/>gicne , quae utique temperata est , . fubjectarum partium<text:line-break/>naturam prodit, quanquam nec in ea simpliciter lo-<text:line-break/>quenti omnium, sed dumtaxat earum, quae similem<text:line-break/>habent t cuti temperiem. At in iis quae sub Ursa et<text:line-break/>fusi meridie sunt locis, quoniam quidem corporum, quae<text:line-break/>in altero sunt, calor in altum a- circumdante extriu-<text:line-break/>secus et vincente frigore est fugatus , eorum autem,<text:line-break/>quae sunt in altero , in cutem is ab externo calore at-.<text:line-break/>tractus prodiit,— non potest ex eo affectu, qui in cute<text:line-break/>cernitur, internarum particularum temperies clare discet—<text:line-break/>. ni:- quippe corporis temperies in regionibus iis, quae a</text:p>
      <text:p text:style-name="P1">temperie recesserunt, inaequalis visitur, externis scilicet-<text:line-break/>intemisque partibus ad eundem se modum non haben-<text:line-break/>tibus; Celtis e<text:span text:style-name="Default_20_Paragraph_20_Font"><text:span text:style-name="T1">n</text:span></text:span>im et Germanis et omni Thracio ac<text:line-break/>Scythico generi frigida humidaque cutis est: ideo</text:p>
      <text:p text:style-name="P2">etiam. mollis, alba et pilis nuda. omnis vero natu—<text:line-break/>ratis his calor in viscera una cum sanguine confugit:<text:line-break/>ubi dum agitatur et premitur et fervet, animosi, au-<text:line-break/>daces et praecipitis consilii redduntur. Aethiopibus ve-<text:line-break/>ro et Arabibus, omnibus denique iis, qui ad meridiem<text:line-break/>incolunt, natura cutis ex ambientis aestu, et <text:span text:style-name="Default_20_Paragraph_20_Font"><text:span text:style-name="T1">n</text:span></text:span>aturali.<text:line-break/>calore foras acto, usta, dura, sicca et nigra reddi-<text:line-break/>t.ur , toto corpore naturalis quidem caloris exiguam<text:line-break/>obtinente portionem,. sed alieno atque adscititio loca-<text:line-break/>Iefcentu. Quippe id quoque optime ab Aristotele in<text:line-break/>multis est traditum. estque illi., si alteri ulli, attenden-<text:line-break/>dum , ac in singulis corporibus aestimandum , suo-<text:line-break/>ne et proprio , an adscititi<text:span text:style-name="Default_20_Paragraph_20_Font"><text:span text:style-name="T1">a</text:span></text:span> calore incaleant : quae<text:line-break/>enim putrescunt , omnia adscititio- calore funt ca—<text:line-break/>fida ; proprio frigenti Qui meridianam plagam ineo-<text:line-break/>lunt; adscititio calore sunt calidi, proprio frigidi.-<text:line-break/>Iam apud nos quoque naturalis calor hyeme est uberior,</text:p>
      <text:p text:style-name="P3">adscititius minor: aestate contra adscititius major, <text:span text:style-name="Default_20_Paragraph_20_Font"><text:span text:style-name="T1">n</text:span></text:span>a-<text:line-break/>tnralis minor. Omnia igitur haec definiat oportet, qui<text:line-break/>recte temperamentum est cogniturus. Neque e<text:span text:style-name="Default_20_Paragraph_20_Font"><text:span text:style-name="T1">n</text:span></text:span>im om-<text:line-break/>nino, si cutis nigrior apparet, jam totus homo calidior<text:line-break/>est, sed si ita est, caeteris omnibus simili modo se ha-<text:line-break/>fientibus. Siquidem , si alter in fervido sule versatus<text:line-break/>diutius est, alter in umbra, illi nigrior, huic albidior<text:line-break/>cutis erim verum hoc ad totius temperamenti altera-<text:line-break/>donem nihil facit: ipsa namque cutis sub sule diutius<text:line-break/>habita siccior, in umbra humidior evadet: non tamen<text:line-break/>naturalis temperies vel jecinoris., vel cordis, vel al-<text:line-break/>terius cuiusquam visceris statim mutabitur. Optimum<text:line-break/>igitur fuerit (sicuti prius est dictum] cujusque seorsum<text:line-break/>particulae temperamenti notas .comparasse. Verbi gra-<text:line-break/>tia ventriculi,. si is bene concoquit, quod temperatus<text:line-break/>fit : si non bene concoquit, intemperatus : si nidore-<text:line-break/>sus quosdam vel fumosos edit ructus , quod- immodera-<text:line-break/>tus et igneus m eo calor fit: sin acidos, imbecillus et</text:p>
      <text:p text:style-name="P3">infirmus. Simili modo si qui bubulam et omnia, quae<text:line-break/>coetu difficilia <text:span text:style-name="Default_20_Paragraph_20_Font"><text:span text:style-name="T1">t</text:span></text:span>unt, concoquunt, eorum calor immodicus<text:line-break/>sit: si qui vero haec concoquere non valent, sed saxa-<text:line-break/>tiles pisces et talia concoquunt, infirmus. Videndum au-<text:line-break/>tem hic rursum, num succi alicui us, qui aliunde confluat,<text:line-break/>culpa ejusmodi symptoma ventriculo accidat. Aliis<text:line-break/>enim ex capito pituita, aliis flava ex jecinore bilis in<text:line-break/>ve<text:span text:style-name="Default_20_Paragraph_20_Font"><text:span text:style-name="T1">n</text:span></text:span>triculum consuit, rerum tamenhoc et paucissimis contia-<text:line-break/>git; at compluribus a capite defluit pituita, atque id maxi-<text:line-break/>me Romae ac locis perinde humidis. Caeterum et quod<text:line-break/>raro accidit considerandum, uihilque pro superfluo ha-<text:line-break/>bendum aut. negligendum : siquidem ipse vidi, quihus-<text:line-break/>dam perquam pitui tofis hominibus multam tamen in<text:line-break/>ventriculo colligi flavam bilem : quam cum ante ribum<text:line-break/>aqua vinoque epoto evomere debuissent, si quid cibo-<text:line-break/>rum prius, quam vomerent, gustasse<text:span text:style-name="Default_20_Paragraph_20_Font"><text:span text:style-name="T1">n</text:span></text:span>t, et hos currum-<text:line-break/>pare<text:span text:style-name="Default_20_Paragraph_20_Font"><text:span text:style-name="T1">n</text:span></text:span>t, et capite dolerent: et hos quidam natura bi-<text:line-break/>lioscs esse credebant, quanquam esse<text:span text:style-name="Default_20_Paragraph_20_Font"><text:span text:style-name="T1">n</text:span></text:span>t toto corpore<text:line-break/>molles, et candidi, et glabri, et adiposi, et venis</text:p>
      <text:p text:style-name="P3">ac musculis parum conspicuis, praeterea exungues, nec<text:line-break/>tangentibus admodum calidi. .Vidi alios quosdam, qui<text:line-break/>flavum bilem nunquam vomuissent, graciles autem et<text:line-break/>hirsuti, et musculosi, et nigri, et venosi,- assatimque<text:line-break/>calidi, si quis tangeret, viderentur: cuiusmodi habitu<text:line-break/>Ludemus philosophus erat. Sed incidit hoc loco spe-<text:line-break/>culatio quaedam anatomica, quam aliqui medicorum<text:line-break/>ignorantes , ex symptomatum dissonantia magnopere an-<text:line-break/>guntur, dum. parum intelligunt, meatum illum, per<text:line-break/>quem jecm bilem lu ventrem evomit, aliis gemluum<text:line-break/>esse, aliis unicum , id quod in quadrupedum dissectio-<text:line-break/>tubus ridere licet. Ac plurimum quidem unicus is est<text:line-break/>in id intestinum , quod pylori , id est exitus fundi ven-<text:line-break/>tris, etjejuni medium est, insertus: medium id <text:span text:style-name="Default_20_Paragraph_20_Font"><text:span text:style-name="T3">γαστρός</text:span></text:span><text:span text:style-name="Default_20_Paragraph_20_Font"><text:span text:style-name="T5"><text:line-break/></text:span></text:span><text:span text:style-name="Default_20_Paragraph_20_Font"><text:span text:style-name="T3">ἔκφυσιν</text:span></text:span><text:span text:style-name="Default_20_Paragraph_20_Font"><text:span text:style-name="T5">, </text:span></text:span>quasi quiddam e ventre enatum, vocant. Vel si<text:line-break/>geminus meatus sit, in ecpbysin illam major inseritur,<text:line-break/>minor in fundum ventriculi paulo supra pylorum inve..<text:line-break/>nitur : sed tamen in paucissimis superior pars major,</text:p>
      <text:p text:style-name="P3">inferior minor. Caeterum quibus est major, iis in<text:line-break/>ventrem quotidie non exiguum bilis effunditur ; quam<text:line-break/>et evomant ante cibos oportet , et nisi id faciant , . lae-<text:line-break/>duntur: quibus autum unicus est omnino - meatus , iis<text:line-break/>tota bilis confluit lu jejunuiu. Quanam igitur ratione<text:line-break/>dignoscere hos licebit ? neque enim dissecandos esse<text:line-break/>vivos homines censeo. Primum certe totius corporis<text:line-break/>temperamento, veluti paulo supra est propositum : de-<text:line-break/>inde iis, quae infra excernuntur. Ludemus enim bilio-<text:line-break/>fa mera perpetuo per fellem excernebat, utpote qui<text:line-break/>multam colligebat bilem , cujus nihil in superiorem<text:line-break/>ventrem perveniebat. Reliquis,. qui scilicet et pituitoso<text:line-break/>sunt corporis habitu , et bilem evomunt , his haud<text:line-break/>quaquam est alvus biliosa , quippe qui et minimum<text:line-break/>flavae bilis gignunt , et ejus plurima portio in supe-<text:line-break/>riorem ventrem pervenit. Tertium .indiciorum genus<text:line-break/>m iis est , quae evacuantur. Nam quibus in ventre. bi-<text:line-break/>l insu m excrementum gignitur, id porri . virorem prae,.</text:p>
      <text:p text:style-name="P3">fert : at quibus ex jecinore descendit , iis vel plane<text:line-break/>flavum est, vel omnino saltem pallidum. Praeterea<text:line-break/>quibus in ventriculo bilis illa gignitur, quae porri colo-<text:line-break/>rem imitatur, debet omnino iis cibus fuisse non pa-<text:line-break/>ris, non fuilla caro, simii eve aliquid, fed necessario<text:line-break/>aliquid, quod his [calidius fuit, neque id boni succi:<text:line-break/>quibus autem ex jecinore in ventrem defluit, iis flava<text:line-break/>ea pallidave evomitur, etiamsi boni in primis succi<text:line-break/>fuit quod fumpferunt , etiamsi ad summum fuit con-<text:line-break/>coctum : immo vero magis ipsis, qui exacte concoxerunt,<text:line-break/>flava vomuntur, atque etiam magis iis, qui diutius cibo<text:line-break/>abstinuerunt: quae vero bilis porrum refert, iis solis gigni-<text:line-break/>tur in ventre , qui utique concoxerunt male. Quin etiam<text:line-break/>sollicitudo, ira, dolor, labor, exercitatio, vigilia,<text:line-break/>abstinentia et inedia succi flavae bilis plus acervant :<text:line-break/>propterea quod plus ejus succi lu jecinore gignunt.<text:line-break/>Sunt igitur tum haec certa indicia, tum ad haec, quod,<text:line-break/>ubi siccum et igneum ventriculi calorem conversio ad<text:line-break/>biliosum sequitur, panis et suilla et bubula caro com-</text:p>
      <text:p text:style-name="P3">modius quam saxatiles plices concoquentur : cum , si ex<text:line-break/>jecinore bilis affluat, ex comestorum nulla fequutura sit<text:line-break/>concoctionis diversitas. Atque his quidem discernitur,<text:line-break/>quod non temperamenti, sed alterius cuiusquam gratis<text:line-break/>provenit. Ad eundem modum, si defluens a capite in<text:line-break/>ventrem pituita acini ructus causa est, conveniet si-<text:line-break/>mili ratione hic quoque a ventris proprio affectu hanc<text:line-break/>discerneret Aeque vero et capitis dolores, ex propria-<text:line-break/>ne ejus intemperie, an propter ventris aliqua excre-<text:line-break/>menta incidant, discernendi. Iam cerebrum ipsum cu-<text:line-break/>jus sit temperamenti, per se aestimare est satius, quam<text:line-break/>ex corporis totius affectu ; ipsius autem per se co<text:span text:style-name="Default_20_Paragraph_20_Font"><text:span text:style-name="T1">n</text:span></text:span>fide-<text:line-break/>ratio ex canitie , catarrhis , tussi , destillatione et<text:line-break/>salivae copia initur, quippe quae omnia id frigidius hu-<text:line-break/>midiusque esse doceant : atque his amplius , si ex leri<text:line-break/>qualibet occasione in hos devenit affectus. At calvities<text:line-break/>ex siccitate provenit; nigrorum autem et frequentium</text:p>
      <text:p text:style-name="P3">pilorum proventus boni lu cerebro temperamenti nota<text:line-break/>est. Ergo ad hunc modum de temperamentis ineunda<text:line-break/>semper nobis cousideratio est , quamque scilicet parti-<text:line-break/>culam seorsum perpendentibus, nec ausis ex una pro-<text:line-break/>nunciare de omnibus: quod utique nunnulli fecerunt,<text:line-break/>qui refimos humidos , aduncos siccos esse .dixerunt:<text:line-break/>et quibus parvi sunt oculi , siccos : quibus magni,<text:line-break/>humidos. Atque de hoc quidem parum inter eos con-<text:line-break/>venit: alii namque eorum, qui scilicet humidis p<text:span text:style-name="Default_20_Paragraph_20_Font"><text:span text:style-name="T1">o</text:span></text:span>rticu-<text:line-break/>lis oculos aunumerant, in quibus eos majores vident,<text:line-break/>in iis humiditatem temperamenti pollere existimant: alii<text:line-break/>caloris vehementia, qui in prima formatione sursum con-<text:line-break/>fertim magis copiosiorque ferebatur, non oculos modo,<text:line-break/>verum etiam os ipsum. et reliquos omnes meatus ampli-<text:line-break/>ores factos ajunt; ita non humiditatis id, sed caloris<text:line-break/>indicium efferi Verum ambo n veritate aberrant, uno<text:line-break/>modo eoque communi, quod unius particulae occasione<text:line-break/>de toto corpore pronunciare sunt ausi: altero, quod<text:line-break/>formatricis lu natura virtutis, quae artifex facultas est</text:p>
      <text:p text:style-name="P3">et particulas secundum animi mores effingit, parum memi-<text:line-break/>nerunt. De hac namque Aristoteles dubitarit, numquid di-<text:line-break/>viuioris originis sit, atque a calido, frigido, humido<text:line-break/>et ficco. res diversa: quo mihi minus recte facere vi-<text:line-break/>dentur, qui tam temere de rebus maximis pronunciant<text:line-break/>et solis qualitatibus formandarum paritum causam assi-<text:line-break/>gnant ; rationablle enim est , haec organa esse , forma-<text:line-break/>.torem alium. Sed et citra tam arduas quaestiones in-<text:line-break/>venire licet , sicut ostendimus , humidam et siccam .<text:line-break/>calidamque et frigidam temperiem. Errant igitur, qui,<text:line-break/>propriis indiciis neglectis, ad ea, quae longe posita sunt<text:line-break/>.et magnae quaestioni fuerunt, atque ad hunc usque<text:line-break/>diem optimis philosophorum dubitata sunt, convertun-<text:line-break/>tur. Neque enim propterea, quod pueri nasis magis<text:line-break/>sunt resimis, florentes aetate magis aduncis,. idcirco<text:line-break/>rationabile est resim<text:span text:style-name="Default_20_Paragraph_20_Font"><text:span text:style-name="T1">a</text:span></text:span>s omnes humidos censere, aduncos<text:line-break/>vero ficcos : sed fieri potest, ut formatricis virtutis<text:line-break/>ejusmodi .opus sit potius, quam temperamenti Quod</text:p>
      <text:p text:style-name="P3">si temperamenti est. nota, at certe. ejus, quod in naso<text:line-break/>tantum habetur, .non ejus, quod in toto corpore, nota<text:line-break/>suerit. Quare frusira illud praedicant, in siccis. natu-<text:line-break/>ra temperamentis nasum acutum, oculos cavos; tem-<text:line-break/>pora collapsa:, quod scilicet in affectibus iis, qui cor.-<text:line-break/>pora liquant atque supra , quam par est , inaniunt,<text:line-break/>haec contingant. Saepe namque sic eccidit , saepe<text:line-break/>non ita : sed videre licet potius .corporis habitum et<text:line-break/>mollem et pinguem et album et carnosum, cum tamen<text:line-break/>oculi sunt parvi et nasus acutus: rursus siccum, ma-<text:line-break/>clientum et nigrum et hirsutum, ubi magni sunt ocu-.<text:line-break/>li et nasus resumas. Praestat igitur, siquidem de solo.<text:line-break/>agitur naso , resimo humiditatem , adunco siccitatem<text:line-break/>coniectes, <text:span text:style-name="Default_20_Paragraph_20_Font"><text:span text:style-name="T8">nec.de </text:span></text:span>totius animantis temperie ex his par-<text:line-break/>ticulis pronuncies. Pari modo oculorum ..et alterius<text:line-break/>cuiuslibet partis proprium temperamentum ex propriis.<text:line-break/>iudiciis aestimari est satius , non de totius corporis<text:line-break/>temperie ab una quapiam particula . indicium fumi.. Sive.</text:p>
      <text:p text:style-name="P3">enim humoris vincentis, sive caloris, sive etiam am-<text:line-break/>horum caesios oculos indicium statuere oporteat, utique<text:line-break/>proprii ipsorum sic, non omnium totius corporis partium<text:line-break/>temperamenti documentum fuerint. Neque enim, si sic-<text:line-break/>ca et macra crura sunt, omnino siccum est totius cor-<text:line-break/>poris temperamentum : aliqui namque affatim. carnosi<text:line-break/>et pingues et cresti et prominenti ventre et molles<text:line-break/>et candidi etiam cum ejusmodi cruribus cernuntur:<text:line-break/>verum, fi totius corporis temperies aequaliter se habeat,<text:line-break/>sicci omnino iunxi quibus macra sunt crura, humidi,<text:line-break/>quibus crassa. Praeterea quibus acutus est nasus aut<text:line-break/>aduncus , hi sicci ; quibus refimus , humidi. .. Ad eundem<text:line-break/>modum de oculis, temp<text:span text:style-name="Default_20_Paragraph_20_Font"><text:span text:style-name="T1">o</text:span></text:span>ribus, .caeteris denique omnibus<text:line-break/>particulis judicandum. Quibus vero impar temperamentum<text:line-break/>est, nec omnium particularum idem, alienum a ratione est<text:line-break/>ex unicae particulae natura de omnibus sententiam ferre.<text:line-break/>Porro tale quippiam plurimis eorum imposuit, cum n<text:span text:style-name="Default_20_Paragraph_20_Font"><text:span text:style-name="T1">o</text:span></text:span>n<text:line-break/>de hominum modo, sed etiam aliorum animalium totius</text:p>
      <text:p text:style-name="P3">corporis temperamento - ex indiciis , . quae lu cute tan-<text:line-break/>tum spectantur, -judicium ferre sunt ausu Neque enim,<text:line-break/>si dura cutis est, necessario siccum est animans, sed fieri<text:line-break/>potest, ut tantum cutis sic sit affecta: sed nec si nigra<text:line-break/>haec hirtave est: simili modo, nec si moliis haec de-<text:line-break/>pilisve est, humidum ex necessitate totum est animal:<text:line-break/>verum, si per totum aequabiliter est attemperatum, ratio<text:line-break/><text:span text:style-name="Default_20_Paragraph_20_Font"><text:span text:style-name="T9">est, </text:span></text:span>ut, qualis sit cutis, talis sit et reliquarum partium<text:line-break/>unaquaeque: sin inaequaliter, .non item; quippe ostre-<text:line-break/>orum totum corpus humidissimum est, cutis ipsa sic-<text:line-break/>cissima. Est enim ns qua teguntur testa, cuiusmodi. est<text:line-break/>nobis cutis, atque hinc illis est nomen: <text:span text:style-name="T4">ὀ</text:span><text:span text:style-name="Default_20_Paragraph_20_Font"><text:span text:style-name="T3">στρακόδερμα</text:span></text:span><text:span text:style-name="Default_20_Paragraph_20_Font"><text:span text:style-name="T5"><text:line-break/></text:span></text:span>enim nominantur omnia ejusmodi animantia ; propterea<text:line-break/>quod cutis eis ostraco, id est testae, assimilis esu lam<text:line-break/><text:span text:style-name="Default_20_Paragraph_20_Font"><text:span text:style-name="T3">μαλακόστρακα</text:span></text:span><text:span text:style-name="Default_20_Paragraph_20_Font"><text:span text:style-name="T5"> </text:span></text:span>, id est quae molli testa integuntur, vel-<text:line-break/><text:span text:style-name="Default_20_Paragraph_20_Font"><text:span text:style-name="T9">uti </text:span></text:span>marinae locustae et gammari et cancri, cutem qui-<text:line-break/>dem habent siccam , reliquam universam temperiem humi-<text:line-break/>dam : immo vero illud ipsum humiditatis in carne non-<text:line-break/>nunquam animalibus caula est, quod siccam terrenam-</text:p>
      <text:p text:style-name="P3">que portionem natura his universam circa cutem repo-<text:line-break/>nitr Non est igitur putandum, nec, quod cutis ostreis<text:line-break/>sicca est, illico carnem quoque esse siccam; nec, quod<text:line-break/>haec perhumida mucosaque est, jam cutem quoque ejus-<text:line-break/>modi esse: quippe aequum est quamque particulam ex<text:line-break/>fe ipsa dignosci. Ergo tum in sus peccant ii, qui com-<text:line-break/>mentarios de temperamentis nobis reliquerunt, tum quod<text:line-break/>id omittunt, quod Hippocrates rectissime admo<text:span text:style-name="Default_20_Paragraph_20_Font"><text:span text:style-name="T1">n</text:span></text:span>uit, spe-<text:line-break/>ctandum este, ex quibus in quae mutationes fiant r fit<text:line-break/>enim non raro., ut praesentes notae prioris tempera.<text:line-break/>menti sint, non ejus, quod in corpore nunc habetur-<text:line-break/>veluti si quis annos natus sexaginta denso pilo sit, non<text:line-break/>quod calidus et siccus nunc sit , sed quod antea talis<text:line-break/>fuerit. . Consistunt autem ei prius geniti pili al eum<text:line-break/>modum, quo herbae, quae vere sunt enatae, nonum,-<text:line-break/>quam pe<text:span text:style-name="Default_20_Paragraph_20_Font"><text:span text:style-name="T1">r</text:span></text:span>severant aestate. Aliis enim spatio et paulatim<text:line-break/>contingit a plurimo illo hirto mutari, labentibus scili-<text:line-break/>cet prae nimia siccitate pilis . aliis diutissime pili per-.</text:p>
      <text:p text:style-name="P3">manent , utique qui nec in processu temporis admodum<text:line-break/>siccantur, et a principio valentem habuerunt originem<text:line-break/>arborum ritu, quarum radices in terra valenter com-<text:line-break/>prehenderunt. Ne igitur, si quem pilosum admodum<text:line-break/>videas, hunc statim melancholicum putes: sed, si qui-<text:line-break/>dem flo<text:span text:style-name="Default_20_Paragraph_20_Font"><text:span text:style-name="T1">r</text:span></text:span>et adhuc aetas , nondum esse talem <text:span text:style-name="Default_20_Paragraph_20_Font"><text:span text:style-name="T1">i</text:span></text:span> sin jam<text:line-break/>declinat, melancholicum aestima: at si senex est, non<text:line-break/>item: fiunt namque melancholica temperamenta ex san--<text:line-break/>guinis adustione: caeterum cum id pati incipit, non<text:line-break/>etiam statim est percoctus. Uerum hirtus abunde, qui<text:line-break/>calidus et siccus est, celeriter erit (si modo eorum, quae.<text:line-break/>proposita sunt, meminimus), non illico melancholicus,<text:line-break/>quippe cutis densitas, crassiorum excrementorum transi-<text:line-break/>tnm remor<text:span text:style-name="Default_20_Paragraph_20_Font"><text:span text:style-name="T1">s</text:span></text:span>us, in temperamentis , quae calida lu summo<text:line-break/>sunt, comburi ea cogit. Ita fit, ut tale iis nunc fit<text:line-break/>excrementum, quod pilos creat, quale olim procedente<text:line-break/>tempore in vasis sanguinis est futurum Tum haeec<text:line-break/>igitur omissa prioribus sunt, tum praeter haec, quod .ex</text:p>
      <text:p text:style-name="P3">natura excrementorum indefinite de temperamentis pro-<text:line-break/>nunciant : putant enim , particularum temperiem similem<text:line-break/>esse excrementorum naturae. ld vero usquequaque ve-<text:line-break/>rum non est;. sed fieri interim potest, .ut pituitofa<text:line-break/>excrementa colligantur , nec tamen humida sit particu-<text:line-break/>la, immo frigida omnino, humida vero non omnino,<text:line-break/>quippe cum siccam quoque esse liceat. Quod autem<text:line-break/>eis imposuit, .facile animadvertitur. Non enim norunt;<text:line-break/>quod ex cibis , nequaquam ex ipfo corpore nostro pi-<text:line-break/>tuita sit. Quare nihil miri est, si, ubi ingestos cibos,.<text:line-break/>qui humidi fortasse natura sint i corpus <text:span text:style-name="Default_20_Paragraph_20_Font"><text:span text:style-name="T1">n</text:span></text:span>on vincit , si-<text:line-break/>mile his ipsum quoque excrementum creet. Non est<text:line-break/>igitur quod opinentur, tanquam corpus siccum est, iti-.<text:line-break/>dem excrementum quoque esse siccum. . Etenim fi quis<text:line-break/>ab initio sicciore frigidioreque temperamento statim fuit,<text:line-break/>is. non melancholicus est, sed. utique pituitosus ab ex-<text:line-break/>crementis. Quod ss ex habitus mutatione frigidus sic.<text:line-break/>cuique est .redditus, necessario hic talis jam melancho-</text:p>
      <text:p text:style-name="P3">licus est: verbi gratia, si quis ante calidus et siccus ex<text:line-break/>sanguine mendo plurimam generavit atram bilem : est<text:line-break/>enim is, praeterquam quod siccus est et frigidus, pro-<text:line-break/>tinus etiam melancholicus. Sin a principio frigidus et<text:line-break/>siccus .fuit, habitus .quidem corporis ejus albus, mollis,<text:line-break/>depilis, venis articulisque parum expressis, gracilis ec.<text:line-break/>tangenti frigidus, animus vero minime audax, et ti-<text:line-break/>midus , et tristis ;. non tamen excrementa huic melan-<text:line-break/>cholica sunt. In his igitur . omnibus peccant plerique -<text:line-break/>medicorum ex eo, quod proprias notas respuunt, atque<text:line-break/>ad ea , quae non perpetuo , sed frequenter accidunt,<text:line-break/>convertu<text:span text:style-name="Default_20_Paragraph_20_Font"><text:span text:style-name="T1">n</text:span></text:span>tur. Ejusdem erroris occasione , et quod<text:line-break/>.excalfacit , id etiam siccare omnino putant ; . hoc enim<text:line-break/>adhuc veluti coronide ac capito universo scrmoni .addito,<text:line-break/>fecundum jam librum finire statui. Quippe phlegnrone<text:line-break/>obfessas partes calida frequenter perfundentes aqua,<text:line-break/>atque ita vacuari ab iis humorem cernentes, clare in-<text:line-break/>dicatunr arbitrantur, siccitatem omnino .calori succedere:</text:p>
      <text:p text:style-name="P3">neque id modo ubi cum siccitate, verum etiam ubi<text:line-break/>cum humore est coniunctus. Caete<text:span text:style-name="Default_20_Paragraph_20_Font"><text:span text:style-name="T1">r</text:span></text:span>um non est idem,<text:line-break/>vel vacuasse ab aliquo humorem, qui locis quibusdam fit<text:line-break/>dispersus , vel propriam particulae alicuius temperiem<text:line-break/>sicciorem reddidisse. Siquidem inaequalis quaedam in<text:line-break/>iis, quae phlegmone laborant, partibus intemperies est,<text:line-break/>similaribus scilicet corporibus a propria natura nondum<text:line-break/>amotis, sed assidue adhuc in mutatione atque alteratio-<text:line-break/>ne versantibus , omnibus nimirum interpositis inter eas<text:line-break/>spatiolis fluxione refertis; quaecunque igitur calida hu-<text:line-break/>midaque temperie sunt , cum sic affectis admoventur,<text:line-break/>ipfa quidem supervacanea, quae menia similarium spa..<text:line-break/>tra occuparunt, evocant: corpora tamen ipsa tantum<text:line-break/>abest ut siccent , ut etiam illis humorem adjiciant.<text:line-break/>Ac ipsa quidem veritas ita se habet, demousiratronem<text:line-break/>tamen evidentem dicta desiderant ; verum eam cum<text:line-break/>longiorem existimem, quam ut huic libro inseratur, et<text:line-break/>auditorem desideret, qui medicamentorum facultatis sit<text:line-break/>non ignarus, su praesens dissero. Caeterum ubi in</text:p>
      <text:p text:style-name="P3">tertio sequenti libro de omni temperamentorum genere<text:line-break/>tractavero , ac de iis , quae potestate calida , frigida;<text:line-break/>humida ficcaque sunt, omnem methodum indicavero,<text:line-break/>mox integrum alium libellum scribere de inaequali 1n-<text:line-break/>temperie decrevi. Quippe sic absolvetur a nobis uni-<text:line-break/>versa de temperamentis disceptatio, tum ad libros de<text:line-break/>medicamentis, tum ad medendi methodum non parum<text:line-break/>allatura commodi.</text:p>
      <text:h text:style-name="P9" text:outline-level="1"><text:bookmark-start text:name="bookmark4"/>GALENI DE TEMPERAMENTIS LIBER<text:line-break/>TERTIUS.<text:bookmark-end text:name="bookmark4"/></text:h>
      <text:h text:style-name="Heading_20_2" text:outline-level="2">Cap. E </text:h>
      <text:p text:style-name="P11">Quod itaque actu calidorum , frigido-.<text:line-break/>rum , humidorum et siccorum unumquodque tale esse<text:line-break/>dicatur, vel quod summam habeat ejusmodi qualitatem,<text:line-break/>vel quod vincat in eo qualitatum aliqua , vel quod ad<text:line-break/>cognati generis mediocre aliquid, vel ad unum quodsi-<text:line-break/>bet a nobis sit collatum, prius est traditum. Monstra-<text:line-break/>tum praeterea est, quemadmodum ea quis agnoscere^ ex-<text:line-break/>ucte possit. Reliquum est, ut de iis, quae talia potestate<text:line-break/>sunt, disseramus , si tamen prius explicuerimus, quid ipso<text:line-break/>potestatis nomine t gnificetur. Est autem brevis ejus<text:line-break/>et facillima et clara explicatio. Quippe quod, quale</text:p>
      <text:p text:style-name="P3">dicitur, tale nondum est, Ied potest tale esse, id hoc<text:line-break/>esse potestate dicimus: hominem, verbi gratia, qtii<text:line-break/>modo natus suit , rationalem : et avem volatilem : et<text:line-break/>vanem venaticum: et equum celerem: scilicet quod<text:line-break/>eorum unumquodque futurum omnino est , si nihil id<text:line-break/>extrinsecus impediat, hoc, ceu jam id sit, appellantes:<text:line-break/>unde, arbitror, haec esse potestate, non actu, dicimus.<text:line-break/>Perlectum namque aliquid est ac jam praesens ipsa ener-.<text:line-break/>gia sive quod actu est ; quod vero potestate est , im-<text:line-break/>pcrlectum et adhuc futurum. atque ut fiat quidem id,<text:line-break/>quod dicitur, veluti <text:span text:style-name="Default_20_Paragraph_20_Font"><text:span text:style-name="T1">a</text:span></text:span>ptum, non tamen adhuc est. Si-<text:line-break/>quidem nec insan<text:span text:style-name="Default_20_Paragraph_20_Font"><text:span text:style-name="T1">e</text:span></text:span> rationalis jam est, sed talis futurus:<text:line-break/>nec, qui modo editus est canis, jam venator, qui sci..<text:line-break/>licet adhttc non videat, sed quod venari queat, si ad<text:line-break/>iustum perveniat incrementum , sic nominatur. Ac<text:line-break/>maxime quidem proprie Iola ea potestate esse dicimus,<text:line-break/>in quibus natura ipsa tuopte impetu ad absolutionem<text:line-break/>venit, utique si nihil ei extrinsecus impedimento sit:<text:line-break/>praeterea quaecunque eorum, quae fiunt, contiuentes ma-</text:p>
      <text:p text:style-name="P3">tersae funt. Nec refert, continentes an convenientes an<text:line-break/>proprias dicas, quippe cum ex his omnibus indicetur,<text:line-break/>quod propinquum est, quodque nec alia intercedente<text:line-break/>mutatione sic dicitur.. verbi gratia, cum sanguinem po.<text:line-break/>testato carnem appellas , . quoniam minimam mutatio-<text:line-break/>nem ad carnis generationem requirat. At non qui in<text:line-break/>ventriculo habetur .concoctus cibus, continens carnis<text:line-break/>materia est: sed prius sit sanguis oportet. Longius<text:line-break/>etiam absunt. maxa et panis, quippe quae, ut caro fiant,<text:line-break/>t<text:span text:style-name="Default_20_Paragraph_20_Font"><text:span text:style-name="T1">r</text:span></text:span>es sui mutationes requirant: caeterum haec quoque<text:line-break/>omnia potestate caro dicuntur; etiam ante haec ignis,<text:line-break/>aer, aqua et terra; etiam horum ipsorum communis<text:line-break/>materia. Atque haec quidem omnia magis minusve<text:line-break/>abusive loquentibus nobis . dicuntur. Primus autem mo-<text:line-break/>dus eorum, quae potestate esse aliquid dicuntur, maxi-.<text:line-break/>me. est proprius. Proximus huic est eorum, quae sunt<text:line-break/>propinqua materia , veluti si fumidam exhalationem<text:line-break/>flammam esse aut halitum aerem potestate dixeris. Di-<text:line-break/>cuntur autem aliquando potestate esse et quod ei; quod</text:p>
      <text:p text:style-name="P3">ex accidenti dicitur, ex adverso positum, ut si carnosi<text:line-break/>quis juvenis in frigida lavationem corpus ejus ex acci-.<text:line-break/>denti, non ex propria potestate, calfacere dicat. Er-<text:line-break/>go tot modis etiam potestate calida, frigida, humida et<text:line-break/>sicca dicentur. Dubitabitur quoque non absurde, cur<text:line-break/>eastoreunr, vel eupborbium,. vel pyrethrum, vel stru-<text:line-break/>thion , vel nitrum, vel misy calida esse dicamus:<text:line-break/>rursus lactucam, vel cicutam, vel mandragoram, veI<text:line-break/>falamandram, vel papaver frigida: utrumne fub prae-<text:line-break/>dictis jam modis comprehendantur, an alia quapiam<text:line-break/>ratione dicuntur, quae dicta nondum sit. Bitumen nam-<text:line-break/>que , resina- et sevum et oleum et pix calida potestate sunt,<text:line-break/>quod utique energia calida celerrime fiant, etenim celerrime<text:line-break/>inflammantur ; praeterea, cum corporibus nostris admoven-<text:line-break/>tur , ea manifestissime calfaciunt; at chalcitis, mify,<text:line-break/>sinapi, nitrum, acoron, meon, costus et pyrethrum,<text:line-break/>cum nobis sunt admota, calefacere apta sunt, alia<text:line-break/>magis , alia. -minus : non tamen sunt idonea , quae in<text:line-break/>flammam vertantur, An igitur se ipsus fallunt , qui id</text:p>
      <text:p text:style-name="P3">solum aestimant , an aliqua non facile in flammam<text:line-break/>transmutentur ? quos utique non sic , sed, an non ver-<text:line-break/>tantur in prunam, aestimare oportebat, cum sit pruna<text:line-break/>ignis non minus quam flamma; hoc tamen discrimine,<text:line-break/>quod, aere vel aereo quopiam in ignem mutato, fiam- .<text:line-break/>ma; terra vel terrea re aliqua accensa, fit pruna.<text:line-break/>At hactenus quidem consentire secum sermo omnino vi-<text:line-break/>detur: siquidem ridentur medicamenta ea, quae, ubi<text:line-break/>ignem attigerint , facile accenduntur , nos quoque excal-<text:line-break/>facere, nisi si quod .propter crassitiem intra corpus non<text:line-break/>facile assumitur : (disseretur enim de his satius in libris<text:line-break/>de medicamentorum viribus:] quaecunque tamen mesti-<text:line-break/>camenta nostrum corpus excalfacere videntur, ea prom-<text:line-break/>pte vertuntur lu ignem. At quomodo igitur, inquiunt,<text:line-break/>tangentibus non <text:span text:style-name="Default_20_Paragraph_20_Font"><text:span text:style-name="T1">s</text:span></text:span>entiuntur calida? Hoc haud scio cur<text:line-break/>dicant: nam si energia ac jam nunc calidum esse prae-<text:line-break/>dictorum quidquam diceremus, profecto mirari liceret,<text:line-break/>quomodo tangentibus non appareant . calida : nunc, quod<text:line-break/>possint facile calida esse, ultimo ea potestate. talia vo-</text:p>
      <text:p text:style-name="P3">camus. Itaque nihil miri, si eos, qui ea tangunt, nondum<text:line-break/>calfaciunt. Veluti enim nec ignis ipse augetur prius,<text:line-break/>quam ab eo ligna sint mutata, quod aliquo temporis<text:line-break/>spatio omnino fit, ita nec animantium calor a medica-<text:line-break/>mentis, nisi illa prius ab ipso sint mutata. .. Quippe<text:line-break/>alio genere calefit is, qui ab igne vel sole intepescit,<text:line-break/>alio is, qui a praedictorum quovis medicamentorum: illa<text:line-break/>-namque actu sunt calida , . medicamenta nequaquam :<text:line-break/>itaque nec calfacere nos valent prius , quam actu talia<text:line-break/>fiant t ac quod actu talia sint , id a nobis accipiunt,<text:line-break/>veluti sicci calami ab igne. Ita vero et ligna ex sua<text:line-break/>quidem natura frigida universa; sed quae sicciora sunt<text:line-break/>et gracilia, ea facile mutantur in ignem; quae humi-<text:line-break/>diora sunt et crassa , spatio egent majore. Nihil igitur<text:line-break/>miri est, si medicamenta quoquo .primum quidem in par-<text:line-break/>va.et tenuia frangi postulant:, secundo loco, ut .tempore<text:line-break/>aliquo, tametsi etiam minimo, corpori nostro, quo calida</text:p>
      <text:p text:style-name="P3">fiant, sint adjuncta. Tu vero, si ea nec comminuta<text:line-break/>nec prius calsacta, calida tamen jam fieri censes, quid<text:line-break/>siguificet, quod potestate calidum dicimus, parum mihi<text:line-break/>meminisse rideris : sic enim ea exploras , tanquam ener-<text:line-break/>gia sint calida. Sed nec illud mirum, si, quo recussa-<text:line-break/>ciant, calefieri ipsa prius postulent, cum idem fieri<text:line-break/>cernatur et in lignorum exemplo i quippe haec va-<text:line-break/>n<text:span text:style-name="Default_20_Paragraph_20_Font"><text:span text:style-name="T1">o</text:span></text:span>scentem alias morientemque flammam tum servant,<text:line-break/>tum vero augent, dum ab hac ipsa prius calefiunt.<text:line-break/>Non est igitur alienum, calorem, qui i<text:span text:style-name="Default_20_Paragraph_20_Font"><text:span text:style-name="T1">n</text:span></text:span> animantibus ha-<text:line-break/>betur, ejusmodi medicamentis quasi alimento quodam<text:line-break/>uti, quemadmodum ignis utitur lignis, quippe id ita<text:line-break/>quoque fieri cernimus. Si vero perfrigerato corpori<text:line-break/>eorum quoduis quantumvis diligenter comminutum in-<text:line-break/>fpergas, prorsus non calefit. Proinde, quae refrigera-<text:line-break/>tae partes sunt, eas ejusmodi medicamentis plu<text:span text:style-name="Default_20_Paragraph_20_Font"><text:span text:style-name="T1">r</text:span></text:span>imum<text:line-break/>perfricamus, una calorem perfricando excita<text:span text:style-name="Default_20_Paragraph_20_Font"><text:span text:style-name="T1">n</text:span></text:span>tes, una<text:line-break/>rarum, quod prius frigore fuit densum,. reddentes, quo</text:p>
      <text:p text:style-name="P3">scilicet tum introrsum pharmacum penetret, tum na-<text:line-break/>turali animantis calori coniunctum mutetur ac calefiat :<text:line-break/>quippe cujus si particula quaepiam vei minima calorem<text:line-break/>energia concipiat, hunc delude in totunr per continuis<text:line-break/>tatem porrigat, perinde ac si ex parva scintilla taedam<text:line-break/>fammant accendas, siquidem hanc universam ignis de-<text:line-break/>pascitur facile , nihilo amplius scintillam requirens.<text:line-break/>Quicquid igitur potestate calidum est, huic nondum<text:line-break/>quidem in natura sua calidum frigido praepollet, sed<text:line-break/>in propinquo est ut praepolleat, adeo ut brevem opem, .<text:line-break/>quo vincat, extrinsecus requirat: hanc illi modo frr..<text:line-break/>etio abunde praestare potest, modo vel ignis, vel corpo-<text:line-break/>ris alicuius natura calidi contactus. Non est igitur tam<text:line-break/>arduum rationem reddere , quid causae sit , cur alia pro-<text:line-break/>tinus, ut corpus nostrum contigere, recalfacere id pos-<text:line-break/>sint, alia post longius id efficere spatium: quippe ex<text:line-break/>iis; quae igni appropinquant, alia statim accenduntur,<text:line-break/>veluti ellychnium et tenuis taeda et pix et siccus cala-</text:p>
      <text:p text:style-name="P3">mus: alia nisi diutius sunt admota, non vincuntur, sic-<text:line-break/>ut viride lignum. . Illud potius definiamus, cujus uti-<text:line-break/>que demonstratio, cum de naturalibus potentiis agemus,<text:line-break/>tradetur: ex hypothesi nunc quoque propositorum causa<text:line-break/>eo utemu<text:span text:style-name="Default_20_Paragraph_20_Font"><text:span text:style-name="T1">r ,</text:span></text:span> quatuor nimirum dicentes omnis corporis<text:line-break/>proprias facultates esse, unam familiarium tractricem,<text:line-break/>alteram eorum omnium retentricem,. tertiam alterutri-<text:line-break/>cem, et quartam post has, quae alieni sit segregatur:<text:line-break/>easdemque facultates esse totius lu quovis corpore sub-<text:line-break/>stantiae, quam etiam constare ex calido, frigido, humido<text:line-break/>et sicco inter fe mixtis dicimus. Ubi igitur corpus una qua-<text:line-break/>libet earum, quas lu fe habet, qualitatum corpus, quod<text:line-break/>sibi admovetur, demutat, nec ipsum hoc tota substan-<text:line-break/>tia sua existimandum est agere;. nec, quod ab ipso mu-<text:line-break/>satur, posse ei assimilari: quare nec unquam nutriet,<text:line-break/>quod ita mutatum est; id, quod se mutavit: et si illud<text:line-break/>admodum mutet, id est si tota substantia operetur, uti-<text:line-break/>que tum sibi assimilabit id, quod mutatur, tum ab eo</text:p>
      <text:p text:style-name="P3">nutrietur : neque enim aliud nutritio est , quam assimi-<text:line-break/>latio perfecta.</text:p>
      <text:h text:style-name="Heading_20_2" text:outline-level="2">a Cap. II.. </text:h>
      <text:p text:style-name="P12">Quoniam autem hoc definitum est; dein-<text:line-break/>de rursus incipiendum. omne animal conveniente sibi<text:line-break/>nutritur alimento , conveniens-- autem cuique alimentum<text:line-break/>est, quicquid assimilari corpori, quod nutritur, potest.<text:line-break/>oportet igitur toti nutrientis substantiae cum tota nutriti<text:line-break/>natura communio aliqua similitudoque fit , prorsus hic<text:line-break/>quoque non parvo excessus defeetusque (obsistente in ip-<text:line-break/>sis discrimine, cum alia malis consentientia similiaque<text:line-break/>sint,. alia nunus. Proinde etiam alia conficiendi opere<text:line-break/>valentiore ac diutur<text:span text:style-name="Default_20_Paragraph_20_Font"><text:span text:style-name="T1">n</text:span></text:span>iore , alia minore ac breviore<text:line-break/>egent : avium caro minore , suilla majore , bubula<text:line-break/>etiam hac majore. Vinum vero, ut assimiletur, muta-<text:line-break/>tionem desiderat minimam: quo fit, ut tum nutriat, tum<text:line-break/>roboret celerrime; porro id quoque in concoquendi<text:line-break/>instrumentis , ventriculo , jecinore et venis , prorsus<text:line-break/>aliquandiu moram traxerit oportet, in quibus scilicet</text:p>
      <text:p text:style-name="P3">praeparatum nutrire corpus jam queat; ante vero, quam<text:line-break/>in his sit demutatum, fieri non potest, ut animalis cor-<text:line-break/>pori sit nutrimentum, etiamsi per totum diem ac no-<text:line-break/>ctem extrinsecus super corpus sit impositum. Multuque<text:line-break/>minus panis vel beta vel maxa foris imposita nutriat.<text:line-break/>At quae quidem assimilant, omnia nutrimenta vocantur:<text:line-break/>reliqua omnia medicamenta. Est porro et horum na-<text:line-break/>tura duplex : quippe vel cuiusmodi fu<text:span text:style-name="Default_20_Paragraph_20_Font"><text:span text:style-name="T1">n</text:span></text:span>t assumpta,<text:line-break/>ejusmodi etiam permanentia vincunt mutantque corpus<text:line-break/>ad eum modum., quo id cibos: atque haec prorsus tum<text:line-break/>venenosa, tum naturae animalis corruptricia pharmaca<text:line-break/>sunt: vel mutationis initium ab animalis corpore con-<text:line-break/>fequuta, deinceps jam putrescunt ac corrumpuntur:<text:line-break/>deinde co<text:span text:style-name="Default_20_Paragraph_20_Font"><text:span text:style-name="T1">r</text:span></text:span>pus quoque una corrumpunt ac putrefaciunt:<text:line-break/>sunt autem haec quoque venenosa. Est his etiam an-<text:line-break/>plius tertia medicamentorum species , eorum nimirum,<text:line-break/>quae corpus recalfacrunt quidem, mali tamen nihil asse-<text:line-break/>nunti Est et quarta eorum species, quae et agunt et</text:p>
      <text:p text:style-name="P3">patiuntur aliquid, sed tandem vincuntur planeque assi-<text:line-break/>milantur:. accidunt porro his, ut fatu medicamenta sint,<text:line-break/>quam nutrimenta. Nihil autem miri est, si exiguum<text:line-break/>confequuta momentum aliqua maximam a priore natura<text:line-break/>mutationem habe<text:span text:style-name="Default_20_Paragraph_20_Font"><text:span text:style-name="T1">n</text:span></text:span>t ; cernuntur enim ejusmodi multa in<text:line-break/>iis, quae extra nos sunt: siquidem in ea Myrta siquae<text:line-break/>est Asiae pars, domus hac aliquando: ratione constagra-<text:line-break/>vit. Erat proiectum columbinum - stercus , cui jam<text:line-break/>putri et excalfacto ac vaporem remittenti et tangenti-<text:line-break/>bus admodum calido in propinquo fenestra fuerat;- ita<text:line-break/>ut jam contingeret ejus ligna ; quae large nuper illisa<text:line-break/>resina fuerant. Media igitur aestate cum sol plurimus<text:line-break/>incidisset, accendit tum resinam, .tum ligna: lune au-<text:line-break/>tem et fores quaedam aliae , quae prope fuerunt, et fe-<text:line-break/>nestrae , nuper etiam resina illitae , - facile ignem couce--<text:line-break/>perant, atque ad tectum usque submiserant r ubi autem<text:line-break/>excepta semel a tecto est flamma; celeriter in totam<text:line-break/>domum est grassata. Hoc (arbitror)..modo ajunt et Ar-<text:line-break/>chimedem. hostium -triremes utentibus speculis incendisse^</text:p>
      <text:p text:style-name="P3">Porro succenditur his prompte fana, stuppa, ellych-<text:line-break/>urum, ferula, quicquid denique similiter his siccum<text:line-break/>rarumque est. Flammam edunt et lapides attriti, at-.<text:line-break/>que hoc magis, st quis sulphure illos illeverit. Ejusmo-<text:line-break/>di erat medicamentum Medeae, quippe quod, quibus est<text:line-break/>illitum, o nia, ubi in id incidit calor, .accendit: con.<text:line-break/>stat id ex sulphure et humido bitumine. .lam illud<text:line-break/>ceu rem mirandam quidam ostentavit: extinxit locer-<text:line-break/>nam, ac rursus muro admovens accendit: alter la-<text:line-break/>pidi eam admovit: fuerant autem tum murus, tum la-<text:line-break/>pia. sulphure contacti: . quod ubi deprehensum est, de-<text:line-break/>siit mirum. videri, quod ostentabatur. Ergo omnia .id<text:line-break/>genqs medicamina perfecte calida adhuc non funi , ap-<text:line-break/>tissima tamen, ut calida fiant, atque idcirco potestate<text:line-break/>calida dicuntur. Ac de his quidem nulla esit dubitatio:<text:line-break/>fed nec car vinum potum quidem valenter corpus<text:line-break/>calfaciat, cuti autem impositum non calsaciat: mou-<text:line-break/>stratum enim superius paulo est, id .non simplicitur ut</text:p>
      <text:p text:style-name="P3">calidum medicamentum, immo ut conveniens nutrimen-<text:line-break/>tum, calfacere animal. Tanquam .enim idoneum ignis<text:line-break/>alimentum ignem ipsum auget, ita quicquid corno-<text:line-break/>nun natura calidorum proprium .et. naturale est nu- t<text:line-break/>termentum, id ea semper non solum roborabit, sed<text:line-break/>etiam insitum eorum calorem augebit. Atque id quidem<text:line-break/>omnis nutrimenti communis effectus est. Vino autem<text:line-break/>praeter caetera proprium ac suum est mutationis celeri-<text:line-break/>tas, ita utique , ut testae , ellychnio , stuppae, pini.<text:line-break/>.Iam vero ab ignis exemplo non digressi, admoneamus<text:line-break/>rursus de lignis humidis, quae ipsa quoque ignis nutri-<text:line-break/>mentum sunt, caeterum non statim aut continuo, eo-<text:line-break/>que saepenumero malta igni iniecta non solum flam-<text:line-break/>mam quasi sopiunt , sed etiam , si imbecilla est et parva,<text:line-break/>corrumpendae quoque ejus periculum afferunt. . Sic<text:line-break/>profecto et in animalibus cibi, qui, ut prorsus assiri-<text:line-break/>lentim et corpus nutriant, spatio egent, ii frigus uni-<text:line-break/>versi potius, quam calorem, afferre in praesenti viden-<text:line-break/>tur : caeterum calfaciunt hi quoque tandem non secus,</text:p>
      <text:p text:style-name="P3">ac reliqui cibi, si semel, ut corpus nutriant-, fintconsequuti:<text:line-break/>omne enim nutrimentum, quatenus nutrimentum est , anima-<text:line-break/>lis calorem auget. At, si devoretur quidem ut nutrimen-<text:line-break/>tum, nec tamen superetur neque assimiletur, id erit<text:line-break/>quod Hippocrates dixit, nomine quidem nutrimentum,<text:line-break/>re autem minime: quippe cum trifariam nutrimentum<text:line-break/>dicatur , sicut ipfe docuit his verbis : Nutrimentum est<text:line-break/>et quod nutrit, et quod veluti nutrimentum est, et<text:line-break/>quod futurum nutrimentum est. Quod utique jam nu-<text:line-break/>trit, et corpori . adjungitur, nec amplius futurum est,<text:line-break/>id proprie nutrimentum nominatur, idem vero et cor-<text:line-break/>pus, quod nutrit, omnino excalfacit; quod reliquo-<text:line-break/>rum neutrum facit, quod scilicet proprie nutrimenta<text:line-break/>non sint, fed alterum eorum veluti nutrimentum, al-<text:line-break/>ferum tale futurum. Proinde nec vinum ipsum sum-<text:line-break/>per animal calfacit , aeque - ut nec oleum flammam<text:line-break/>accendit, tametsi aptissimum est ignis nutrimentum; im-<text:line-break/>rno , si imbecillae et exiguae flammae confertim mul-<text:line-break/>tnm oleum infundas, suffocabis eam, prorsusque ex-<text:line-break/>tiugues potius, quam augebis. Sic igitur et vinum,</text:p>
      <text:p text:style-name="P3">ubi plus bibitur, quam ut vinci possit, tantum abest,<text:line-break/>ut animal calfaciat, ut etiam frigidiora vitia gignat,<text:line-break/>quippe apoplexiae, et paraplexiae, et quae caros et<text:line-break/>comata vocamus, et nervorum resolutio, et comitia-<text:line-break/>Ies morbi, et convulsiones, et tetani, immodicum vini<text:line-break/>potum comitantur; quorum unumquodque frigidum est<text:line-break/>vitium. Generatim enim, quaecunque assumpta in corpus ut<text:line-break/>nutrimentum calfaciunt, haec interim frigefacere de-<text:line-break/>prehendas , aeque scilicet ut . flammam ab eadem ma-<text:line-break/>teria non augeri modo, verum etiam aliquando extin-<text:line-break/>gui. Atque haec quidem omnia tum iis, . quae de ele-<text:line-break/>mentis, tum iis, quae de temperamentis sunt prodita;<text:line-break/>consentiunt.</text:p>
      <text:h text:style-name="Heading_20_2" text:outline-level="2">Cap. HI. </text:h>
      <text:p text:style-name="P11">Illud fortasse dissonare videbitur, quod<text:line-break/><text:span text:style-name="Default_20_Paragraph_20_Font"><text:span text:style-name="T9">ex </text:span></text:span>iis, quae ut nutrimentum comeduntur, aliqua cuti<text:line-break/>imposita hanc erodunt atque exulcerant, sicuti sinapi et<text:line-break/>salsamentum aliisque et caepae. Uerum hoc quoque cum po-<text:line-break/>sitis a principio hypothesibus concordat : etenim fit propter-</text:p>
      <text:p text:style-name="P3">ea, quod mutantur alter anturque , dum et in ventre<text:line-break/>concoquuntur , et in venis in sanguinem vertuntur:<text:line-break/>praeterea quod uno loco <text:span text:style-name="Default_20_Paragraph_20_Font"><text:span text:style-name="T1">n</text:span></text:span>on permanent, sied in mul-<text:line-break/>tas partes divisa, quoquoversus feruntur; adde et quod<text:line-break/>no<text:span text:style-name="Default_20_Paragraph_20_Font"><text:span text:style-name="T1">n</text:span></text:span> solum multis succis miscentur, sed etiam cibis,<text:line-break/>cum quibus fumunturr ad haec, quod celeriter eorum<text:line-break/>et concoctio; et partium separatio perficitur; ita ut,<text:line-break/>quod conveniens in eis est, assimiletur, quod super-<text:line-break/>vacaneum et acre , per alvum, urinas et sudorem<text:line-break/>excematur. Propter^ haec , inquam, omnia, quod fo-<text:line-break/>ris impositum exulcerat, id comestum non exulcerat;<text:line-break/>et,. si vel unum quodlibet praedictorum illis accederet,<text:line-break/>fatis esse ad ea, quae foris sunt, integra servanda,<text:line-break/>verbi cau<text:span text:style-name="Default_20_Paragraph_20_Font"><text:span text:style-name="T1">t</text:span></text:span>a mutatio ipsa prima. Si namque non uta-<text:line-break/>neat sinapi , quale extrinsecus fuit, cum est assum-<text:line-break/>ptum , manifestum est <text:span text:style-name="Default_20_Paragraph_20_Font"><text:span text:style-name="T1">n</text:span></text:span>ec vim ejus manere censendum,<text:line-break/>quod, si tum dirimuntur ejus partes, tum purgantur,<text:line-break/>multo utique magis sic censendum. Iam satis erat,<text:line-break/>quod nec eodem loco maneret, cum nec circa cutem</text:p>
      <text:p text:style-name="P3">aliquid efficere posse rideatur, nisi diutius immoretur..<text:line-break/>Sed nec mixtio ipsa cum multis cibis parum momenti<text:line-break/>habet: si enim id citra alium cibum fotum assumas,<text:line-break/>facile intelliges , quantum molestiae et mordicatiouis<text:line-break/>ventriculo asserat, quin etiam, si plurimo dulci succo<text:line-break/>admixtum cuti id imponas , quam nihil afferat incom-<text:line-break/>m<text:span text:style-name="Default_20_Paragraph_20_Font"><text:span text:style-name="T1">o</text:span></text:span>di. Cum igitur praedictorum unumquodlibet per fe<text:line-break/>satis. prohibere possit, quo minus sinapi, quod foris<text:line-break/>facit in cute, idem facere intus possit; multo (arbitror)<text:line-break/>magis, ubi omnia simul coierint; nam et coquendo al-<text:line-break/>teratur, et dirimitur, et expurgatur, et cum multis<text:line-break/>aliis miscetur, et varie distribuitur, et in omnem par-<text:line-break/>tem fertur, nec in ulla moratur. Quod autem, si acri-<text:line-break/>muniam suam f erraret, . interna quoque omnino exul-<text:line-break/>ceraret, ex iis quae sponte accidunt ulceribus intelligas.<text:line-break/>Gignitur enim non raro aliis ex vitioso cibo, aliis ex<text:line-break/>quapiam in ipso corpore corruptela et putredine vitiosius<text:line-break/>fuccus, quem cacochynriam vocant. His aliquando iute-...</text:p>
      <text:p text:style-name="P3">riorum quoque aliquid exulceratur: magna tamen ex<text:line-break/>parte cutis, quoniam in hanc excrementa, quae in ha-<text:line-break/>bitum corporis colliguntur, natura expellit, multis et<text:line-break/>assiduis ulceribus afficitur: quippe cancri, pbagedaenae,<text:line-break/>herpetes erodentes , carbunculi , et quae Cheironeia<text:line-break/>et Telepheia vocantur, milleque aliae ulcerum genera-<text:line-break/>tiones ab ejusmodi cacochymia nuscuntur. Nec igitur^<text:line-break/>talium quicquam est dubitandum: fed nec cur medica-<text:line-break/>mentorum nonnulla, cum nihil nos extrinsecus ofien-<text:line-break/>dant, intro assumpta magnum afferant malum: aliqua<text:line-break/>rursus intro assumpta nonnunquam laedant, nonnun-<text:line-break/>quam conferant : aliqua non scium intro assumpta , sed<text:line-break/>etiam extrinsecus admota offendant:- quippe, ut semel<text:line-break/>dicam, nihil foris intusque parem agendi facultatem<text:line-break/>habet, Neque enim aut rabidi canis spuma; aut vipe-<text:line-break/>rae venenum , aut aspidis virus , (quae tamen ; si ex.-<text:line-break/>trinfecus etiam sine ulcere corpori occurrant, ostendere<text:line-break/>creduntur,] parem vim habent vel foli cuti applicata<text:line-break/>vel intro assumpta. Sed nec illud est mirandum, si</text:p>
      <text:p text:style-name="P3">certorum medicamentorum vis ad profundum non per-<text:line-break/>venit: neque enim necesse est ut, omnia parem habeant<text:line-break/>vim. Quodsi ex iis, quae intro sumuntur, non pauca<text:line-break/>certo tempore et certa quantitate et lu mixtura cum<text:line-break/>caeteris accepta conferunt; intempestive autem et lar-<text:line-break/>grus <text:span text:style-name="Default_20_Paragraph_20_Font"><text:span text:style-name="T1">n</text:span></text:span>ec cum aliis admixta laedunt; ne id quidem du-<text:line-break/>bitationem ullam disputationi pariat, siquidem id tum<text:line-break/>cibis tum igui tum vero omnibus (ut sic dicam), quae<text:line-break/>corpori similiter occurrunt, accidere folet. Nam et<text:line-break/>mediocri nobis flamma noununquam opus est, eaque<text:line-break/>usi, plurimum ex ea juvamur, cum tamen immodica<text:line-break/>flamma nos urat: ad eundem modum et frigidae potio,<text:line-break/>quae mediocris est, confert, quae immodica est, maxi-<text:line-break/>mam affert laesionem. Quid igitur miri est, esse medi-<text:line-break/>canren aliquod adeo calidum potestate, ut, si multum<text:line-break/>ejus sumatur ac lo vacuum corpus inseratur , erodat<text:line-break/>prorsus uratque; sin vero exiguum sit et cum iis, quae<text:line-break/>veheme<text:span text:style-name="Default_20_Paragraph_20_Font"><text:span text:style-name="T1">n</text:span></text:span>tiam ejus remittant, coniunctum, non modo ni-,<text:line-break/>hil incommodi afferat, verum etiam calsaciendo juvet?</text:p>
      <text:p text:style-name="P3">Lacrymam enim vel Cyrenarcarn vel Medicam vel Par-<text:line-break/>thicam ipsam quidem per se citra incommodum fu-<text:line-break/>mere non est; at si omnino exigua vel cum aliis in<text:line-break/>tempore congruente sit sumpta , magnopere conducit.<text:line-break/>Atque ad hunc quidem modum, quaecunque, corpus<text:line-break/>excalfaciunt , ubi mutationis principrum in ipfo , sicut<text:line-break/>dictum prius est, accepere, recalfacere illud sunt apta:<text:line-break/>quae vero refrigerant, veluti papaveris succus, haec a<text:line-break/>nostro corpore ne vel paulum quidem demutantur , sed<text:line-break/>ipsum statim vincunt ac mutant, etiamsi calfacta prius<text:line-break/>dederis: est enim eorum natura frigida, quemadmodum<text:line-break/>aqua. Quare illud recte Aristoteli, sicut alia multa, di-<text:line-break/>etiam est, calidorum et frigidorum, siccorum et humi-<text:line-break/>dorum corporum quaedam esse talia per fe , quaedam .<text:line-break/>ex accidenti; sicut aqua per se quidem frigida est, ex<text:line-break/>accidenti vero aliquando calida : verum acquisititius<text:line-break/>ejus calor brevi perit, naturalis frigiditas manet. Tam-<text:line-break/>quam igitur calida aqua flammae iiijecta eam extinguit;<text:line-break/>sic mecouium si quantumvis calfactum dederis, et calo-</text:p>
      <text:p text:style-name="P3">rem animalis perfrigerabis et necis periculum afferes.<text:line-break/>omnia igitur id genus medicamenta, si exigue sint data<text:line-break/>et una cum iis , quae vehementiam frigoris eorum casti-<text:line-break/>gare valeant , nonnunquam usum aliquem corporibus<text:line-break/>nostris praestant: quemadmodum in opere de medica-<text:line-break/>mentis dicetur. Siquidem medicamen id, quod cantha-<text:line-break/>ridas recipit, hydericis prodest, tametsi cantharis ip-<text:line-break/>sa vesicam omnino exulcerat: verum ubi per ea, quae<text:line-break/>admiscentur, castigata est, ac corpori, quod plurimo hu-<text:line-break/>more gravatur,. tum offertur, illum per urinas expellit-<text:line-break/>Maxime igitur attendendum in omnibus, quae potestate<text:line-break/>calida frigidave dicuntur , sintae ex natura eorum,<text:line-break/>quae nutrire corpus possunt; an ejusmodi, quae exigu-<text:line-break/>um alteratiouis momentum nacta , deinde secundum<text:line-break/>propriam naturam alterata, corpus ipsum aliquo modo^<text:line-break/>afficiunt; te<text:span text:style-name="Default_20_Paragraph_20_Font"><text:span text:style-name="T1">r</text:span></text:span>tio loco, an nullo pacto ab eo quicquam<text:line-break/>niterentur. Si. namque ex nutrientium sunt genere,<text:line-break/>siquidem vincantur, calfaciunt, si non vincantur, re<text:span text:style-name="Default_20_Paragraph_20_Font"><text:span text:style-name="T1">i;</text:span></text:span></text:p>
      <text:p text:style-name="P3">friger<text:span text:style-name="Default_20_Paragraph_20_Font"><text:span text:style-name="T1">e</text:span></text:span>nt: sin ex iis sunt, quae exiguum quipplam alte-<text:line-break/>rantur, omnino calfaciunt; si vero ex iis, quae omnino<text:line-break/>non atterantur, maxime refrigerant.</text:p>
      <text:h text:style-name="Heading_20_2" text:outline-level="2">Cap. SU </text:h>
      <text:p text:style-name="P11">Attendere autem (ut dictum est) quam<text:line-break/>maxime oportet ac discernere, quae per se sunt, ab iis,<text:line-break/>quae per accidens, non in calidis et frigidis modo, sed<text:line-break/>nihilo etiam secius lu siccis et humidis. Quippe aliqua<text:line-break/>talium cum siccam substantiam sint sortita, ubi largo<text:line-break/>calore sunt liquata, humiditatis speciem habent, vel-<text:line-break/>rtti aes et ferrum: quaedam per se humida, ubi in sin-<text:line-break/>cero frigore sunt moratu, apparent sicca, sicut glacies,<text:line-break/>Minime igitur de his omnibus faciendum ab<text:span text:style-name="Default_20_Paragraph_20_Font"><text:span text:style-name="T1">s</text:span></text:span>olute et sine<text:line-break/>ulla exceptione judicium est (sicut in superioribus monui-<text:line-break/>mus,, sed cum eo, ut, quemadmodum sese in calore<text:line-break/>frigoreque habeant, considerentur Siquidem fi, exi-<text:line-break/>guo praedita calore , nihilominus humida cernuntur,<text:line-break/>talia esse ex propria natura. sunt censenda, tametsi cum<text:line-break/>copioso calore sint sicca: quae vero vel sub ferve<text:span text:style-name="Default_20_Paragraph_20_Font"><text:span text:style-name="T1">n</text:span></text:span>ti ca-<text:line-break/>lore fluunt, vel <text:span text:style-name="Default_20_Paragraph_20_Font"><text:span text:style-name="T1">t</text:span></text:span>usi puro frigore fiunt concreta, ne</text:p>
      <text:p text:style-name="P3">horum quidem altera per <text:span text:style-name="Default_20_Paragraph_20_Font"><text:span text:style-name="T1">t</text:span></text:span>e humida, altera per fe sic-<text:line-break/>ca sunt existimanda. Ergo tum ad hunc modum distin-<text:line-break/>guere conveniet, quae per fe sunt; ab. iis quae per ac-<text:line-break/>cidens : tum . ad haec ipsis .spectantibus eorum , quae.<text:line-break/>potestate calida, frigida, humida siccave fiant, . judi-<text:line-break/>cium faciendum. . Non enim ad id, quod. fecundum ac—<text:line-break/>cisseus est, respicientibus, fed ad id, quod fecundum fe<text:line-break/>est, id quod potestate est judicari debebit. Porro com—<text:line-break/>munis in omnibus unaque judicandi ratio est alteratio-<text:line-break/>nis celeritas. At.. cum calidum , frigidum , humidum<text:line-break/>et siccum dicantur <text:span text:style-name="Default_20_Paragraph_20_Font"><text:span text:style-name="T3">ὸμωνύμως</text:span></text:span><text:span text:style-name="Default_20_Paragraph_20_Font"><text:span text:style-name="T5">, </text:span></text:span>quod scilicet alia per<text:line-break/>id, quod exuperat, sic nominentur, alia, quod eam qua-<text:line-break/>litatum, a qua sunt denominata, summam habeant: in<text:line-break/>utrumcumque horum prompte id vertitur, de quo judi--<text:line-break/>cium agitur, tale potestate fuerit. Oleum namque ea-<text:line-break/>fidum potestate est,. nimirum quod flamma facile fiat:<text:line-break/>eodem modo resina , bitumen : et pix : vinum autem,<text:line-break/>quod facile fiat fanguis; pari modo mel et caro et lac:.<text:line-break/>atque haec quidem . totis ipsorum alteratis substantiis</text:p>
      <text:p text:style-name="P3">nutrimenta fe alterantium fiunt. Quae vero una quali-.<text:line-break/>bet qualitate atterantur ac mutantur, ea medicamenta<text:line-break/>tantum sunt: medicamenta itidem sunt, et quae nulla<text:line-break/>substantiae suae mutata parte, sed tota servata integra;<text:line-break/>corpus ipsum afficiunt, caeterum gravia et naturam ani-<text:line-break/>malis co<text:span text:style-name="Default_20_Paragraph_20_Font"><text:span text:style-name="T1">r</text:span></text:span>rumpentia: unde et totum eorum genus dele-<text:line-break/>terion, id est pestilens , diri reor. Quippe haec non<text:line-break/>propterea genere deleteria non esse dicendum est, quod,<text:line-break/>ubi plane minima exhibentur; nullam inserunt fensi-.<text:line-break/>lena noxam v sic namque neque ignis ipse calidus sit,<text:line-break/>neque nix frigida , nam horum quoque siquid prorsus<text:line-break/>exiguum est, nullum evidens in corporibus nostis exci-<text:line-break/>tat affectum ; quippe centesima unius scintillae pars est<text:line-break/>quidem omnluo genere. ignis, caeterum adeo nos non.<text:line-break/>urat excalsaciatve ,. ut corpori incidens ne <text:span text:style-name="Default_20_Paragraph_20_Font"><text:span text:style-name="T1">t</text:span></text:span>ensum qui-<text:span text:style-name="Default_20_Paragraph_20_Font"><text:span text:style-name="T1">t<text:line-break/></text:span></text:span>dem ullum fui excitet: ad eundem modum frigidae<text:line-break/>guttae centesima portio non modo nihil offendat aut<text:line-break/>refrigeret , fed nec <text:span text:style-name="Default_20_Paragraph_20_Font"><text:span text:style-name="T1">t</text:span></text:span>ensum fui ullum praebeat.</text:p>
      <text:p text:style-name="P3">Nequaquam igitur sic judicanda deleteriam sunt, immo tua<text:line-break/>tius naturae contrarietate. Porro iudicabitur contrarietas<text:line-break/>ex ea quae media intercedit mutatione. In elementis,.<text:line-break/>verbi gratia, neque. aqua mutari- potest in ignem, ne-<text:line-break/>que .ignis in aquam, scd ambo in aerem, is vero in<text:line-break/>utraque ,-. .at illa lu alterutrum nullo modo. . Ergo<text:line-break/>continens et sine medio est aquae mutatio in aerem,<text:line-break/>itemque ignis ; no<text:span text:style-name="Default_20_Paragraph_20_Font"><text:span text:style-name="T1">n</text:span></text:span> continens ignis et aquae in alter-:<text:line-break/>utrum : haec igitur inter fe contraria pugnantiaque<text:line-break/>sunt. Non dissimili ratione papaveris succus hominis<text:line-break/>corpori prorsus est contrarius, ut quod in eum senio-<text:line-break/>quam agere ne una quidem qualitate possit, multo. mi--<text:line-break/>nos etiam tota sua substantia possit. Atque arum qui-<text:line-break/>dem deleteriorum genus ejusmodi esu Alterum est eo-<text:line-break/>rum, quae ex nostro calore momentum aliquod mutatio-<text:line-break/>nis accipiunt, ac deinde in multiformes alterationes<text:line-break/>vertuntur , quibus corrumpi naturam nostram accidit :<text:line-break/>ejusmodi enim omnia delatoria genere funt , etiamsi<text:line-break/>propter exiguitatem nonnunquam nihil, quod <text:span text:style-name="Default_20_Paragraph_20_Font"><text:span text:style-name="T1">s</text:span></text:span>entiatur,</text:p>
      <text:p text:style-name="P3">efficiant. Ac quae corporis nostri naturam rodunt,<text:line-break/>putrefaciunt et liquant, merito potestate calida nu<text:span text:style-name="Default_20_Paragraph_20_Font"><text:span text:style-name="T1">tui-<text:line-break/></text:span></text:span>nantur: contra, quae refrigerant et se<text:span text:style-name="Default_20_Paragraph_20_Font"><text:span text:style-name="T1">n</text:span></text:span>sum auserant<text:line-break/>torporemque notabilem afferunt , frigida. Et priora<text:line-break/>quidem nihil non rationi consonum aut ipsa pati, aut<text:line-break/>in corporibus nostris efficere videntur; siquidem calido<text:line-break/>corpori applicata et mutationis momentum aliquod hinc<text:line-break/>adepta,. alia quidem ad summam caliditatem, alia ve-<text:line-break/>ro perveniunt ad put<text:span text:style-name="Default_20_Paragraph_20_Font"><text:span text:style-name="T1">r</text:span></text:span>edinem dure igitur pro tuo<text:line-break/>affectu etiam corpus animalis afficiunt. At quae cor-<text:line-break/>pus, tametsi ipsa calida sunt applicata; tamen refrige-<text:line-break/>rant, non parvam dubitationem afferunt, utrius potius<text:line-break/>naturae sint. Nam si energia semel calida sunt reddita,<text:line-break/>cur animal non calfaciunt? sin nondum sunt calfacta,<text:line-break/>quomodo apparent calida? Solvetur dubitatio, si dissui-<text:line-break/>g<text:span text:style-name="Default_20_Paragraph_20_Font"><text:span text:style-name="T1">n</text:span></text:span>atus, quod per se frigidum est, ab eo, quod est ex<text:line-break/>accidenti , ita uti Aristoteles docuit ; perit namque ce-<text:line-break/>leriter eorum, quae ex accidenti sunt calida, acquisi-<text:line-break/>titius affectus, ita ut in priorem naturae fuae statum</text:p>
      <text:p text:style-name="P3">facile revertantur. Porro in applicandis iis nobis,<text:line-break/>quae natura quidem sunt frigida, fed per accidens calida,<text:line-break/>duo haec contingere est necesse, et ut acquifititius eo-<text:line-break/>rum calor pereat , et propria eorum temperies , a nostra<text:line-break/>nihil immutata, frigida perstet. Et quid miri, si pa-<text:line-break/>paveris succus,. mandragora, vel cicuta, vel similium<text:line-break/>aliquid , quamvis exhibeantur calfacta , paulo post -<text:line-break/>evadunt frigida, cum idem patiantur ptissaua, et- lac,<text:line-break/>et sar, et panis, ubi in imbecillum ventrem demissa ab<text:line-break/>eo non superantur ? evomuntur enim non raro abunde<text:line-break/>frigida. Et quod his majus est quodque Hippocrates<text:line-break/>notarit,. <text:span text:style-name="Default_20_Paragraph_20_Font"><text:span text:style-name="T1">pituita</text:span></text:span> i<text:span text:style-name="Default_20_Paragraph_20_Font"><text:span text:style-name="T1">pso, quamvi</text:span></text:span>s <text:span text:style-name="Default_20_Paragraph_20_Font"><text:span text:style-name="T1">jam humor sit, atque<text:line-break/>ex cibi</text:span></text:span>s <text:span text:style-name="Default_20_Paragraph_20_Font"><text:span text:style-name="T1">in ventre non c</text:span></text:span>o<text:span text:style-name="Default_20_Paragraph_20_Font"><text:span text:style-name="T1">nc</text:span></text:span>o<text:span text:style-name="Default_20_Paragraph_20_Font"><text:span text:style-name="T1">ctis scequenter nata, ni-<text:line-break/></text:span></text:span>A<text:span text:style-name="Default_20_Paragraph_20_Font"><text:span text:style-name="T1">daminus fulgida tangentibus sentitur :</text:span></text:span> neque id modo,<text:line-break/>dum in ventre cousistit, fed etiam postquam a venis<text:line-break/>ipfis purgantis cujuspiam medicamenti vi est detracta :<text:line-break/>tametsi enim quam tenacissima natura est ac per vim<text:line-break/>ducitur, attamen ne ipsa quidem tractus violentia calo</text:p>
      <text:p text:style-name="P3">fieri potest. Quid igitur miri, si etiam papaveris <text:span text:style-name="Default_20_Paragraph_20_Font"><text:span text:style-name="T1">t</text:span></text:span>uc-<text:line-break/>cus, quod naturae nostrae raro contrarium medicamen-<text:line-break/>tum est , quam celerrime refrigeretur , etiamsi cal-<text:line-break/>factus sit exhibitus, refrigeret autem una sucum et cor-<text:line-break/>pus (quippe acquisititium calorem non fervat, propter-<text:line-break/>ea quod natura frigidus est), at quia ejus substantia a<text:line-break/>nobis non alteratu<text:span text:style-name="Default_20_Paragraph_20_Font"><text:span text:style-name="T1">s, </text:span></text:span>immo potius hos alterat et mutat,<text:line-break/>idcirco nec a nobis quicquam recipit caloris, et pro <text:span text:style-name="Default_20_Paragraph_20_Font"><text:span text:style-name="T1">t</text:span></text:span>ua<text:line-break/>natura nos afficit : itaque cum frigidus natura sit , et<text:line-break/>nos utique refrigerat. Nihil igitur in dictione nostra<text:line-break/>est dubitationis reliquum. Enimvero quam horum om-<text:line-break/>nium, quae frigida per naturam sunt, quicquid plus justo<text:line-break/>calleceris, ex propria id natura recedat, praeterquam<text:line-break/>quod nullam dubitationem habet, otium praedictis a<text:line-break/>nobis affert testimonium. Sicut enim falamaudra ad<text:line-break/>certum usque terminum ab igne nihil patitur , uritur<text:line-break/>autem, si longiore spatio igni sit admota; sic et man:<text:line-break/>dragora et cicuta et psyllium brevi spatio igni admota,<text:line-break/>proprium. adhuc temperamentum fervunt, .largius autem</text:p>
      <text:p text:style-name="P3">excalfacta, illico corrumpuntur nec quicquam eorum<text:line-break/>amplius efficere, quae prius poterant, valent. Ac talium<text:line-break/>quidem omnium natura hominibus maxime est. contra-<text:line-break/>ria (sane naturum cum dico , universam substantiam ac<text:line-break/>temperiem, quae ex primis elementis conflatur, significo,<text:line-break/>calido, frigido, humido, ficco); eorum vero, quae ce-<text:line-break/>lerrime nutriunt , convenientissima : reliqua om<text:span text:style-name="Default_20_Paragraph_20_Font"><text:span text:style-name="T1">n</text:span></text:span>ia me-<text:line-break/>dia inter haec sunt , quorum alia magis , alia minus<text:line-break/>agere ac pati a corpore nostro possunt. Siquidem ca-<text:line-break/>storeum et piper agere magis in corpus nostrum quam<text:line-break/>pati ab eo valent; vinum et mel et ptissana pati -rua-<text:line-break/>gis quam agere. Ergo haec omnia tum agunt circa<text:line-break/>corpus aliquid , tum vero patiuntur. omnino enim,<text:line-break/>ubi duo aliqua corpora inter fe commissa multo tem-<text:line-break/>pore pugnant certantque invicem de alienando, utrum-<text:line-break/>que eorum tum agere, tum pati est necesse. Fortasse<text:line-break/>autem , etfi non multo tempore id fiat , attamen agit<text:line-break/>etiam id, quod vincitur, id id, quod vincit, verum ita</text:p>
      <text:p text:style-name="P3">exiguum, ut fensum effugiat: neque enim, si acutissimo<text:line-break/>ferro mollissimam ceram toto die ac nocte incidas, fieri<text:line-break/>potest, ut non fiat manifesto obtusius. Ita nimirum illud<text:line-break/>commode lici videtu<text:span text:style-name="Default_20_Paragraph_20_Font"><text:span text:style-name="T1">r,</text:span></text:span></text:p>
      <text:p text:style-name="P1"><text:span text:style-name="Default_20_Paragraph_20_Font"><text:span text:style-name="T1">Assidu</text:span></text:span>o <text:span text:style-name="Default_20_Paragraph_20_Font"><text:span text:style-name="T1">illisis durum cavat undula saxum:</text:span></text:span></text:p>
      <text:p text:style-name="Normal">quippe ita quoque fie<text:span text:style-name="Default_20_Paragraph_20_Font"><text:span text:style-name="T1">r</text:span></text:span>i cernitur. Caeterum ex uno aut<text:line-break/>altero ictu nihil adhuc evidens videre in talibus licet;<text:line-break/>ex quo factum arbitror, ut nonnulli quaedam ab admo-<text:line-break/>tis sibi nihil prorsus pati opinati sint. Et cedendum<text:line-break/>quidem est ita loquentibus : saepe vero nobis quoque<text:line-break/>ipsis eodem pacto plerumque loquendum est, nisi ficu-<text:line-break/>bi ad ultimum examen disputationem perducimus, quem-<text:line-break/>admodum in praesentia facimus. Sic igitur <text:span text:style-name="Default_20_Paragraph_20_Font"><text:span text:style-name="T3">ἀειπαθείας</text:span></text:span><text:span text:style-name="Default_20_Paragraph_20_Font"><text:span text:style-name="T5">, </text:span></text:span>.<text:line-break/>id est nunquam deficientis affectionis, dogma iis utique,<text:line-break/>qui solum id ratione ipsa aestimant, valente demo<text:span text:style-name="Default_20_Paragraph_20_Font"><text:span text:style-name="T1">t</text:span></text:span>i-<text:line-break/>ftratione non caret.: non est tamen ejus ad privatus<text:line-break/>singulatim obeundas actiones ullus usus. Si namque</text:p>
      <text:p text:style-name="P3">adeo exigui affectus sint, quibus assidue afficimur, ut<text:line-break/>nulli actioni sensile et manifestum incommodum asserant,<text:line-break/>-facile p<text:span text:style-name="Default_20_Paragraph_20_Font"><text:span text:style-name="T1">r</text:span></text:span>ofectu contemnendi sunt; atque ei, qui affectus<text:line-break/>id genus nullos esse dicit, non repugnandum. Perinde<text:line-break/>igitur habet et.. lu iis, quae nutriunt, p<text:span text:style-name="Default_20_Paragraph_20_Font"><text:span text:style-name="T1">r</text:span></text:span>ope dixerint .om-.<text:line-break/>nibus.: quippe quae ipsa quoque in corpore. hominis aliquid<text:line-break/>faciunt , scd nec scnsibilc -aliquid proc<text:span text:style-name="Default_20_Paragraph_20_Font"><text:span text:style-name="T1">t</text:span></text:span>us , nec evidens a<text:line-break/>diuturna tamen eorum exhibitio magnopere alteratam-<text:line-break/>tatque manifeste jam corpora. Sunt enim et quae pri-:<text:line-break/>mo statim usu manifestam alienationem suam indicent,<text:line-break/>veluti lactuca:. quae .eos, quibus venter quidem aestuat,.<text:line-break/>manifeste refrigerat atque a siti vindicat: quibus autem.<text:line-break/>refrigeratus est, manifeste laedit. Conducit. vere. et ad.<text:line-break/>fomnum non parum, neque id alia ratione ulla., quam.<text:line-break/>quod frigido temperamento et humido est : verum sic<text:line-break/>est humida et frigida ad hominem et ali<text:span text:style-name="Default_20_Paragraph_20_Font"><text:span text:style-name="T1">d, </text:span></text:span>quae ab ipsa.<text:line-break/>nutriri fiunt apta, sicut viridia ligna ad ignem. Quare<text:line-break/>rationabiliter cibi id genus. utrumque praestant; et quod.</text:p>
      <text:p text:style-name="P3">veluti medicamenta corpus nostrum afficiunt , et quod<text:line-break/>nutriunt: toto - quidem concoquendi fui tempore, ut<text:line-break/>medicamenta: ubi vero jam nutriunt ac prorsus fiunt<text:line-break/>assimilata, tum, ut quae non amplius quicquam in mos<text:line-break/>agant, - naturalem calorem augent, ceu prius est di-<text:line-break/>ctum; quippe id omnium, quae nutriunt, commune esu<text:line-break/>Nec est quod miremur (si modo exempli viridium li-<text:line-break/>gnorum non. fumus immemores), esse aliqua, quae prius,<text:line-break/>quam assimilentur et nutriant, dum adhuc concoquun-<text:line-break/>tur, refrigerent : cum assimilata sunt ac jam nutriunt,<text:line-break/>calfaciant. ltaque usus quoque talium omnium duplex<text:line-break/>medicis suppetit, tum ut ciborum, tum ut medicameu-<text:line-break/>torum. - Fac namque mutata sit alicui optima ventri;<text:line-break/>culi temperies ad calidiorem : is profecto , quamdiu<text:line-break/>lactucam concoquit , refrigerabitur et mediocritatem<text:line-break/>tempe<text:span text:style-name="Default_20_Paragraph_20_Font"><text:span text:style-name="T1">r</text:span></text:span>amenti assequetur: ubi vero ex ea jam nutritus<text:line-break/>est, insiti caloris substantiam augebit. In eo igitur<text:line-break/>vel maxime <text:span text:style-name="Default_20_Paragraph_20_Font"><text:span text:style-name="T1">t</text:span></text:span>ele fallere videtur puriorum medicorum<text:line-break/>vulgus, quod ignorat, in nobis aliquando qualitatem ca-</text:p>
      <text:p text:style-name="P3">loris intendi , aliquando substantiam ejus augeri: et<text:line-break/>utroque genere veteres calidius factum animal dicere ;<text:line-break/>fit enim calidius, sive calorem ejus intendas, sive fub-<text:line-break/>stantiam, in qua prima consistis, inaugeas. Finge nam-^<text:line-break/>que, ex iis, quae in animalis corpore continentur, fangui-<text:line-break/>nem per fe calidum, aut, si magis placet, flavam bilem,<text:line-break/>reliqua omnia ex accidenti esse calida, utique quod<text:line-break/>horum aliquam habeant partem; numquid non necesse<text:line-break/>erit animal hilariam calidius esse, vel quod plus cali-<text:line-break/>dorum succorum sit sortitum , vel quod calidiores eos<text:line-break/>habeat quam ante? mihi plane ita videtur. Ad eun-<text:line-break/>dem modum , arbitror , et frigidius erit bifariam , vel<text:line-break/>quod plures illi succreverint frigidi succi, ceu pituita<text:line-break/>et nigra bilis : vel quod , eorum omnium mediocritate<text:line-break/>non mutata, sula qualitas sit intensa. An igitur miri<text:line-break/>quicquam est, si corpus,: quoad concoquitur, qui frigidus<text:line-break/>natura cibus est, sicut portulaca et lactuca, frigidae<text:line-break/>qualitatis non parum percipiat, percocto autem ac jam</text:p>
      <text:p text:style-name="P3">lu bonum sanguinem verso, calidi succi accessione ca-<text:line-break/>lidius quam prius evadat? Atqui fi nihil horum aut<text:line-break/>ejusmodi est, quod fieri nequeat, aut etiam adhuc mi-<text:line-break/>rum , desinant jam obstrepere , qui unum e<text:span text:style-name="Default_20_Paragraph_20_Font"><text:span text:style-name="T1">n</text:span></text:span>ndemque<text:line-break/>cibum tum nutrimenti, tum medicamenti usum corpori<text:line-break/>praestare negant; tanquam enim, si omnino non perco-<text:line-break/>queretur, perpetuo maneret medicamentum, sic, cum<text:line-break/>jam est percoctum, ambo efficitur. Pone enim prorsus<text:line-break/>non concoquatur lactuca , vel , si mavis , succus ipsius :<text:line-break/>quando is, si liberalius sumatur, similem lu momine cum<text:line-break/>papaveris succo effectum habet, nonne hoc cnsu me-<text:line-break/>dicamentum tantum erit , nec aliud quicquam ? nemo<text:line-break/>(arbitror; de ea re dubitet. Ergo habet omnino lectu-<text:line-break/>ca et medicamenti facultatem: at vero habebat et nu-<text:line-break/>trimenti, quippe quae persaepe nutriit : ambas igitur<text:line-break/>facultates simul in se continet , non tamen similiter<text:line-break/>ambas ostendit; verum ubi plus egit in homine, quam.<text:line-break/>sit passa , medicamenti potius indicat facultatem ; ubi.</text:p>
      <text:p text:style-name="P3">passa plus est quam egit , nutrimenti. Nec mirum<text:line-break/>illud est , si lactucae tum agere tum pati contingit,<text:line-break/>quando gladio quoque (ceu paulo ante diximus) non fo-<text:line-break/>lum in ceram agere, sed .etiam ab ea pat; accidit:<text:line-break/>caeterum quia multo amplius est, quod ille agit, quam<text:line-break/>quod patitur , altorum latet : at si durissimum illi fer-<text:line-break/>rum admoveas , contra magis pati quam agere tibi vi-<text:line-break/>debitur, tametsi agit aliquid tum quoque,. fed vis ejus<text:line-break/>negligitur prae . exiguitate. Itaque. de omnibus prorsus<text:line-break/>cibis illud pronunciare non dubitemus , quod non su-<text:line-break/>lum a nostris corporibus pati, sed etiam agere aliquid<text:line-break/>in ea possunt: jam vero et de quibusdam (quae plane<text:line-break/>scilicet et luculenter videmus agere), quod non tantum<text:line-break/>cibi sint , sed etiam medicamenta. Et lactuca quidem<text:line-break/>tam cibus quam medicamentum frigidum est <text:span text:style-name="Default_20_Paragraph_20_Font"><text:span text:style-name="T1">t</text:span></text:span> eruca<text:line-break/>tam cibus quum medicamentum calidum. Quod si ca-<text:line-break/>storeurn quoque .spatio concoquitur, .erit id quoque si-<text:line-break/>mus nutrimentum, simul medicamentum calidum: ad</text:p>
      <text:p text:style-name="P3">eundem modum sinapi et piper : . ex herbis quoque<text:line-break/>anethum et ruta et origanum , pulegium et calaminthe<text:line-break/>et. thymbra et thymus: quippe haec omnia tum cibi,<text:line-break/>tum medicamenta calida sunt ; prius enim quam in Ian-<text:line-break/>guinem sunt mutata, <text:span text:style-name="Default_20_Paragraph_20_Font"><text:span text:style-name="T1">i</text:span></text:span> dum scilicet adhuc concoquuntur,<text:line-break/>medicamenta, mutata vero lu sanguinem non utique jam me-<text:line-break/>camenta, sed nutrimenta, secunda nimirum nutrimenti signi-<text:line-break/>ficatione , qua id significatur, quod nondum est alimentum,<text:line-break/>sed veluti alimentum. Ergo, sicut de lactuca paulo supra fe-<text:line-break/>cimus, cum duos ventres, alterum justo frigidiorem, alterum<text:line-break/>justo calidiorem, finximus, ita quoque in omnibus iis, quae<text:line-break/>potestate calida sunt, proponamus eosdem ventres. Ergo eum,<text:line-break/>qui frigidior jusio est , quoad in eo continentur ac coneo-<text:line-break/>quuntur hujuscemodi omnia, calfaciunt atque tempera-<text:line-break/>menti aequalitatem revocabunt proderuntque ut medica-<text:line-break/>menta v alterum vero, qui calidus est, inflammabunt ac<text:line-break/>magnopere- laedenti Atque has quidem alterationes qua-<text:line-break/>litate sua inducens. Nam omnino percocta et mutata ac<text:line-break/>lu sanguinem bonum -jam versa, naturalis in animali</text:p>
      <text:p text:style-name="P3">caloris substantiam augebunt, non qualitatem intendenti.<text:line-break/>In totum enim sive frigidus sive calidus potestate cibus<text:line-break/>sit,.. posteaquam in sanguinem conversus est, naturalem<text:line-break/>calorem similiter erigebit : quoad autem ad sanguinis<text:line-break/>formam tenuit nec dum plane sanguis est redditus, re-<text:line-break/>frigeret excalfacitve animal medicamenti ritu. Sane<text:line-break/>omnis haec disceptatio ab uno, ut videtur, principio<text:line-break/>pendet; quo magis <text:span text:style-name="Default_20_Paragraph_20_Font"><text:span text:style-name="T1">s</text:span></text:span>ervandum <text:span text:style-name="Default_20_Paragraph_20_Font"><text:span text:style-name="T1">s</text:span></text:span>emper id memoriaque.<text:line-break/>tenendum perpetuo est, cuiuslibet corporis proprietatem<text:line-break/>quandam temperamenti esse, quae huic quidem naturae<text:line-break/>sit consentiens , ab hac vero sit dissentiens : tum si,<text:line-break/>quod conveniens sibi est, in suam naturam transmutet,<text:line-break/>eo pacto caloris. fui substantiam augere; sin ipsum sit<text:line-break/>mutatum, duorum alterum alli contingere, vel ut ca-<text:line-break/>forem quendam conquirat, utique si id, a quo mutatur,<text:line-break/>calfacit, vel p<text:span text:style-name="Default_20_Paragraph_20_Font"><text:span text:style-name="T1">r</text:span></text:span>oprium calorem amittat, si id non cal-<text:line-break/>facit. Liquet igitur ex his, quod hujusmodi omnia ex<text:line-break/>eo<text:span text:style-name="Default_20_Paragraph_20_Font"><text:span text:style-name="T1">r</text:span></text:span>um sunt numero, quae relata ad aliquid dicantur,<text:line-break/>cum ad proprietatem mutantis naturae, quicquid a<text:span text:style-name="Default_20_Paragraph_20_Font"><text:span text:style-name="T7">ssum</text:span></text:span>i-</text:p>
      <text:p text:style-name="P3">turi, vel nutrimenti , vel medicamenti, vel utriusque -<text:line-break/>rationem sortiatur; verbi gratia, cicuta sturno nutri-<text:line-break/>nr entium est, homini medicamentum: ruc<text:span text:style-name="Default_20_Paragraph_20_Font"><text:span text:style-name="T1">t</text:span></text:span>us coturnici<text:line-break/>veratrum nutrimentum est, hominibus medicamentum:<text:line-break/>siquidem coturnicum temperies assimilare sibi veratrum<text:line-break/>potest, quod hominum temperies non potest.</text:p>
      <text:h text:style-name="Heading_20_2" text:outline-level="2">Cap. U </text:h>
      <text:p text:style-name="P11">Ergo . manifestum jam arbitror factum, quod<text:line-break/>judicium ejus, quod respectu nostri calidum, .frigidum,<text:line-break/>humidum et siccum dicitur, non ex iis, quae extrinfe-<text:line-break/>cus. fiunt posita, sied ex iis, quibus ipsi. afficimur, cer-<text:line-break/>tnm exactumque fieri possit : atque id tanquam primum<text:line-break/>ac maxime fit spectandum: deinde, fi res erigit, etiam<text:line-break/>quod ab externis petitur. Nam si evidens ad sentien-<text:line-break/>dum et clarus fit adhibiti medicamenti effectus, huic,<text:line-break/>reliquis notis omnibus posthabitis, credendum; fin de-<text:line-break/>bilis et obscurus aut etiam mixtus aut ullam omnino<text:line-break/>dubitationem habeat , tum utique ad externa omnia<text:line-break/>conferendo, de eo judicandum, .ac neque horum qui-<text:line-break/>dem ad ea, quae longius. absim t, fed ab ipsa quaesitae</text:p>
      <text:p text:style-name="P3">rei substantia desumpta. Verbi gratia , si oleum cali-<text:line-break/>dum est, non id inde spectabitur, quod glutinosum aut<text:line-break/>pallidum aut leve est, sed quod facile inflammatur: id<text:line-break/>namque erat illi calidum potestate esse, quod celeriter<text:line-break/>in actu calidum mutatur. Ad eundem modum et in<text:line-break/>corporibus nostris non utique id expendendum , an cras-<text:line-break/><text:span text:style-name="Default_20_Paragraph_20_Font"><text:span text:style-name="T1">t</text:span></text:span>arum partium aut tenuium aut humidum aut leve aut<text:line-break/>glutinosum . aut pallidum , fed an calfaciat admotum <text:span text:style-name="Default_20_Paragraph_20_Font"><text:span text:style-name="T1">t<text:line-break/></text:span></text:span>aeque vero nec an dulce sit, an alvum dejiciat, an;<text:line-break/>si fanguis fuperinstllletur, reddatur in venae suctione<text:line-break/>fluxile : quippe haec quoque supervacua sunt, cum aesti-<text:line-break/>mare liceat, an calfaciat, cum admoveatur. Ergo si no-<text:line-break/>tablliter id valenterque faceret, quemadmodum piper,-<text:line-break/>utique clarunr id procul dubio esset; nunc cum minime<text:line-break/>valenter id praestet , merito in quaestionem venit.<text:line-break/>Multo vero magis de rosaceo et aceto dubitatur a medi—<text:line-break/>cis, atque ambigitur, calidane haec an frigida po-<text:line-break/>testate sinti Agendum igitur id est , ut in omnibus,<text:line-break/>quae potestate calida, frigida, humida siccare dicuntur,<text:line-break/>exactas aliquas. clarasque distinctiones inveniamus, sicut</text:p>
      <text:p text:style-name="P3">ante de energia fic dictis fecimus. Porro incipiendum<text:line-break/>arbitror ab iis, quae evidentissima sunt, quando lu his<text:line-break/>exercitatus facile consequetur ea, quae minus sunt evi-<text:line-break/>d entia. Ergo statim ut corpori hoc vel illud medica-<text:line-break/>meutum cibusve admovetur, expers esto omnis acquifi-<text:line-break/>titii caloris vehementis et frigoris: quam enisi in su-<text:line-break/>purioribus distinctionem inivimus, quum sicca et humida<text:line-break/>corpora dignoscenda proposuimus, eadem nobis nunc<text:line-break/>quoque in iis, quae potestate calida frigid<text:span text:style-name="Default_20_Paragraph_20_Font"><text:span text:style-name="T1">o</text:span></text:span>que sunt, non<text:line-break/>minus erit utilis; nam fi potestate frigidum, cum id<text:line-break/>applicas, vehementer calfacias, five calidum resurge-<text:line-break/>res, corpus primo occursu qualitatis acquisitae, non<text:line-break/>ejus , quae propria .est rei admotae, sensu afficitur. Ut<text:line-break/>ergo admotae rei vera finceraque natura exploretur, te- -<text:line-break/>pidum, quoad fieri maxime potest, esto: nec ullam<text:line-break/>extrinfecus notabilem alle<text:span text:style-name="Default_20_Paragraph_20_Font"><text:span text:style-name="T1">v</text:span></text:span>ationem valentis caloris fri-<text:line-break/>gorisve ceperit, Ac prima quidem admoti medicamenti<text:line-break/>praeparatio talis esto. Applicetur autem, cum ejus<text:line-break/>vim exploras, non cuilibet corporis affectui, fed sim-</text:p>
      <text:p text:style-name="P3">plicissimo, quoad fieri maxime potest, et summo. Si<text:line-break/>igitur fummr quidem caloris affectioni admotum frigo-<text:line-break/>ris sensum excitet , erit profecto fio frigidum : pari<text:line-break/>modo , si frigido affectui applicatum calidum statim ap-<text:line-break/>pareat, id quoque erit calidum:; sin vel calidae asse-<text:line-break/>orioni ; calidum , vel frigidae frigidum <text:span text:style-name="Default_20_Paragraph_20_Font"><text:span text:style-name="T1">s</text:span></text:span>entiatur , non<text:line-break/>est quod hoc calidum, illud frigidum omnino pronus-<text:line-break/>cies. Est enim aliquando summi caloris affectus , quem<text:line-break/>mediocriter frigidum medicamen adeo non alterat, ut<text:line-break/>refrigerando denfandoque summum extrinsecus corpus<text:line-break/>calorem intro concludat ac difflari vetet, iudeque asse-<text:line-break/>erum magis accendat. Ita vero et si, quod frigido affe-<text:line-break/>ctui admovetur , nullum asserat calorem , videndum<text:line-break/>est, num id , cum fit aliquid mediocriter calidum , nihil<text:line-break/>egerit in affectum, qui fummi indiguit caloris. Ergo<text:line-break/>nec . fi admoti medicaminis exploranda vis est ; nec fi<text:line-break/>ex accidenti aliquid efficiat, non per fe. Iudicabis<text:line-break/>autem, quod ex accidenti aliquid facit, tum ex affectu</text:p>
      <text:p text:style-name="P3">ipso,. tum tempore: ex affectu, si is simplex- est et<text:line-break/>unus; at a tempore determinabitur judicium ad hunc<text:line-break/>modum. Quod protinus, ut admotum est, calfacere<text:line-break/>vel refrigerare manifeste cernitur, id utique et ex se,<text:line-break/>et per se tale fuerit;: quod tempore id facit, fortasse -<text:line-break/>ex aliquo accidenti in id est actum. Veluti juveni qua-<text:line-break/>strati corporis tetano aestate media labora<text:span text:style-name="Default_20_Paragraph_20_Font"><text:span text:style-name="T1">n</text:span></text:span>ti frigida li-<text:line-break/>beraliter affusa caloris repercussum facit : caeterum<text:line-break/>quod aqua frigida per fe non calfaciat, ex primo ejus<text:line-break/>occursu patet, sensum namque invehit frigoris: prae-<text:line-break/>te<text:span text:style-name="Default_20_Paragraph_20_Font"><text:span text:style-name="T1">r</text:span></text:span>ea cutim, quoad ei affunditur, frigesacit: tum ca-<text:line-break/>lorem nec in omni corpore, nec dum affunditur, nave-<text:line-break/>hilo imo tantum in juvene quadrati corporis et aestate<text:line-break/>media et postquam a perfundendo est cessatum. Sicut<text:line-break/>igitur frigida , quibus incidit , haec illico perfugerat,<text:line-break/>sive animata corpora sunt, sive non animata, sive cali-<text:line-break/>da , sive frigida: ita, si quod esset tempus, vel corpo-<text:line-break/>ris natura, vel assectus ullus, in quo frigida primo sta-<text:line-break/>trm occursu caloris sensum inveheret, jure quaeri pes-</text:p>
      <text:p text:style-name="P3">set, calfacerene an frigefaccre per fe nata esset; nunc<text:line-break/>autem, cum omnia tum animata tum inanimata protinus et<text:line-break/>perpetuo frigefieri ab ea cernamus: quihus.autem insitus ea-<text:line-break/>Ior veluti fons quidam ignis lu visceribus est; iis ad-<text:line-break/>Libita repercussum aliquando caloris faciat ; rationabile<text:line-break/>arbitror, ex aliquo accidente, non per fe, talia calfacere.<text:line-break/>Sed nec latet, qua ratione illud accidat: siquidem, sti-<text:line-break/>pat<text:span text:style-name="Default_20_Paragraph_20_Font"><text:span text:style-name="T1">e</text:span></text:span> claufaque corporis summa facie , repercussus<text:line-break/>refractusque fit caloris ejus, qur a profundo ascen-<text:line-break/>dit r qui quidem simul propter difflatu. inopiam est<text:line-break/>acervatus, simul propter frigidi circumstantis violentiam<text:line-break/>in altum recedit , - simul ex succis illic habitis nutritur.<text:line-break/>Quippe ubi collectus nutritusque calor ad summa eorpo-<text:line-break/>ris violentius ruit,. .fit quidem caloris repercussus, in-<text:line-break/>diciuin vero ac documentum, quod frigida haudquaquam<text:line-break/>per fe calorem auxit: nam per fe quidem cutim perfrige-<text:line-break/>ravit, ejus vero perfrigerationem densitas et reditus caloris<text:line-break/>ad profundum sunt consequuti; rursus horum densitatem</text:p>
      <text:p text:style-name="P3">quidem diffiatus prohibitio , reditum vero ad interiora con-<text:line-break/>coctio confectioque .qur istic sunt succorum est consequuta.<text:line-break/>Horum vero diffiatus. prohibitio caloris colligendi, succo-<text:line-break/>rum concoctio ejusdem generandi- suit causa: porro horum<text:line-break/>utrumque natini caloris sequitur auctio. Ergo, interceden-<text:line-break/>tibus mediis utrisque, frigida in animalis corpore caloris<text:line-break/>aliquando excitat incrementum, per fe nunquam.. Sed<text:line-break/>non minus calor est quando ex accidente perfrigerat,<text:line-break/>utique intercedente vacuati one, . sicut perfusio phlegmo-<text:line-break/>nen. Cum enim ex calida fluxione phlegmone consi-<text:line-break/>stat, propria quidem ejus curatio vaeuatio supervacui<text:line-break/>est: . vacuationi autem particulae, quae per phlegmonen<text:line-break/>excalfacta est, omnino . succedit refrigeratio. Ergo cum<text:line-break/>duplex in iis, quae phlegmone laborant, particulis asse-<text:line-break/>ctus sit, unus. quidem in . quantitate ex supervacui<text:line-break/>naturae modum exeuntis abundantia, alter in qualitate,<text:line-break/>qui ex caloris spectatur ratione, sequitur prioris eorum<text:line-break/>curationem etiam posterioris curatio; fiuntq<text:span text:style-name="Default_20_Paragraph_20_Font"><text:span text:style-name="T1">n</text:span></text:span>e ex acci-.<text:line-break/>deme ea medicamenta, quae calentem materiam vacuant,.</text:p>
      <text:p text:style-name="P3">inflammationis particularum refrigeratoria. Ergo tum<text:line-break/>haec discernere oportet, tum id agere, ut pro modo<text:line-break/>simplicis affectus etiam virium medicamenti inveniatur<text:line-break/>modus; verbi gratia, si calidus in summo affectus fit, -<text:line-break/>frigidum quoque in summo medicamentum paretur :. si<text:line-break/>affectus m summo paulum recedat, medicamentum quo-<text:line-break/>que a summo paulum declinet : - si plus a summo calore.<text:line-break/>absit affectus, ad portio<text:span text:style-name="Default_20_Paragraph_20_Font"><text:span text:style-name="T1">n</text:span></text:span>em absit a summo frigore me-<text:line-break/>dicamdn : quippe fi auspicatus a tali coniectura examen<text:line-break/>eorum fis , facilius propriam cujusque invenias visu<text:line-break/>Ad summam enim in omni simplici affectu calido, quod-<text:line-break/>cumque adhibitum medicamen primo statim occursu fri- .<text:line-break/>goris sensum intulit, id frigidum potestate est: ac multo<text:line-break/>profecto magis, si post primam exhibitionem tale per- .<text:line-break/>petuo manet : quod -si calidum affectum prorsus sanet,<text:line-break/>frigidum id ex necessitate fuerit. Adhibendum vero est, <text:span text:style-name="Default_20_Paragraph_20_Font"><text:span text:style-name="T1">t<text:line-break/></text:span></text:span>cum exploratur, omnino tepidum, ut prius testati fu-<text:line-break/>mus. Ubi jam cognitum est tale esse, deinde curatio-<text:line-break/>nis causa assumitur, rectius frigidum adhibetur: <text:span text:style-name="Default_20_Paragraph_20_Font"><text:span text:style-name="T1">n</text:span></text:span>isi</text:p>
      <text:p text:style-name="P7">si medicamen summi sit frigoris, morbus in summo ca-<text:line-break/>loris non fit. . Atque haec quidem diffusius tum in opere<text:line-break/>de medicamentis, tum curandi methodo tradentur. Ad<text:line-break/>praestans illud fallent novisse oportet, quod, si calido et<text:line-break/>simplici affectui aliquod adhibitum medicamentum tum<text:line-break/>protinus .tum toto deinceps tempore frigoris sensum uc<text:line-break/>facilioris tolerantiae juvamentique laboranti affert, idfri-<text:span text:style-name="Default_20_Paragraph_20_Font"><text:span text:style-name="T1">r<text:line-break/></text:span></text:span>gidum necessario est , tametsi in aliis nonnunquam videa-<text:line-break/>tur calidum: deprehendetur enim in illis, si diligenter<text:line-break/>exploretur <text:span text:style-name="Default_20_Paragraph_20_Font"><text:span text:style-name="T1">i</text:span></text:span> non utique per fe , sed ex accidente aliquo<text:line-break/>excalfacere. Cum autem per fe dicimus, vel primum vel<text:line-break/>nullo intercedente medio , omnibus hujusmodi verbis<text:line-break/>idem potestate significatur. . Et horum simul omnium ex-<text:line-break/>ereitationem in opere fle medicamentis propriis exemplis<text:line-break/>instituemus.</text:p>
      <text:h text:style-name="Heading_20_2" text:outline-level="2">- Cap. VI.</text:h>
      <text:p text:style-name="P13">Nunc recensitis iis, quae ante jam .dixi,<text:line-break/>proposito libro commodum imponere. sinem tentabo. Cum<text:line-break/>namque calidum corpus multifariam dicatur: nam et quod</text:p>
      <text:p text:style-name="P3">summam ejusmodi habet lu se qualitatem, ipsum scilicet<text:line-break/>elementum : et quod propter ejusmodi qualitatem . pollen-<text:line-break/>tum .nomen est sortitum; adhaec, quod collatum ad aliud<text:line-break/>dicitur, vel ad id, quod mediocre ejusdem sit generis,<text:line-break/>vel quicquid sors tulerit ; sic et quod potestate calidum est,<text:line-break/>actu vero nondum dici potest, intelligi probarique mul-<text:line-break/>tis modis oportet Quo utique minus recte, si quid non<text:line-break/>statim inflammatur, id aliqui ne ut ad nos quidem esse<text:line-break/>calidum potestate putant; -nam sive facile concoquitur<text:line-break/>et cito nutrit, erit ad nos calidum; sive admotum, vel-<text:line-break/>uti medicamentum, calfacit, erit id quoque ut ad Ito-<text:line-break/>nun em potestate calidum. Sic nimirum et per singulas<text:line-break/>animalis species ipsum potestate calidum, sive est ut me-<text:line-break/>dicamentum, sive ut nutrimentum , ad illud tantum animal<text:line-break/>collatum dicitur; est enim ex iis, quae ad aliquid refe-<text:line-break/>runtur; quicquid potestate dicitur ; quare et probatio, quae<text:line-break/>p<text:span text:style-name="Default_20_Paragraph_20_Font"><text:span text:style-name="T1">r</text:span></text:span>opria est, melior utique est, quam quae ab externo pe-<text:line-break/>titu<text:span text:style-name="Default_20_Paragraph_20_Font"><text:span text:style-name="T1">r</text:span></text:span>; propria vero est una in singulis, utique si cele-<text:line-break/>rite<text:span text:style-name="Default_20_Paragraph_20_Font"><text:span text:style-name="T1">r</text:span></text:span> tale fieri appareat, quale id esse potestate diximus.<text:line-break/>Est enim potestate ignis, quicquid celeriter^ in ignem ver-</text:p>
      <text:p text:style-name="P3">.fatur: potestate vero calidum est, ut ad hominem (quae<text:line-break/>est. una ex speciebus eorum , quae ex eo quod in ipsis<text:line-break/>praepollet calida dicuntur,) quicquid homini applicatum,<text:line-break/>naturalis ejus . caloris vel qualitatem auget vel substan-<text:line-break/>riam. Eadem mihi et de aliis censeri dicta velim , quae-<text:line-break/>cunque scilicet potestate frigida vel sicca vel humida vel<text:line-break/>caluia dicuntur: cum haec quoque partim veluti ad ipsa<text:line-break/>elementa, partim veluti ad ea, quae ex praepollente sunt<text:line-break/>nominata , tum intelligi , tum explorari , tum . doceri<text:line-break/>conveniat. Patet vero, eum quoque tactum, qui judicat,<text:line-break/>omnis acquisititii caloris et frigoris expertem esse debere,<text:line-break/>sicuti de medicamentis ipsis prius est dictu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</dc:title>
    <dc:subject/>
    <meta:initial-creator>Galien</meta:initial-creator>
    <meta:creation-date>2023-01-04T12:53:00Z</meta:creation-date>
    <dc:date>2023-01-04T14:03:40.081000000</dc:date>
    <meta:editing-cycles>3</meta:editing-cycles>
    <meta:editing-duration>PT9M37S</meta:editing-duration>
    <meta:document-statistic meta:table-count="0" meta:image-count="0" meta:object-count="0" meta:page-count="186" meta:paragraph-count="232" meta:word-count="28054" meta:character-count="180626" meta:non-whitespace-character-count="152786"/>
    <meta:template xlink:type="simple" xlink:actuate="onRequest" xlink:title="" xlink:href="Normal.dotm"/>
  </office:meta>
</office:document-meta>
</file>